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02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302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3028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3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302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30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3028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3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3028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3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3028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3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3028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3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3028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3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3028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302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1" style:family="table">
      <style:table-properties style:width="6.3028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302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margin-left="0in" fo:margin-right="0in" fo:line-height="135%" fo:orphans="0" fo:widows="0" fo:text-indent="0in" style:auto-text-indent="false" fo:background-color="#ffffff"/>
      <style:text-properties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margin-left="0in" fo:margin-right="0in" fo:line-height="135%" fo:text-align="justify" style:justify-single-word="false" fo:orphans="0" fo:widows="0" fo:text-indent="0in" style:auto-text-indent="false"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left="0in" fo:margin-right="0in" fo:line-height="135%" fo:text-align="justify" style:justify-single-word="false" fo:orphans="0" fo:widows="0" fo:text-indent="0in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0in" fo:margin-right="0in" fo:line-height="135%" fo:orphans="0" fo:widows="0" fo:text-indent="0in" style:auto-text-indent="false" fo:background-color="#ffffff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3" style:family="paragraph" style:parent-style-name="Standard">
      <loext:graphic-properties draw:fill="solid" draw:fill-color="#1f1f1f"/>
      <style:paragraph-properties fo:margin-left="0in" fo:margin-right="0in" fo:line-height="135%" fo:orphans="0" fo:widows="0" fo:text-indent="0.5in" style:auto-text-indent="false" fo:background-color="#1f1f1f"/>
    </style:style>
    <style:style style:name="P14" style:family="paragraph" style:parent-style-name="Standard">
      <loext:graphic-properties draw:fill="solid" draw:fill-color="#1f1f1f"/>
      <style:paragraph-properties fo:margin-left="0in" fo:margin-right="0in" fo:line-height="135%" fo:orphans="0" fo:widows="0" fo:text-indent="0.5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15" style:family="paragraph" style:parent-style-name="Standard">
      <loext:graphic-properties draw:fill="solid" draw:fill-color="#1f1f1f"/>
      <style:paragraph-properties fo:margin-left="0in" fo:margin-right="0in" fo:line-height="135%" fo:orphans="0" fo:widows="0" fo:text-indent="0.5in" style:auto-text-indent="false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16" style:family="paragraph" style:parent-style-name="Standard">
      <loext:graphic-properties draw:fill="solid" draw:fill-color="#ffffff"/>
      <style:paragraph-properties fo:margin-left="0in" fo:margin-right="0in" fo:line-height="135%" fo:text-align="justify" style:justify-single-word="false" fo:orphans="0" fo:widows="0" fo:text-indent="0.5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line-height="135%" fo:orphans="0" fo:widows="0" fo:text-indent="0.5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in" fo:margin-right="0in" fo:line-height="135%" fo:text-align="justify" style:justify-single-word="false" fo:orphans="0" fo:widows="0" fo:text-indent="0.5in" style:auto-text-indent="false" fo:background-color="#ffffff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18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20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24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2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26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T27" style:family="text">
      <style:text-properties fo:color="#d16969" style:font-name="Courier New" fo:font-size="10.5pt" style:font-name-asian="Courier New1" style:font-size-asian="10.5pt" style:font-name-complex="Courier New1" style:font-size-complex="10.5pt"/>
    </style:style>
    <style:style style:name="T28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30" style:family="text">
      <style:text-properties fo:color="#ffffff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1" style:family="text">
      <style:text-properties fo:color="#ffffaa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2" style:family="text">
      <style:text-properties fo:color="#fcc28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3" style:family="text">
      <style:text-properties fo:color="#a2fca2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4" style:family="text">
      <style:text-properties fo:color="#888888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5" style:family="text">
      <style:text-properties fo:color="#62c8f3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6" style:family="text">
      <style:text-properties fo:color="#62c8f3" style:font-name="Consolas" fo:font-size="10.5pt" fo:font-weight="bold" fo:background-color="#333333" loext:char-shading-value="0" style:font-name-asian="Consolas1" style:font-size-asian="10.5pt" style:font-weight-asian="bold" style:font-name-complex="Consolas1" style:font-size-complex="10.5pt"/>
    </style:style>
    <style:style style:name="T37" style:family="text">
      <style:text-properties fo:color="#ade5f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38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39" style:family="text">
      <style:text-properties fo:color="#d36363" style:font-name="Consolas" fo:font-size="10.5pt" fo:background-color="#333333" loext:char-shading-value="0" style:font-name-asian="Consolas1" style:font-size-asian="10.5pt" style:font-name-complex="Consola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8</text:span><text:span text:style-name="T2">a</text:span><text:span text:style-name="T1"> Etapa do Trabalho</text:span></text:p>
      <text:p text:style-name="P2"/>
      <text:p text:style-name="P2"/>
      <text:p text:style-name="P1"><text:span text:style-name="T3">Nome: José Ferreira Arantes Lopes e Matheus Henrique Maia Ramos.</text:span></text:p>
      <text:p text:style-name="P3"/>
      <text:p text:style-name="P8"><text:span text:style-name="T4">Como criar o CRUD - Etapa back-end:</text:span></text:p>
      <text:p text:style-name="P9"/>
      <text:p text:style-name="P11"><text:span text:style-name="T3">Primeiro vamos atualizar nosso </text:span><text:span text:style-name="T5">doacao.entity.ts</text:span><text:span text:style-name="T3"> em src/doacao/entities com este código:</text:span></text:p>
      <text:p text:style-name="P12"/>
      <text:p text:style-name="P13"><text:span text:style-name="T8">import</text:span><text:span text:style-name="T10"> { </text:span><text:span text:style-name="T12">Column</text:span><text:span text:style-name="T10">, </text:span><text:span text:style-name="T12">Entity</text:span><text:span text:style-name="T10">, </text:span><text:span text:style-name="T12">JoinColumn</text:span><text:span text:style-name="T10">, </text:span><text:span text:style-name="T12">ManyToOne</text:span><text:span text:style-name="T10">, </text:span><text:span text:style-name="T12">PrimaryGeneratedColumn</text:span><text:span text:style-name="T10"> } </text:span><text:span text:style-name="T8">from</text:span><text:span text:style-name="T10"> </text:span><text:span text:style-name="T14">'typeorm'</text:span><text:span text:style-name="T10">;</text:span></text:p>
      <text:p text:style-name="P13"><text:span text:style-name="T8">import</text:span><text:span text:style-name="T10"> { </text:span><text:span text:style-name="T12">Doador</text:span><text:span text:style-name="T10"> } </text:span><text:span text:style-name="T8">from</text:span><text:span text:style-name="T10"> </text:span><text:span text:style-name="T14">'../../doador/entities/doador.entity'</text:span><text:span text:style-name="T10">;</text:span></text:p>
      <text:p text:style-name="P14"/>
      <text:p text:style-name="P13"><text:span text:style-name="T10">@</text:span><text:span text:style-name="T16">Entity</text:span><text:span text:style-name="T10">(</text:span><text:span text:style-name="T14">'doacao'</text:span><text:span text:style-name="T10">)</text:span></text:p>
      <text:p text:style-name="P13"><text:span text:style-name="T8">export</text:span><text:span text:style-name="T10"> </text:span><text:span text:style-name="T18">class</text:span><text:span text:style-name="T10"> </text:span><text:span text:style-name="T20">Doacao</text:span><text:span text:style-name="T10"> {</text:span></text:p>
      <text:p text:style-name="P13"><text:span text:style-name="T10"><text:s text:c="4"/>@</text:span><text:span text:style-name="T16">PrimaryGeneratedColumn</text:span><text:span text:style-name="T10">(</text:span><text:span text:style-name="T14">'increment'</text:span><text:span text:style-name="T10">)</text:span></text:p>
      <text:p text:style-name="P13"><text:span text:style-name="T10"><text:s text:c="4"/></text:span><text:span text:style-name="T12">codigo</text:span><text:span text:style-name="T22">:</text:span><text:span text:style-name="T10"> </text:span><text:span text:style-name="T20">number</text:span><text:span text:style-name="T10">;</text:span></text:p>
      <text:p text:style-name="P14"/>
      <text:p text:style-name="P13"><text:span text:style-name="T10"><text:s text:c="4"/>@</text:span><text:span text:style-name="T16">Column</text:span><text:span text:style-name="T10">(</text:span><text:span text:style-name="T14">'text'</text:span><text:span text:style-name="T10">)</text:span></text:p>
      <text:p text:style-name="P13"><text:span text:style-name="T10"><text:s text:c="4"/></text:span><text:span text:style-name="T12">dat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oft-page-break/><text:span text:style-name="T10"><text:s text:c="4"/>@</text:span><text:span text:style-name="T16">Column</text:span><text:span text:style-name="T10">(</text:span><text:span text:style-name="T14">'text'</text:span><text:span text:style-name="T10">)</text:span></text:p>
      <text:p text:style-name="P13"><text:span text:style-name="T10"><text:s text:c="4"/></text:span><text:span text:style-name="T12">hor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@</text:span><text:span text:style-name="T16">Column</text:span><text:span text:style-name="T10">(</text:span><text:span text:style-name="T14">'decimal'</text:span><text:span text:style-name="T10">, { </text:span><text:span text:style-name="T12">precision:</text:span><text:span text:style-name="T10"> </text:span><text:span text:style-name="T24">10</text:span><text:span text:style-name="T10">, </text:span><text:span text:style-name="T12">scale:</text:span><text:span text:style-name="T10"> </text:span><text:span text:style-name="T24">3</text:span><text:span text:style-name="T10"> })</text:span></text:p>
      <text:p text:style-name="P13"><text:span text:style-name="T10"><text:s text:c="4"/></text:span><text:span text:style-name="T12">volume</text:span><text:span text:style-name="T22">:</text:span><text:span text:style-name="T10"> </text:span><text:span text:style-name="T20">number</text:span><text:span text:style-name="T10">;</text:span></text:p>
      <text:p text:style-name="P14"/>
      <text:p text:style-name="P13"><text:span text:style-name="T10"><text:s text:c="4"/>@</text:span><text:span text:style-name="T16">Column</text:span><text:span text:style-name="T10">(</text:span><text:span text:style-name="T14">'text'</text:span><text:span text:style-name="T10">, { </text:span><text:span text:style-name="T12">default:</text:span><text:span text:style-name="T10"> </text:span><text:span text:style-name="T14">'ATIVO'</text:span><text:span text:style-name="T10"> })</text:span></text:p>
      <text:p text:style-name="P13"><text:span text:style-name="T10"><text:s text:c="4"/></text:span><text:span text:style-name="T12">situacao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@</text:span><text:span text:style-name="T16">ManyToOne</text:span><text:span text:style-name="T10">(() </text:span><text:span text:style-name="T18">=&gt;</text:span><text:span text:style-name="T10"> </text:span><text:span text:style-name="T20">Doador</text:span><text:span text:style-name="T10">, (</text:span><text:span text:style-name="T12">doador</text:span><text:span text:style-name="T10">) </text:span><text:span text:style-name="T18">=&gt;</text:span><text:span text:style-name="T10"> </text:span><text:span text:style-name="T12">doador</text:span><text:span text:style-name="T10">.</text:span><text:span text:style-name="T12">doacoes</text:span><text:span text:style-name="T10">)</text:span></text:p>
      <text:p text:style-name="P13"><text:span text:style-name="T10"><text:s text:c="4"/>@</text:span><text:span text:style-name="T16">JoinColumn</text:span><text:span text:style-name="T10">({ </text:span><text:span text:style-name="T12">name:</text:span><text:span text:style-name="T10"> </text:span><text:span text:style-name="T14">'codigo_doador'</text:span><text:span text:style-name="T10"> })</text:span></text:p>
      <text:p text:style-name="P13"><text:span text:style-name="T10"><text:s text:c="4"/></text:span><text:span text:style-name="T12">doador</text:span><text:span text:style-name="T22">:</text:span><text:span text:style-name="T10"> </text:span><text:span text:style-name="T20">Doador</text:span><text:span text:style-name="T10">;</text:span></text:p>
      <text:p text:style-name="P13"><text:span text:style-name="T10">}</text:span></text:p>
      <text:p text:style-name="P14"/>
      <text:p text:style-name="P12"/>
      <text:p text:style-name="P11"><text:span text:style-name="T3">Agora vamos criar todos os DTOs (</text:span><text:span text:style-name="T5">Data Transfer Object</text:span><text:span text:style-name="T3">) para os novos métodos que criaremos.</text:span></text:p>
      <text:p text:style-name="P11"><text:span text:style-name="T3">Primeiramente vamos criar um validator para ser usado em </text:span><text:span text:style-name="T5">create-doacao.dto.ts</text:span><text:span text:style-name="T3">. Seu nome será </text:span><text:span text:style-name="T5">time-string.validator.ts</text:span><text:span text:style-name="T3"> e ficará em src/doacao/dto. Este é o seu código:<text:line-break/></text:span></text:p>
      <text:p text:style-name="P13"><text:span text:style-name="T8">import</text:span><text:span text:style-name="T10"> { </text:span><text:span text:style-name="T12">registerDecorator</text:span><text:span text:style-name="T10">, </text:span><text:span text:style-name="T12">ValidationOptions</text:span><text:span text:style-name="T10">, </text:span><text:span text:style-name="T12">ValidatorConstraint</text:span><text:span text:style-name="T10">, </text:span><text:span text:style-name="T12">ValidatorConstraintInterface</text:span><text:span text:style-name="T10"> } </text:span><text:span text:style-name="T8">from</text:span><text:span text:style-name="T10"> </text:span><text:span text:style-name="T14">'class-validator'</text:span><text:span text:style-name="T10">;</text:span></text:p>
      <text:p text:style-name="P14"/>
      <text:p text:style-name="P13"><text:span text:style-name="T10">@</text:span><text:span text:style-name="T16">ValidatorConstraint</text:span><text:span text:style-name="T10">({ </text:span><text:span text:style-name="T12">name:</text:span><text:span text:style-name="T10"> </text:span><text:span text:style-name="T14">'isTimeString'</text:span><text:span text:style-name="T10">, </text:span><text:span text:style-name="T12">async:</text:span><text:span text:style-name="T10"> </text:span><text:span text:style-name="T18">false</text:span><text:span text:style-name="T10"> })</text:span></text:p>
      <text:p text:style-name="P13"><text:span text:style-name="T8">export</text:span><text:span text:style-name="T10"> </text:span><text:span text:style-name="T18">class</text:span><text:span text:style-name="T10"> </text:span><text:span text:style-name="T20">IsTimeStringConstraint</text:span><text:span text:style-name="T10"> </text:span><text:span text:style-name="T18">implements</text:span><text:span text:style-name="T10"> </text:span><text:span text:style-name="T20">ValidatorConstraintInterface</text:span><text:span text:style-name="T10"> {</text:span></text:p>
      <text:p text:style-name="P13"><text:soft-page-break/><text:span text:style-name="T10"><text:s text:c="4"/></text:span><text:span text:style-name="T16">validate</text:span><text:span text:style-name="T10">(</text:span><text:span text:style-name="T12">time</text:span><text:span text:style-name="T22">:</text:span><text:span text:style-name="T10"> </text:span><text:span text:style-name="T20">string</text:span><text:span text:style-name="T10">) {</text:span></text:p>
      <text:p text:style-name="P13"><text:span text:style-name="T10"><text:s text:c="8"/></text:span><text:span text:style-name="T18">const</text:span><text:span text:style-name="T10"> </text:span><text:span text:style-name="T25">timeFormat</text:span><text:span text:style-name="T10"> </text:span><text:span text:style-name="T22">=</text:span><text:span text:style-name="T27"> /</text:span><text:span text:style-name="T16">^</text:span><text:span text:style-name="T14">([</text:span><text:span text:style-name="T27">01</text:span><text:span text:style-name="T14">]</text:span><text:span text:style-name="T27">\d</text:span><text:span text:style-name="T16">|</text:span><text:span text:style-name="T27">2</text:span><text:span text:style-name="T14">[</text:span><text:span text:style-name="T27">0-3</text:span><text:span text:style-name="T14">])</text:span><text:span text:style-name="T27">:</text:span><text:span text:style-name="T14">([</text:span><text:span text:style-name="T27">0-5</text:span><text:span text:style-name="T14">]</text:span><text:span text:style-name="T27">\d</text:span><text:span text:style-name="T14">)</text:span><text:span text:style-name="T16">$</text:span><text:span text:style-name="T27">/</text:span><text:span text:style-name="T10">;</text:span></text:p>
      <text:p text:style-name="P13"><text:span text:style-name="T10"><text:s text:c="8"/></text:span><text:span text:style-name="T8">return</text:span><text:span text:style-name="T10"> </text:span><text:span text:style-name="T25">timeFormat</text:span><text:span text:style-name="T10">.</text:span><text:span text:style-name="T16">test</text:span><text:span text:style-name="T10">(</text:span><text:span text:style-name="T12">time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6">defaultMessage</text:span><text:span text:style-name="T10">() {</text:span></text:p>
      <text:p text:style-name="P13"><text:span text:style-name="T10"><text:s text:c="8"/></text:span><text:span text:style-name="T8">return</text:span><text:span text:style-name="T10"> </text:span><text:span text:style-name="T14">'A hora deve estar no formato HH:mm'</text:span><text:span text:style-name="T10">;</text:span></text:p>
      <text:p text:style-name="P13"><text:span text:style-name="T10"><text:s text:c="4"/>}</text:span></text:p>
      <text:p text:style-name="P13"><text:span text:style-name="T10">}</text:span></text:p>
      <text:p text:style-name="P14"/>
      <text:p text:style-name="P13"><text:span text:style-name="T8">export</text:span><text:span text:style-name="T10"> </text:span><text:span text:style-name="T18">function</text:span><text:span text:style-name="T10"> </text:span><text:span text:style-name="T16">IsTimeString</text:span><text:span text:style-name="T10">(</text:span><text:span text:style-name="T12">validationOptions</text:span><text:span text:style-name="T22">?:</text:span><text:span text:style-name="T10"> </text:span><text:span text:style-name="T20">ValidationOptions</text:span><text:span text:style-name="T10">) {</text:span></text:p>
      <text:p text:style-name="P13"><text:span text:style-name="T10"><text:s text:c="4"/></text:span><text:span text:style-name="T8">return</text:span><text:span text:style-name="T10"> </text:span><text:span text:style-name="T18">function</text:span><text:span text:style-name="T10"> (</text:span><text:span text:style-name="T12">object</text:span><text:span text:style-name="T22">:</text:span><text:span text:style-name="T10"> </text:span><text:span text:style-name="T20">Object</text:span><text:span text:style-name="T10">, </text:span><text:span text:style-name="T12">propertyName</text:span><text:span text:style-name="T22">:</text:span><text:span text:style-name="T10"> </text:span><text:span text:style-name="T20">string</text:span><text:span text:style-name="T10">) {</text:span></text:p>
      <text:p text:style-name="P13"><text:span text:style-name="T10"><text:s text:c="8"/></text:span><text:span text:style-name="T16">registerDecorator</text:span><text:span text:style-name="T10">({</text:span></text:p>
      <text:p text:style-name="P13"><text:span text:style-name="T10"><text:s text:c="12"/></text:span><text:span text:style-name="T12">target:</text:span><text:span text:style-name="T10"> </text:span><text:span text:style-name="T12">object</text:span><text:span text:style-name="T10">.</text:span><text:span text:style-name="T12">constructor</text:span><text:span text:style-name="T10">,</text:span></text:p>
      <text:p text:style-name="P13"><text:span text:style-name="T10"><text:s text:c="12"/></text:span><text:span text:style-name="T12">propertyName:</text:span><text:span text:style-name="T10"> </text:span><text:span text:style-name="T12">propertyName</text:span><text:span text:style-name="T10">,</text:span></text:p>
      <text:p text:style-name="P13"><text:span text:style-name="T10"><text:s text:c="12"/></text:span><text:span text:style-name="T12">options:</text:span><text:span text:style-name="T10"> </text:span><text:span text:style-name="T12">validationOptions</text:span><text:span text:style-name="T10">,</text:span></text:p>
      <text:p text:style-name="P13"><text:span text:style-name="T10"><text:s text:c="12"/></text:span><text:span text:style-name="T12">constraints:</text:span><text:span text:style-name="T10"> [],</text:span></text:p>
      <text:p text:style-name="P13"><text:span text:style-name="T10"><text:s text:c="12"/></text:span><text:span text:style-name="T20">validator</text:span><text:span text:style-name="T12">:</text:span><text:span text:style-name="T10"> </text:span><text:span text:style-name="T20">IsTimeStringConstraint</text:span><text:span text:style-name="T10">,</text:span></text:p>
      <text:p text:style-name="P13"><text:span text:style-name="T10"><text:s text:c="8"/>});</text:span></text:p>
      <text:p text:style-name="P13"><text:span text:style-name="T10"><text:s text:c="4"/>};</text:span></text:p>
      <text:p text:style-name="P13"><text:span text:style-name="T10">}</text:span></text:p>
      <text:p text:style-name="P14"><text:soft-page-break/></text:p>
      <text:p text:style-name="P12"/>
      <text:p text:style-name="P11"><text:span text:style-name="T3">O próximo passo é atualizar o </text:span><text:span text:style-name="T5">create-doacao.dto.ts</text:span><text:span text:style-name="T3"> com este código:<text:line-break/></text:span></text:p>
      <text:p text:style-name="P13"><text:span text:style-name="T8">import</text:span><text:span text:style-name="T10"> { </text:span><text:span text:style-name="T12">IsDateString</text:span><text:span text:style-name="T10">, </text:span><text:span text:style-name="T12">IsNotEmpty</text:span><text:span text:style-name="T10"> } </text:span><text:span text:style-name="T8">from</text:span><text:span text:style-name="T10"> </text:span><text:span text:style-name="T14">'class-validator'</text:span><text:span text:style-name="T10">;</text:span></text:p>
      <text:p text:style-name="P13"><text:span text:style-name="T8">import</text:span><text:span text:style-name="T10"> { </text:span><text:span text:style-name="T12">IsTimeString</text:span><text:span text:style-name="T10"> } </text:span><text:span text:style-name="T8">from</text:span><text:span text:style-name="T10"> </text:span><text:span text:style-name="T14">'./time-string.validator'</text:span><text:span text:style-name="T10">;</text:span></text:p>
      <text:p text:style-name="P14"/>
      <text:p text:style-name="P13"><text:span text:style-name="T8">export</text:span><text:span text:style-name="T10"> </text:span><text:span text:style-name="T18">class</text:span><text:span text:style-name="T10"> </text:span><text:span text:style-name="T20">CreateDoacaoDto</text:span><text:span text:style-name="T10"> {</text:span></text:p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@</text:span><text:span text:style-name="T16">IsDateString</text:span><text:span text:style-name="T10">({}, { </text:span><text:span text:style-name="T12">message:</text:span><text:span text:style-name="T10"> </text:span><text:span text:style-name="T14">'A data deve estar no formato YYYY-MM-DD'</text:span><text:span text:style-name="T10"> })</text:span></text:p>
      <text:p text:style-name="P13"><text:span text:style-name="T10"><text:s text:c="4"/></text:span><text:span text:style-name="T12">dat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@</text:span><text:span text:style-name="T16">IsTimeString</text:span><text:span text:style-name="T10">({ </text:span><text:span text:style-name="T12">message:</text:span><text:span text:style-name="T10"> </text:span><text:span text:style-name="T14">'A hora deve estar no formato HH:mm'</text:span><text:span text:style-name="T10"> })</text:span></text:p>
      <text:p text:style-name="P13"><text:span text:style-name="T10"><text:s text:c="4"/></text:span><text:span text:style-name="T12">hor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</text:span><text:span text:style-name="T12">volume</text:span><text:span text:style-name="T22">:</text:span><text:span text:style-name="T10"> </text:span><text:span text:style-name="T20">number</text:span><text:span text:style-name="T10">;</text:span></text:p>
      <text:p text:style-name="P14"/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</text:span><text:span text:style-name="T12">codigo_doador</text:span><text:span text:style-name="T22">:</text:span><text:span text:style-name="T10"> </text:span><text:span text:style-name="T20">number</text:span><text:span text:style-name="T10">;</text:span></text:p>
      <text:p text:style-name="P13"><text:span text:style-name="T10">}</text:span></text:p>
      <text:p text:style-name="P14"><text:soft-page-break/></text:p>
      <text:p text:style-name="P12"/>
      <text:p text:style-name="P11"><text:span text:style-name="T3">Agora crie um DTO chamado </text:span><text:span text:style-name="T5">get-doacao.dto.ts</text:span><text:span text:style-name="T3"> com este código:</text:span></text:p>
      <text:p text:style-name="P12"/>
      <text:p text:style-name="P13"><text:span text:style-name="T8">export</text:span><text:span text:style-name="T10"> </text:span><text:span text:style-name="T18">class</text:span><text:span text:style-name="T10"> </text:span><text:span text:style-name="T20">GetDoacaoDto</text:span><text:span text:style-name="T10"> {</text:span></text:p>
      <text:p text:style-name="P14"/>
      <text:p text:style-name="P13"><text:span text:style-name="T10"><text:s text:c="4"/></text:span><text:span text:style-name="T12">codigo</text:span><text:span text:style-name="T22">:</text:span><text:span text:style-name="T10"> </text:span><text:span text:style-name="T20">Number</text:span><text:span text:style-name="T10">;</text:span></text:p>
      <text:p text:style-name="P14"/>
      <text:p text:style-name="P13"><text:span text:style-name="T10"><text:s text:c="4"/></text:span><text:span text:style-name="T12">dat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</text:span><text:span text:style-name="T12">hora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</text:span><text:span text:style-name="T12">volume</text:span><text:span text:style-name="T22">:</text:span><text:span text:style-name="T10"> </text:span><text:span text:style-name="T20">Number</text:span><text:span text:style-name="T10">;</text:span></text:p>
      <text:p text:style-name="P14"/>
      <text:p text:style-name="P13"><text:span text:style-name="T10"><text:s text:c="4"/></text:span><text:span text:style-name="T12">codigo_doador</text:span><text:span text:style-name="T22">:</text:span><text:span text:style-name="T10"> </text:span><text:span text:style-name="T20">Number</text:span><text:span text:style-name="T10">;</text:span></text:p>
      <text:p text:style-name="P13"><text:span text:style-name="T10">}</text:span></text:p>
      <text:p text:style-name="P14"/>
      <text:p text:style-name="P12"/>
      <text:p text:style-name="P11"><text:span text:style-name="T3">Para finalizar essa etapa dos DTOs, crie também um DTO chamado </text:span><text:span text:style-name="T5">get-doacao-by-date.dto.ts </text:span><text:span text:style-name="T3">e coloque este código:</text:span></text:p>
      <text:p text:style-name="P13"><text:span text:style-name="T8">import</text:span><text:span text:style-name="T10"> { </text:span><text:span text:style-name="T12">IsDateString</text:span><text:span text:style-name="T10">, </text:span><text:span text:style-name="T12">IsNotEmpty</text:span><text:span text:style-name="T10"> } </text:span><text:span text:style-name="T8">from</text:span><text:span text:style-name="T10"> </text:span><text:span text:style-name="T14">'class-validator'</text:span><text:span text:style-name="T10">;</text:span></text:p>
      <text:p text:style-name="P14"/>
      <text:p text:style-name="P13"><text:soft-page-break/><text:span text:style-name="T8">export</text:span><text:span text:style-name="T10"> </text:span><text:span text:style-name="T18">class</text:span><text:span text:style-name="T10"> </text:span><text:span text:style-name="T20">GetDoacaoByDateDto</text:span><text:span text:style-name="T10"> {</text:span></text:p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@</text:span><text:span text:style-name="T16">IsDateString</text:span><text:span text:style-name="T10">({}, { </text:span><text:span text:style-name="T12">message:</text:span><text:span text:style-name="T10"> </text:span><text:span text:style-name="T14">'A dataInicio deve estar no formato YYYY-MM-DD'</text:span><text:span text:style-name="T10"> })</text:span></text:p>
      <text:p text:style-name="P13"><text:span text:style-name="T10"><text:s text:c="4"/></text:span><text:span text:style-name="T12">dataInicio</text:span><text:span text:style-name="T22">:</text:span><text:span text:style-name="T10"> </text:span><text:span text:style-name="T20">string</text:span><text:span text:style-name="T10">;</text:span></text:p>
      <text:p text:style-name="P14"/>
      <text:p text:style-name="P13"><text:span text:style-name="T10"><text:s text:c="4"/>@</text:span><text:span text:style-name="T16">IsNotEmpty</text:span><text:span text:style-name="T10">()</text:span></text:p>
      <text:p text:style-name="P13"><text:span text:style-name="T10"><text:s text:c="4"/>@</text:span><text:span text:style-name="T16">IsDateString</text:span><text:span text:style-name="T10">({}, { </text:span><text:span text:style-name="T12">message:</text:span><text:span text:style-name="T10"> </text:span><text:span text:style-name="T14">'A dataFim deve estar no formato YYYY-MM-DD'</text:span><text:span text:style-name="T10"> })</text:span></text:p>
      <text:p text:style-name="P13"><text:span text:style-name="T10"><text:s text:c="4"/></text:span><text:span text:style-name="T12">dataFim</text:span><text:span text:style-name="T22">:</text:span><text:span text:style-name="T10"> </text:span><text:span text:style-name="T20">string</text:span><text:span text:style-name="T10">;</text:span></text:p>
      <text:p text:style-name="P13"><text:span text:style-name="T10">}</text:span></text:p>
      <text:p text:style-name="P11"><text:span text:style-name="T3">Agora precisamos atualizar o nosso service com os métodos que realizarão a lógica do CRUD. Este é o novo doacao.service.ts:<text:line-break/></text:span></text:p>
      <text:p text:style-name="P13"><text:span text:style-name="T8">import</text:span><text:span text:style-name="T10"> { </text:span><text:span text:style-name="T12">Injectable</text:span><text:span text:style-name="T10">, </text:span><text:span text:style-name="T12">NotFoundException</text:span><text:span text:style-name="T10"> } </text:span><text:span text:style-name="T8">from</text:span><text:span text:style-name="T10"> </text:span><text:span text:style-name="T14">'@nestjs/common'</text:span><text:span text:style-name="T10">;</text:span></text:p>
      <text:p text:style-name="P13"><text:span text:style-name="T8">import</text:span><text:span text:style-name="T10"> { </text:span><text:span text:style-name="T12">InjectRepository</text:span><text:span text:style-name="T10"> } </text:span><text:span text:style-name="T8">from</text:span><text:span text:style-name="T10"> </text:span><text:span text:style-name="T14">'@nestjs/typeorm'</text:span><text:span text:style-name="T10">;</text:span></text:p>
      <text:p text:style-name="P13"><text:span text:style-name="T8">import</text:span><text:span text:style-name="T10"> { </text:span><text:span text:style-name="T12">Between</text:span><text:span text:style-name="T10">, </text:span><text:span text:style-name="T12">Repository</text:span><text:span text:style-name="T10"> } </text:span><text:span text:style-name="T8">from</text:span><text:span text:style-name="T10"> </text:span><text:span text:style-name="T14">'typeorm'</text:span><text:span text:style-name="T10">;</text:span></text:p>
      <text:p text:style-name="P13"><text:span text:style-name="T8">import</text:span><text:span text:style-name="T10"> { </text:span><text:span text:style-name="T12">CreateDoacaoDto</text:span><text:span text:style-name="T10"> } </text:span><text:span text:style-name="T8">from</text:span><text:span text:style-name="T10"> </text:span><text:span text:style-name="T14">'./dto/create-doacao.dto'</text:span><text:span text:style-name="T10">;</text:span></text:p>
      <text:p text:style-name="P13"><text:span text:style-name="T8">import</text:span><text:span text:style-name="T10"> { </text:span><text:span text:style-name="T12">UpdateDoacaoDto</text:span><text:span text:style-name="T10"> } </text:span><text:span text:style-name="T8">from</text:span><text:span text:style-name="T10"> </text:span><text:span text:style-name="T14">'./dto/update-doacao.dto'</text:span><text:span text:style-name="T10">;</text:span></text:p>
      <text:p text:style-name="P13"><text:span text:style-name="T8">import</text:span><text:span text:style-name="T10"> { </text:span><text:span text:style-name="T12">Doacao</text:span><text:span text:style-name="T10"> } </text:span><text:span text:style-name="T8">from</text:span><text:span text:style-name="T10"> </text:span><text:span text:style-name="T14">'./entities/doacao.entity'</text:span><text:span text:style-name="T10">;</text:span></text:p>
      <text:p text:style-name="P13"><text:span text:style-name="T8">import</text:span><text:span text:style-name="T10"> { </text:span><text:span text:style-name="T12">isEmpty</text:span><text:span text:style-name="T10"> } </text:span><text:span text:style-name="T8">from</text:span><text:span text:style-name="T10"> </text:span><text:span text:style-name="T14">'class-validator'</text:span><text:span text:style-name="T10">;</text:span></text:p>
      <text:p text:style-name="P13"><text:span text:style-name="T8">import</text:span><text:span text:style-name="T10"> { </text:span><text:span text:style-name="T12">GetDoacaoDto</text:span><text:span text:style-name="T10"> } </text:span><text:span text:style-name="T8">from</text:span><text:span text:style-name="T10"> </text:span><text:span text:style-name="T14">'./dto/get-doacao.dto'</text:span><text:span text:style-name="T10">;</text:span></text:p>
      <text:p text:style-name="P13"><text:span text:style-name="T8">import</text:span><text:span text:style-name="T10"> { </text:span><text:span text:style-name="T12">Doador</text:span><text:span text:style-name="T10"> } </text:span><text:span text:style-name="T8">from</text:span><text:span text:style-name="T10"> </text:span><text:span text:style-name="T14">'src/doador/entities/doador.entity'</text:span><text:span text:style-name="T10">;</text:span></text:p>
      <text:p text:style-name="P13"><text:span text:style-name="T8">import</text:span><text:span text:style-name="T10"> { </text:span><text:span text:style-name="T12">Logger</text:span><text:span text:style-name="T10"> } </text:span><text:span text:style-name="T8">from</text:span><text:span text:style-name="T10"> </text:span><text:span text:style-name="T14">'@nestjs/common'</text:span><text:span text:style-name="T10">;</text:span></text:p>
      <text:p text:style-name="P13"><text:span text:style-name="T8">import</text:span><text:span text:style-name="T10"> { </text:span><text:span text:style-name="T12">GetDoacaoByDateDto</text:span><text:span text:style-name="T10"> } </text:span><text:span text:style-name="T8">from</text:span><text:span text:style-name="T10"> </text:span><text:span text:style-name="T14">'./dto/get-doacao-by-date.dto'</text:span><text:span text:style-name="T10">;</text:span></text:p>
      <text:p text:style-name="P14"><text:soft-page-break/></text:p>
      <text:p text:style-name="P13"><text:span text:style-name="T10">@</text:span><text:span text:style-name="T16">Injectable</text:span><text:span text:style-name="T10">()</text:span></text:p>
      <text:p text:style-name="P13"><text:span text:style-name="T8">export</text:span><text:span text:style-name="T10"> </text:span><text:span text:style-name="T18">class</text:span><text:span text:style-name="T10"> </text:span><text:span text:style-name="T20">DoacaoService</text:span><text:span text:style-name="T10"> {</text:span></text:p>
      <text:p text:style-name="P13"><text:span text:style-name="T10"><text:s text:c="4"/></text:span><text:span text:style-name="T18">constructor</text:span><text:span text:style-name="T10">(</text:span></text:p>
      <text:p text:style-name="P13"><text:span text:style-name="T10"><text:s text:c="8"/>@</text:span><text:span text:style-name="T16">InjectRepository</text:span><text:span text:style-name="T10">(</text:span><text:span text:style-name="T20">Doacao</text:span><text:span text:style-name="T10">)</text:span></text:p>
      <text:p text:style-name="P13"><text:span text:style-name="T10"><text:s text:c="8"/></text:span><text:span text:style-name="T18">private</text:span><text:span text:style-name="T10"> </text:span><text:span text:style-name="T12">doacaoRepository</text:span><text:span text:style-name="T22">:</text:span><text:span text:style-name="T10"> </text:span><text:span text:style-name="T20">Repository</text:span><text:span text:style-name="T10">&lt;</text:span><text:span text:style-name="T20">Doacao</text:span><text:span text:style-name="T10">&gt;,</text:span></text:p>
      <text:p text:style-name="P13"><text:span text:style-name="T10"><text:s text:c="8"/>@</text:span><text:span text:style-name="T16">InjectRepository</text:span><text:span text:style-name="T10">(</text:span><text:span text:style-name="T20">Doador</text:span><text:span text:style-name="T10">)</text:span></text:p>
      <text:p text:style-name="P13"><text:span text:style-name="T10"><text:s text:c="8"/></text:span><text:span text:style-name="T18">private</text:span><text:span text:style-name="T10"> </text:span><text:span text:style-name="T18">readonly</text:span><text:span text:style-name="T10"> </text:span><text:span text:style-name="T12">doadorRepository</text:span><text:span text:style-name="T22">:</text:span><text:span text:style-name="T10"> </text:span><text:span text:style-name="T20">Repository</text:span><text:span text:style-name="T10">&lt;</text:span><text:span text:style-name="T20">Doador</text:span><text:span text:style-name="T10">&gt;</text:span></text:p>
      <text:p text:style-name="P13"><text:span text:style-name="T10"><text:s text:c="4"/>) { }</text:span></text:p>
      <text:p text:style-name="P14"/>
      <text:p text:style-name="P13"><text:span text:style-name="T10"><text:s text:c="4"/></text:span><text:span text:style-name="T18">private</text:span><text:span text:style-name="T10"> </text:span><text:span text:style-name="T18">readonly</text:span><text:span text:style-name="T10"> </text:span><text:span text:style-name="T25">logger</text:span><text:span text:style-name="T10"> </text:span><text:span text:style-name="T22">=</text:span><text:span text:style-name="T10"> </text:span><text:span text:style-name="T18">new</text:span><text:span text:style-name="T10"> </text:span><text:span text:style-name="T20">Logger</text:span><text:span text:style-name="T10">(</text:span><text:span text:style-name="T20">DoacaoService</text:span><text:span text:style-name="T10">.</text:span><text:span text:style-name="T25">name</text:span><text:span text:style-name="T10">);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create</text:span><text:span text:style-name="T10">(</text:span><text:span text:style-name="T12">createDoacaoDto</text:span><text:span text:style-name="T22">:</text:span><text:span text:style-name="T10"> </text:span><text:span text:style-name="T20">CreateDoacaoDto</text:span><text:span text:style-name="T10">) {</text:span></text:p>
      <text:p text:style-name="P13"><text:span text:style-name="T10"><text:s text:c="8"/></text:span><text:span text:style-name="T18">let</text:span><text:span text:style-name="T10"> { </text:span><text:span text:style-name="T12">data</text:span><text:span text:style-name="T10">, </text:span><text:span text:style-name="T12">hora</text:span><text:span text:style-name="T10">, </text:span><text:span text:style-name="T12">volume</text:span><text:span text:style-name="T10">, </text:span><text:span text:style-name="T12">codigo_doador</text:span><text:span text:style-name="T10"> } </text:span><text:span text:style-name="T22">=</text:span><text:span text:style-name="T10"> </text:span><text:span text:style-name="T12">createDoacaoDto</text:span><text:span text:style-name="T10">;</text:span></text:p>
      <text:p text:style-name="P13"><text:span text:style-name="T10"><text:s text:c="8"/></text:span><text:span text:style-name="T18">let</text:span><text:span text:style-name="T10"> </text:span><text:span text:style-name="T12">codigo</text:span><text:span text:style-name="T10">;</text:span></text:p>
      <text:p text:style-name="P13"><text:span text:style-name="T10"><text:s text:c="8"/></text:span><text:span text:style-name="T12">codigo</text:span><text:span text:style-name="T10"> </text:span><text:span text:style-name="T22">=</text:span><text:span text:style-name="T10"> </text:span><text:span text:style-name="T12">codigo_doador</text:span><text:span text:style-name="T10">.</text:span><text:span text:style-name="T16">toString</text:span><text:span text:style-name="T10">();</text:span></text:p>
      <text:p text:style-name="P14"/>
      <text:p text:style-name="P13"><text:span text:style-name="T10"><text:s text:c="8"/></text:span><text:span text:style-name="T18">const</text:span><text:span text:style-name="T10"> </text:span><text:span text:style-name="T25">doador</text:span><text:span text:style-name="T10"> </text:span><text:span text:style-name="T22">=</text:span><text:span text:style-name="T10"> </text:span><text:span text:style-name="T8">await</text:span><text:span text:style-name="T10"> </text:span><text:span text:style-name="T18">this</text:span><text:span text:style-name="T10">.</text:span><text:span text:style-name="T25">doadorRepository</text:span><text:span text:style-name="T10">.</text:span><text:span text:style-name="T16">findOne</text:span><text:span text:style-name="T10">({ </text:span><text:span text:style-name="T12">where:</text:span><text:span text:style-name="T10"> { </text:span><text:span text:style-name="T12">codigo</text:span><text:span text:style-name="T10">, </text:span><text:span text:style-name="T12">situacao:</text:span><text:span text:style-name="T10"> </text:span><text:span text:style-name="T14">'ATIVO'</text:span><text:span text:style-name="T10"> } });</text:span></text:p>
      <text:p text:style-name="P13"><text:span text:style-name="T10"><text:s text:c="8"/></text:span><text:span text:style-name="T8">if</text:span><text:span text:style-name="T10"> (</text:span><text:span text:style-name="T22">!</text:span><text:span text:style-name="T25">doador</text:span><text:span text:style-name="T10">) {</text:span></text:p>
      <text:p text:style-name="P13"><text:span text:style-name="T10"><text:s text:c="12"/></text:span><text:span text:style-name="T8">throw</text:span><text:span text:style-name="T10"> </text:span><text:span text:style-name="T18">new</text:span><text:span text:style-name="T10"> </text:span><text:span text:style-name="T20">NotFoundException</text:span><text:span text:style-name="T10">(</text:span><text:span text:style-name="T14">`Doador with ID </text:span><text:span text:style-name="T18">${</text:span><text:span text:style-name="T12">codigo_doador</text:span><text:span text:style-name="T18">}</text:span><text:span text:style-name="T14"> not found.`</text:span><text:span text:style-name="T10">);</text:span></text:p>
      <text:p text:style-name="P13"><text:span text:style-name="T10"><text:s text:c="8"/>}</text:span></text:p>
      <text:p text:style-name="P14"><text:soft-page-break/></text:p>
      <text:p text:style-name="P13"><text:span text:style-name="T10"><text:s text:c="8"/></text:span><text:span text:style-name="T18">const</text:span><text:span text:style-name="T10"> </text:span><text:span text:style-name="T25">doacao</text:span><text:span text:style-name="T10"> </text:span><text:span text:style-name="T22">=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create</text:span><text:span text:style-name="T10">({</text:span></text:p>
      <text:p text:style-name="P13"><text:span text:style-name="T10"><text:s text:c="12"/></text:span><text:span text:style-name="T12">data</text:span><text:span text:style-name="T10">,</text:span></text:p>
      <text:p text:style-name="P13"><text:span text:style-name="T10"><text:s text:c="12"/></text:span><text:span text:style-name="T12">hora</text:span><text:span text:style-name="T10">,</text:span></text:p>
      <text:p text:style-name="P13"><text:span text:style-name="T10"><text:s text:c="12"/></text:span><text:span text:style-name="T12">volume</text:span><text:span text:style-name="T10">,</text:span></text:p>
      <text:p text:style-name="P13"><text:span text:style-name="T10"><text:s text:c="12"/></text:span><text:span text:style-name="T12">doador</text:span><text:span text:style-name="T10">,</text:span></text:p>
      <text:p text:style-name="P13"><text:span text:style-name="T10"><text:s text:c="12"/></text:span><text:span text:style-name="T12">situacao:</text:span><text:span text:style-name="T10"> </text:span><text:span text:style-name="T14">'ATIVO'</text:span></text:p>
      <text:p text:style-name="P13"><text:span text:style-name="T10"><text:s text:c="8"/>});</text:span></text:p>
      <text:p text:style-name="P14"/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save</text:span><text:span text:style-name="T10">(</text:span><text:span text:style-name="T25">doacao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findAll</text:span><text:span text:style-name="T10">() {</text:span></text:p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find</text:span><text:span text:style-name="T10">({ </text:span><text:span text:style-name="T12">where:</text:span><text:span text:style-name="T10"> { </text:span><text:span text:style-name="T12">situacao:</text:span><text:span text:style-name="T10"> </text:span><text:span text:style-name="T14">'ATIVO'</text:span><text:span text:style-name="T10"> } }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findOne</text:span><text:span text:style-name="T10">(</text:span><text:span text:style-name="T12">codigo</text:span><text:span text:style-name="T22">:</text:span><text:span text:style-name="T10"> </text:span><text:span text:style-name="T20">number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findOne</text:span><text:span text:style-name="T10">({</text:span></text:p>
      <text:p text:style-name="P13"><text:span text:style-name="T10"><text:s text:c="12"/></text:span><text:span text:style-name="T12">where:</text:span><text:span text:style-name="T10"> { </text:span><text:span text:style-name="T12">codigo</text:span><text:span text:style-name="T10">, </text:span><text:span text:style-name="T12">situacao:</text:span><text:span text:style-name="T10"> </text:span><text:span text:style-name="T14">'ATIVO'</text:span><text:span text:style-name="T10"> }</text:span></text:p>
      <text:p text:style-name="P13"><text:span text:style-name="T10"><text:s text:c="8"/>});</text:span></text:p>
      <text:p text:style-name="P13"><text:span text:style-name="T10"><text:s text:c="4"/>}</text:span></text:p>
      <text:p text:style-name="P14"><text:soft-page-break/></text:p>
      <text:p text:style-name="P13"><text:span text:style-name="T10"><text:s text:c="4"/></text:span><text:span text:style-name="T18">async</text:span><text:span text:style-name="T10"> </text:span><text:span text:style-name="T16">findAllUsingFilter</text:span><text:span text:style-name="T10">(</text:span><text:span text:style-name="T12">dto</text:span><text:span text:style-name="T22">:</text:span><text:span text:style-name="T10"> </text:span><text:span text:style-name="T20">GetDoacaoDto</text:span><text:span text:style-name="T10">) {</text:span></text:p>
      <text:p text:style-name="P14"/>
      <text:p text:style-name="P13"><text:span text:style-name="T10"><text:s text:c="8"/></text:span><text:span text:style-name="T18">const</text:span><text:span text:style-name="T10"> </text:span><text:span text:style-name="T16">buildQuery</text:span><text:span text:style-name="T10"> </text:span><text:span text:style-name="T22">=</text:span><text:span text:style-name="T10"> (</text:span><text:span text:style-name="T12">body</text:span><text:span text:style-name="T22">:</text:span><text:span text:style-name="T10"> </text:span><text:span text:style-name="T20">Partial</text:span><text:span text:style-name="T10">&lt;</text:span><text:span text:style-name="T20">GetDoacaoDto</text:span><text:span text:style-name="T10">&gt;) </text:span><text:span text:style-name="T18">=&gt;</text:span><text:span text:style-name="T10"> {</text:span></text:p>
      <text:p text:style-name="P13"><text:span text:style-name="T10"><text:s text:c="12"/></text:span><text:span text:style-name="T18">let</text:span><text:span text:style-name="T10"> </text:span><text:span text:style-name="T12">query</text:span><text:span text:style-name="T10"> </text:span><text:span text:style-name="T22">=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createQueryBuilder</text:span><text:span text:style-name="T10">(</text:span><text:span text:style-name="T14">'doacao'</text:span><text:span text:style-name="T10">);</text:span></text:p>
      <text:p text:style-name="P13"><text:span text:style-name="T10"><text:s text:c="12"/></text:span><text:span text:style-name="T12">query</text:span><text:span text:style-name="T10">.</text:span><text:span text:style-name="T16">where</text:span><text:span text:style-name="T10">(</text:span><text:span text:style-name="T14">'doacao.situacao = :situacao'</text:span><text:span text:style-name="T10">, { </text:span><text:span text:style-name="T12">situacao:</text:span><text:span text:style-name="T10"> </text:span><text:span text:style-name="T14">'ATIVO'</text:span><text:span text:style-name="T10"> });</text:span></text:p>
      <text:p text:style-name="P14"/>
      <text:p text:style-name="P13"><text:span text:style-name="T10"><text:s text:c="12"/></text:span><text:span text:style-name="T28">//Para cada um dos parâmetros recebidos</text:span></text:p>
      <text:p text:style-name="P13"><text:span text:style-name="T10"><text:s text:c="12"/></text:span><text:span text:style-name="T20">Object</text:span><text:span text:style-name="T10">.</text:span><text:span text:style-name="T16">keys</text:span><text:span text:style-name="T10">(</text:span><text:span text:style-name="T12">body</text:span><text:span text:style-name="T10">).</text:span><text:span text:style-name="T16">forEach</text:span><text:span text:style-name="T10">(</text:span><text:span text:style-name="T12">key</text:span><text:span text:style-name="T10"> </text:span><text:span text:style-name="T18">=&gt;</text:span><text:span text:style-name="T10"> {</text:span></text:p>
      <text:p text:style-name="P13"><text:span text:style-name="T10"><text:s text:c="16"/></text:span><text:span text:style-name="T8">if</text:span><text:span text:style-name="T10"> (</text:span><text:span text:style-name="T22">!</text:span><text:span text:style-name="T16">isEmpty</text:span><text:span text:style-name="T10">(</text:span><text:span text:style-name="T12">body</text:span><text:span text:style-name="T10">[</text:span><text:span text:style-name="T12">key</text:span><text:span text:style-name="T10">])) {</text:span></text:p>
      <text:p text:style-name="P13"><text:span text:style-name="T10"><text:s text:c="20"/></text:span><text:span text:style-name="T12">query</text:span><text:span text:style-name="T10">.</text:span><text:span text:style-name="T16">andWhere</text:span><text:span text:style-name="T10">(</text:span><text:span text:style-name="T14">`doacao.</text:span><text:span text:style-name="T18">${</text:span><text:span text:style-name="T12">key</text:span><text:span text:style-name="T18">}</text:span><text:span text:style-name="T14"> = :</text:span><text:span text:style-name="T18">${</text:span><text:span text:style-name="T12">key</text:span><text:span text:style-name="T18">}</text:span><text:span text:style-name="T14">`</text:span><text:span text:style-name="T10">, { </text:span><text:span text:style-name="T12">[key]:</text:span><text:span text:style-name="T10"> </text:span><text:span text:style-name="T12">body</text:span><text:span text:style-name="T10">[</text:span><text:span text:style-name="T12">key</text:span><text:span text:style-name="T10">] });</text:span></text:p>
      <text:p text:style-name="P13"><text:span text:style-name="T10"><text:s text:c="16"/>} </text:span><text:span text:style-name="T8">else</text:span><text:span text:style-name="T10"> {</text:span></text:p>
      <text:p text:style-name="P13"><text:span text:style-name="T10"><text:s text:c="20"/></text:span><text:span text:style-name="T12">console</text:span><text:span text:style-name="T10">.</text:span><text:span text:style-name="T16">log</text:span><text:span text:style-name="T10">(</text:span><text:span text:style-name="T14">`Campo vazio ou indefinido: </text:span><text:span text:style-name="T18">${</text:span><text:span text:style-name="T12">key</text:span><text:span text:style-name="T18">}</text:span><text:span text:style-name="T14">`</text:span><text:span text:style-name="T10">);</text:span></text:p>
      <text:p text:style-name="P13"><text:span text:style-name="T10"><text:s text:c="16"/>}</text:span></text:p>
      <text:p text:style-name="P13"><text:span text:style-name="T10"><text:s text:c="12"/>});</text:span></text:p>
      <text:p text:style-name="P14"/>
      <text:p text:style-name="P13"><text:span text:style-name="T10"><text:s text:c="12"/></text:span><text:span text:style-name="T28">//Faz com a query não contenha a situação de cada doação</text:span></text:p>
      <text:p text:style-name="P13"><text:span text:style-name="T10"><text:s text:c="12"/></text:span><text:span text:style-name="T12">query</text:span><text:span text:style-name="T10">.</text:span><text:span text:style-name="T16">select</text:span><text:span text:style-name="T10">([</text:span><text:span text:style-name="T14">'doacao.codigo'</text:span><text:span text:style-name="T10">, </text:span><text:span text:style-name="T14">'doacao.data'</text:span><text:span text:style-name="T10">, </text:span><text:span text:style-name="T14">'doacao.hora'</text:span><text:span text:style-name="T10">, </text:span><text:span text:style-name="T14">'doacao.volume'</text:span><text:span text:style-name="T10">]);</text:span></text:p>
      <text:p text:style-name="P14"/>
      <text:p text:style-name="P13"><text:span text:style-name="T10"><text:s text:c="12"/></text:span><text:span text:style-name="T8">return</text:span><text:span text:style-name="T10"> </text:span><text:span text:style-name="T12">query</text:span><text:span text:style-name="T10">;</text:span></text:p>
      <text:p text:style-name="P13"><text:span text:style-name="T10"><text:s text:c="8"/>};</text:span></text:p>
      <text:p text:style-name="P14"><text:soft-page-break/></text:p>
      <text:p text:style-name="P13"><text:span text:style-name="T10"><text:s text:c="8"/></text:span><text:span text:style-name="T8">return</text:span><text:span text:style-name="T10"> </text:span><text:span text:style-name="T16">buildQuery</text:span><text:span text:style-name="T10">(</text:span><text:span text:style-name="T12">dto</text:span><text:span text:style-name="T10">).</text:span><text:span text:style-name="T16">getMany</text:span><text:span text:style-name="T10">(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findAllDonationsByDonor</text:span><text:span text:style-name="T10">(</text:span><text:span text:style-name="T12">doadorId</text:span><text:span text:style-name="T22">:</text:span><text:span text:style-name="T10"> </text:span><text:span text:style-name="T20">number</text:span><text:span text:style-name="T10">)</text:span><text:span text:style-name="T22">:</text:span><text:span text:style-name="T10"> </text:span><text:span text:style-name="T20">Promise</text:span><text:span text:style-name="T10">&lt;</text:span><text:span text:style-name="T20">Doacao</text:span><text:span text:style-name="T10">[]&gt; {</text:span></text:p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find</text:span><text:span text:style-name="T10">({</text:span></text:p>
      <text:p text:style-name="P13"><text:span text:style-name="T10"><text:s text:c="12"/></text:span><text:span text:style-name="T12">where:</text:span><text:span text:style-name="T10"> { </text:span><text:span text:style-name="T12">doador:</text:span><text:span text:style-name="T10"> { </text:span><text:span text:style-name="T12">codigo:</text:span><text:span text:style-name="T10"> </text:span><text:span text:style-name="T12">doadorId</text:span><text:span text:style-name="T10"> }, </text:span><text:span text:style-name="T12">situacao:</text:span><text:span text:style-name="T10"> </text:span><text:span text:style-name="T14">'ATIVO'</text:span><text:span text:style-name="T10"> }, </text:span><text:span text:style-name="T12">relations:</text:span><text:span text:style-name="T10"> [</text:span><text:span text:style-name="T14">'doador'</text:span><text:span text:style-name="T10">]</text:span></text:p>
      <text:p text:style-name="P13"><text:span text:style-name="T10"><text:s text:c="8"/>}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findAllByDateRange</text:span><text:span text:style-name="T10">(</text:span><text:span text:style-name="T12">dto</text:span><text:span text:style-name="T22">:</text:span><text:span text:style-name="T10"> </text:span><text:span text:style-name="T20">GetDoacaoByDateDto</text:span><text:span text:style-name="T10">)</text:span><text:span text:style-name="T22">:</text:span><text:span text:style-name="T10"> </text:span><text:span text:style-name="T20">Promise</text:span><text:span text:style-name="T10">&lt;</text:span><text:span text:style-name="T20">Doacao</text:span><text:span text:style-name="T10">[]&gt; {</text:span></text:p>
      <text:p text:style-name="P13"><text:span text:style-name="T10"><text:s text:c="8"/></text:span><text:span text:style-name="T18">const</text:span><text:span text:style-name="T10"> { </text:span><text:span text:style-name="T25">dataInicio</text:span><text:span text:style-name="T10">, </text:span><text:span text:style-name="T25">dataFim</text:span><text:span text:style-name="T10"> } </text:span><text:span text:style-name="T22">=</text:span><text:span text:style-name="T10"> </text:span><text:span text:style-name="T12">dto</text:span><text:span text:style-name="T10">;</text:span></text:p>
      <text:p text:style-name="P13"><text:span text:style-name="T10"><text:s text:c="8"/></text:span><text:span text:style-name="T18">this</text:span><text:span text:style-name="T10">.</text:span><text:span text:style-name="T12">logger</text:span><text:span text:style-name="T10">.</text:span><text:span text:style-name="T16">log</text:span><text:span text:style-name="T10">(</text:span><text:span text:style-name="T14">`Filtering doacoes from </text:span><text:span text:style-name="T18">${</text:span><text:span text:style-name="T12">dataInicio</text:span><text:span text:style-name="T18">}</text:span><text:span text:style-name="T14"> to </text:span><text:span text:style-name="T18">${</text:span><text:span text:style-name="T12">dataFim</text:span><text:span text:style-name="T18">}</text:span><text:span text:style-name="T14">`</text:span><text:span text:style-name="T10">);</text:span></text:p>
      <text:p text:style-name="P14"/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find</text:span><text:span text:style-name="T10">({</text:span></text:p>
      <text:p text:style-name="P13"><text:span text:style-name="T10"><text:s text:c="12"/></text:span><text:span text:style-name="T12">where:</text:span><text:span text:style-name="T10"> {</text:span></text:p>
      <text:p text:style-name="P13"><text:span text:style-name="T10"><text:s text:c="16"/></text:span><text:span text:style-name="T12">data:</text:span><text:span text:style-name="T10"> </text:span><text:span text:style-name="T16">Between</text:span><text:span text:style-name="T10">(</text:span><text:span text:style-name="T18">new</text:span><text:span text:style-name="T10"> </text:span><text:span text:style-name="T16">Date</text:span><text:span text:style-name="T10">(</text:span><text:span text:style-name="T12">dataInicio</text:span><text:span text:style-name="T10">).</text:span><text:span text:style-name="T16">toISOString</text:span><text:span text:style-name="T10">().</text:span><text:span text:style-name="T16">split</text:span><text:span text:style-name="T10">(</text:span><text:span text:style-name="T14">'T'</text:span><text:span text:style-name="T10">)[</text:span><text:span text:style-name="T24">0</text:span><text:span text:style-name="T10">], </text:span><text:span text:style-name="T18">new</text:span><text:span text:style-name="T10"> </text:span><text:span text:style-name="T16">Date</text:span><text:span text:style-name="T10">(</text:span><text:span text:style-name="T12">dataFim</text:span><text:span text:style-name="T10">).</text:span><text:span text:style-name="T16">toISOString</text:span><text:span text:style-name="T10">().</text:span><text:span text:style-name="T16">split</text:span><text:span text:style-name="T10">(</text:span><text:span text:style-name="T14">'T'</text:span><text:span text:style-name="T10">)[</text:span><text:span text:style-name="T24">0</text:span><text:span text:style-name="T10">]),</text:span></text:p>
      <text:p text:style-name="P13"><text:span text:style-name="T10"><text:s text:c="12"/>},</text:span></text:p>
      <text:p text:style-name="P13"><text:span text:style-name="T10"><text:s text:c="12"/></text:span><text:span text:style-name="T12">relations:</text:span><text:span text:style-name="T10"> [</text:span><text:span text:style-name="T14">'doador'</text:span><text:span text:style-name="T10">],</text:span></text:p>
      <text:p text:style-name="P13"><text:span text:style-name="T10"><text:s text:c="8"/>});</text:span></text:p>
      <text:p text:style-name="P13"><text:span text:style-name="T10"><text:s text:c="4"/>}</text:span></text:p>
      <text:p text:style-name="P14"><text:soft-page-break/></text:p>
      <text:p text:style-name="P13"><text:span text:style-name="T10"><text:s text:c="4"/></text:span><text:span text:style-name="T18">async</text:span><text:span text:style-name="T10"> </text:span><text:span text:style-name="T16">update</text:span><text:span text:style-name="T10">(</text:span><text:span text:style-name="T12">id</text:span><text:span text:style-name="T22">:</text:span><text:span text:style-name="T10"> </text:span><text:span text:style-name="T20">number</text:span><text:span text:style-name="T10">, </text:span><text:span text:style-name="T12">updateDoacaoDto</text:span><text:span text:style-name="T22">:</text:span><text:span text:style-name="T10"> </text:span><text:span text:style-name="T20">UpdateDoacaoDto</text:span><text:span text:style-name="T10">) {</text:span></text:p>
      <text:p text:style-name="P14"/>
      <text:p text:style-name="P13"><text:span text:style-name="T10"><text:s text:c="8"/></text:span><text:span text:style-name="T18">const</text:span><text:span text:style-name="T10"> </text:span><text:span text:style-name="T25">doacao</text:span><text:span text:style-name="T10"> </text:span><text:span text:style-name="T22">=</text:span><text:span text:style-name="T10"> </text:span><text:span text:style-name="T8">await</text:span><text:span text:style-name="T10"> </text:span><text:span text:style-name="T18">this</text:span><text:span text:style-name="T10">.</text:span><text:span text:style-name="T16">findOne</text:span><text:span text:style-name="T10">(</text:span><text:span text:style-name="T12">id</text:span><text:span text:style-name="T10">);</text:span></text:p>
      <text:p text:style-name="P13"><text:span text:style-name="T10"><text:s text:c="8"/></text:span><text:span text:style-name="T8">if</text:span><text:span text:style-name="T10"> (</text:span><text:span text:style-name="T22">!</text:span><text:span text:style-name="T12">doacao</text:span><text:span text:style-name="T10">) {</text:span></text:p>
      <text:p text:style-name="P13"><text:span text:style-name="T10"><text:s text:c="12"/></text:span><text:span text:style-name="T8">throw</text:span><text:span text:style-name="T10"> </text:span><text:span text:style-name="T18">new</text:span><text:span text:style-name="T10"> </text:span><text:span text:style-name="T16">NotFoundException</text:span><text:span text:style-name="T10">();</text:span></text:p>
      <text:p text:style-name="P13"><text:span text:style-name="T10"><text:s text:c="8"/>}</text:span></text:p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update</text:span><text:span text:style-name="T10">(</text:span><text:span text:style-name="T12">id</text:span><text:span text:style-name="T10">, </text:span><text:span text:style-name="T12">updateDoacaoDto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</text:span><text:span text:style-name="T18">async</text:span><text:span text:style-name="T10"> </text:span><text:span text:style-name="T16">remove</text:span><text:span text:style-name="T10">(</text:span><text:span text:style-name="T12">id</text:span><text:span text:style-name="T22">:</text:span><text:span text:style-name="T10"> </text:span><text:span text:style-name="T20">number</text:span><text:span text:style-name="T10">) {</text:span></text:p>
      <text:p text:style-name="P13"><text:span text:style-name="T10"><text:s text:c="8"/></text:span><text:span text:style-name="T18">const</text:span><text:span text:style-name="T10"> </text:span><text:span text:style-name="T25">doacao</text:span><text:span text:style-name="T10"> </text:span><text:span text:style-name="T22">=</text:span><text:span text:style-name="T10"> </text:span><text:span text:style-name="T8">await</text:span><text:span text:style-name="T10"> </text:span><text:span text:style-name="T18">this</text:span><text:span text:style-name="T10">.</text:span><text:span text:style-name="T16">findOne</text:span><text:span text:style-name="T10">(</text:span><text:span text:style-name="T12">id</text:span><text:span text:style-name="T10">);</text:span></text:p>
      <text:p text:style-name="P13"><text:span text:style-name="T10"><text:s text:c="8"/></text:span><text:span text:style-name="T8">if</text:span><text:span text:style-name="T10"> (</text:span><text:span text:style-name="T22">!</text:span><text:span text:style-name="T12">doacao</text:span><text:span text:style-name="T10">) {</text:span></text:p>
      <text:p text:style-name="P13"><text:span text:style-name="T10"><text:s text:c="12"/></text:span><text:span text:style-name="T8">throw</text:span><text:span text:style-name="T10"> </text:span><text:span text:style-name="T18">new</text:span><text:span text:style-name="T10"> </text:span><text:span text:style-name="T16">NotFoundException</text:span><text:span text:style-name="T10">();</text:span></text:p>
      <text:p text:style-name="P13"><text:span text:style-name="T10"><text:s text:c="8"/>}</text:span></text:p>
      <text:p text:style-name="P14"/>
      <text:p text:style-name="P13"><text:span text:style-name="T10"><text:s text:c="8"/></text:span><text:span text:style-name="T12">doacao</text:span><text:span text:style-name="T10">.</text:span><text:span text:style-name="T12">situacao</text:span><text:span text:style-name="T10"> </text:span><text:span text:style-name="T22">=</text:span><text:span text:style-name="T10"> </text:span><text:span text:style-name="T14">'INATIVO'</text:span><text:span text:style-name="T10">;</text:span></text:p>
      <text:p text:style-name="P13"><text:span text:style-name="T10"><text:s text:c="8"/></text:span><text:span text:style-name="T8">return</text:span><text:span text:style-name="T10"> </text:span><text:span text:style-name="T8">await</text:span><text:span text:style-name="T10"> </text:span><text:span text:style-name="T18">this</text:span><text:span text:style-name="T10">.</text:span><text:span text:style-name="T12">doacaoRepository</text:span><text:span text:style-name="T10">.</text:span><text:span text:style-name="T16">update</text:span><text:span text:style-name="T10">(</text:span><text:span text:style-name="T12">id</text:span><text:span text:style-name="T10">, </text:span><text:span text:style-name="T12">doacao</text:span><text:span text:style-name="T10">);</text:span></text:p>
      <text:p text:style-name="P13"><text:span text:style-name="T10"><text:s text:c="4"/>}</text:span></text:p>
      <text:p text:style-name="P13"><text:span text:style-name="T10">}</text:span></text:p>
      <text:p text:style-name="P14"/>
      <text:p text:style-name="P12"><text:soft-page-break/></text:p>
      <text:p text:style-name="P11"><text:span text:style-name="T3">Para usar os métodos criados no service e lidar com as requisições HTTP que serão realizadas atualizaremos então o controller com este código:<text:line-break/></text:span></text:p>
      <text:p text:style-name="P13"><text:span text:style-name="T8">import</text:span><text:span text:style-name="T10"> { </text:span><text:span text:style-name="T12">Controller</text:span><text:span text:style-name="T10">, </text:span><text:span text:style-name="T12">Get</text:span><text:span text:style-name="T10">, </text:span><text:span text:style-name="T12">Post</text:span><text:span text:style-name="T10">, </text:span><text:span text:style-name="T12">Body</text:span><text:span text:style-name="T10">, </text:span><text:span text:style-name="T12">Patch</text:span><text:span text:style-name="T10">, </text:span><text:span text:style-name="T12">Param</text:span><text:span text:style-name="T10">, </text:span><text:span text:style-name="T12">Delete</text:span><text:span text:style-name="T10">} </text:span><text:span text:style-name="T8">from</text:span><text:span text:style-name="T10"> </text:span><text:span text:style-name="T14">'@nestjs/common'</text:span><text:span text:style-name="T10">;</text:span></text:p>
      <text:p text:style-name="P13"><text:span text:style-name="T8">import</text:span><text:span text:style-name="T10"> { </text:span><text:span text:style-name="T12">DoacaoService</text:span><text:span text:style-name="T10"> } </text:span><text:span text:style-name="T8">from</text:span><text:span text:style-name="T10"> </text:span><text:span text:style-name="T14">'./doacao.service'</text:span><text:span text:style-name="T10">;</text:span></text:p>
      <text:p text:style-name="P13"><text:span text:style-name="T8">import</text:span><text:span text:style-name="T10"> { </text:span><text:span text:style-name="T12">CreateDoacaoDto</text:span><text:span text:style-name="T10"> } </text:span><text:span text:style-name="T8">from</text:span><text:span text:style-name="T10"> </text:span><text:span text:style-name="T14">'./dto/create-doacao.dto'</text:span><text:span text:style-name="T10">;</text:span></text:p>
      <text:p text:style-name="P13"><text:span text:style-name="T8">import</text:span><text:span text:style-name="T10"> { </text:span><text:span text:style-name="T12">UpdateDoacaoDto</text:span><text:span text:style-name="T10"> } </text:span><text:span text:style-name="T8">from</text:span><text:span text:style-name="T10"> </text:span><text:span text:style-name="T14">'./dto/update-doacao.dto'</text:span><text:span text:style-name="T10">;</text:span></text:p>
      <text:p text:style-name="P13"><text:span text:style-name="T8">import</text:span><text:span text:style-name="T10"> { </text:span><text:span text:style-name="T12">GetDoacaoDto</text:span><text:span text:style-name="T10"> } </text:span><text:span text:style-name="T8">from</text:span><text:span text:style-name="T10"> </text:span><text:span text:style-name="T14">'./dto/get-doacao.dto'</text:span><text:span text:style-name="T10">;</text:span></text:p>
      <text:p text:style-name="P13"><text:span text:style-name="T8">import</text:span><text:span text:style-name="T10"> { </text:span><text:span text:style-name="T12">GetDoacaoByDateDto</text:span><text:span text:style-name="T10"> } </text:span><text:span text:style-name="T8">from</text:span><text:span text:style-name="T10"> </text:span><text:span text:style-name="T14">'./dto/get-doacao-by-date.dto'</text:span><text:span text:style-name="T10">;</text:span></text:p>
      <text:p text:style-name="P14"/>
      <text:p text:style-name="P13"><text:span text:style-name="T10">@</text:span><text:span text:style-name="T16">Controller</text:span><text:span text:style-name="T10">(</text:span><text:span text:style-name="T14">'doacao'</text:span><text:span text:style-name="T10">)</text:span></text:p>
      <text:p text:style-name="P13"><text:span text:style-name="T8">export</text:span><text:span text:style-name="T10"> </text:span><text:span text:style-name="T18">class</text:span><text:span text:style-name="T10"> </text:span><text:span text:style-name="T20">DoacaoController</text:span><text:span text:style-name="T10"> {</text:span></text:p>
      <text:p text:style-name="P13"><text:span text:style-name="T10"><text:s text:c="4"/></text:span><text:span text:style-name="T18">constructor</text:span><text:span text:style-name="T10">(</text:span><text:span text:style-name="T18">private</text:span><text:span text:style-name="T10"> </text:span><text:span text:style-name="T18">readonly</text:span><text:span text:style-name="T10"> </text:span><text:span text:style-name="T12">doacaoService</text:span><text:span text:style-name="T22">:</text:span><text:span text:style-name="T10"> </text:span><text:span text:style-name="T20">DoacaoService</text:span><text:span text:style-name="T10">) { }</text:span></text:p>
      <text:p text:style-name="P14"/>
      <text:p text:style-name="P13"><text:span text:style-name="T10"><text:s text:c="4"/>@</text:span><text:span text:style-name="T16">Post</text:span><text:span text:style-name="T10">()</text:span></text:p>
      <text:p text:style-name="P13"><text:span text:style-name="T10"><text:s text:c="4"/></text:span><text:span text:style-name="T16">create</text:span><text:span text:style-name="T10">(@</text:span><text:span text:style-name="T16">Body</text:span><text:span text:style-name="T10">() </text:span><text:span text:style-name="T12">createDoacaoDto</text:span><text:span text:style-name="T22">:</text:span><text:span text:style-name="T10"> </text:span><text:span text:style-name="T20">CreateDoacaoDto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create</text:span><text:span text:style-name="T10">(</text:span><text:span text:style-name="T12">createDoacaoDto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@</text:span><text:span text:style-name="T16">Get</text:span><text:span text:style-name="T10">()</text:span></text:p>
      <text:p text:style-name="P13"><text:span text:style-name="T10"><text:s text:c="4"/></text:span><text:span text:style-name="T16">findAll</text:span><text:span text:style-name="T10">(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findAll</text:span><text:span text:style-name="T10">();</text:span></text:p>
      <text:p text:style-name="P13"><text:soft-page-break/><text:span text:style-name="T10"><text:s text:c="4"/>}</text:span></text:p>
      <text:p text:style-name="P14"/>
      <text:p text:style-name="P13"><text:span text:style-name="T10"><text:s text:c="4"/>@</text:span><text:span text:style-name="T16">Get</text:span><text:span text:style-name="T10">(</text:span><text:span text:style-name="T14">':id'</text:span><text:span text:style-name="T10">)</text:span></text:p>
      <text:p text:style-name="P13"><text:span text:style-name="T10"><text:s text:c="4"/></text:span><text:span text:style-name="T16">findOne</text:span><text:span text:style-name="T10">(@</text:span><text:span text:style-name="T16">Param</text:span><text:span text:style-name="T10">(</text:span><text:span text:style-name="T14">'id'</text:span><text:span text:style-name="T10">) </text:span><text:span text:style-name="T12">id</text:span><text:span text:style-name="T22">:</text:span><text:span text:style-name="T10"> </text:span><text:span text:style-name="T20">string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findOne</text:span><text:span text:style-name="T10">(</text:span><text:span text:style-name="T22">+</text:span><text:span text:style-name="T12">id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@</text:span><text:span text:style-name="T16">Post</text:span><text:span text:style-name="T10">(</text:span><text:span text:style-name="T14">'query'</text:span><text:span text:style-name="T10">)</text:span></text:p>
      <text:p text:style-name="P13"><text:span text:style-name="T10"><text:s text:c="4"/></text:span><text:span text:style-name="T16">findAllFiltered</text:span><text:span text:style-name="T10">(@</text:span><text:span text:style-name="T16">Body</text:span><text:span text:style-name="T10">() </text:span><text:span text:style-name="T12">getDoacaoDto</text:span><text:span text:style-name="T22">:</text:span><text:span text:style-name="T10"> </text:span><text:span text:style-name="T20">GetDoacaoDto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findAllUsingFilter</text:span><text:span text:style-name="T10">(</text:span><text:span text:style-name="T12">getDoacaoDto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@</text:span><text:span text:style-name="T16">Get</text:span><text:span text:style-name="T10">(</text:span><text:span text:style-name="T14">':id/doacoes'</text:span><text:span text:style-name="T10">)</text:span></text:p>
      <text:p text:style-name="P13"><text:span text:style-name="T10"><text:s text:c="4"/></text:span><text:span text:style-name="T16">findAllDonations</text:span><text:span text:style-name="T10">(@</text:span><text:span text:style-name="T16">Param</text:span><text:span text:style-name="T10">(</text:span><text:span text:style-name="T14">'id'</text:span><text:span text:style-name="T10">) </text:span><text:span text:style-name="T12">doadorId</text:span><text:span text:style-name="T22">:</text:span><text:span text:style-name="T10"> </text:span><text:span text:style-name="T20">string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findAllDonationsByDonor</text:span><text:span text:style-name="T10">(</text:span><text:span text:style-name="T22">+</text:span><text:span text:style-name="T12">doadorId</text:span><text:span text:style-name="T10">);</text:span></text:p>
      <text:p text:style-name="P13"><text:span text:style-name="T10"><text:s text:c="4"/>}</text:span></text:p>
      <text:p text:style-name="P13"><text:span text:style-name="T10"><text:s text:c="4"/>@</text:span><text:span text:style-name="T16">Post</text:span><text:span text:style-name="T10">(</text:span><text:span text:style-name="T14">'by-date'</text:span><text:span text:style-name="T10">)</text:span></text:p>
      <text:p text:style-name="P13"><text:span text:style-name="T10"><text:s text:c="4"/></text:span><text:span text:style-name="T16">findAllByDateRange</text:span><text:span text:style-name="T10">(@</text:span><text:span text:style-name="T16">Body</text:span><text:span text:style-name="T10">() </text:span><text:span text:style-name="T12">getDoacaoByDateDto</text:span><text:span text:style-name="T22">:</text:span><text:span text:style-name="T10"> </text:span><text:span text:style-name="T20">GetDoacaoByDateDto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findAllByDateRange</text:span><text:span text:style-name="T10">(</text:span><text:span text:style-name="T12">getDoacaoByDateDto</text:span><text:span text:style-name="T10">);</text:span></text:p>
      <text:p text:style-name="P13"><text:span text:style-name="T10"><text:s text:c="4"/>}</text:span></text:p>
      <text:p text:style-name="P14"/>
      <text:p text:style-name="P13"><text:soft-page-break/><text:span text:style-name="T10"><text:s text:c="4"/>@</text:span><text:span text:style-name="T16">Patch</text:span><text:span text:style-name="T10">(</text:span><text:span text:style-name="T14">':id'</text:span><text:span text:style-name="T10">)</text:span></text:p>
      <text:p text:style-name="P13"><text:span text:style-name="T10"><text:s text:c="4"/></text:span><text:span text:style-name="T16">update</text:span><text:span text:style-name="T10">(@</text:span><text:span text:style-name="T16">Param</text:span><text:span text:style-name="T10">(</text:span><text:span text:style-name="T14">'id'</text:span><text:span text:style-name="T10">) </text:span><text:span text:style-name="T12">id</text:span><text:span text:style-name="T22">:</text:span><text:span text:style-name="T10"> </text:span><text:span text:style-name="T20">string</text:span><text:span text:style-name="T10">, @</text:span><text:span text:style-name="T16">Body</text:span><text:span text:style-name="T10">() </text:span><text:span text:style-name="T12">updateDoacaoDto</text:span><text:span text:style-name="T22">:</text:span><text:span text:style-name="T10"> </text:span><text:span text:style-name="T20">UpdateDoacaoDto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update</text:span><text:span text:style-name="T10">(</text:span><text:span text:style-name="T22">+</text:span><text:span text:style-name="T12">id</text:span><text:span text:style-name="T10">, </text:span><text:span text:style-name="T12">updateDoacaoDto</text:span><text:span text:style-name="T10">);</text:span></text:p>
      <text:p text:style-name="P13"><text:span text:style-name="T10"><text:s text:c="4"/>}</text:span></text:p>
      <text:p text:style-name="P14"/>
      <text:p text:style-name="P13"><text:span text:style-name="T10"><text:s text:c="4"/>@</text:span><text:span text:style-name="T16">Delete</text:span><text:span text:style-name="T10">(</text:span><text:span text:style-name="T14">':id'</text:span><text:span text:style-name="T10">) </text:span><text:span text:style-name="T28">// a fazer</text:span></text:p>
      <text:p text:style-name="P13"><text:span text:style-name="T10"><text:s text:c="4"/></text:span><text:span text:style-name="T16">remove</text:span><text:span text:style-name="T10">(@</text:span><text:span text:style-name="T16">Param</text:span><text:span text:style-name="T10">(</text:span><text:span text:style-name="T14">'id'</text:span><text:span text:style-name="T10">) </text:span><text:span text:style-name="T12">id</text:span><text:span text:style-name="T22">:</text:span><text:span text:style-name="T10"> </text:span><text:span text:style-name="T20">string</text:span><text:span text:style-name="T10">) {</text:span></text:p>
      <text:p text:style-name="P13"><text:span text:style-name="T10"><text:s text:c="8"/></text:span><text:span text:style-name="T8">return</text:span><text:span text:style-name="T10"> </text:span><text:span text:style-name="T18">this</text:span><text:span text:style-name="T10">.</text:span><text:span text:style-name="T25">doacaoService</text:span><text:span text:style-name="T10">.</text:span><text:span text:style-name="T16">remove</text:span><text:span text:style-name="T10">(</text:span><text:span text:style-name="T22">+</text:span><text:span text:style-name="T12">id</text:span><text:span text:style-name="T10">);</text:span></text:p>
      <text:p text:style-name="P13"><text:span text:style-name="T10"><text:s text:c="4"/>}</text:span></text:p>
      <text:p text:style-name="P13"><text:span text:style-name="T10">}</text:span></text:p>
      <text:p text:style-name="P14"/>
      <text:p text:style-name="P12"/>
      <text:p text:style-name="P11"><text:span text:style-name="T3">Atualize ainda o </text:span><text:span text:style-name="T5">doacao.module.ts</text:span><text:span text:style-name="T3"> que precisa de novos imports. Este é o novo código:</text:span></text:p>
      <text:p text:style-name="P12"/>
      <text:p text:style-name="P13"><text:span text:style-name="T8">import</text:span><text:span text:style-name="T10"> { </text:span><text:span text:style-name="T12">Module</text:span><text:span text:style-name="T10"> } </text:span><text:span text:style-name="T8">from</text:span><text:span text:style-name="T10"> </text:span><text:span text:style-name="T14">'@nestjs/common'</text:span><text:span text:style-name="T10">;</text:span></text:p>
      <text:p text:style-name="P13"><text:span text:style-name="T8">import</text:span><text:span text:style-name="T10"> { </text:span><text:span text:style-name="T12">DoacaoService</text:span><text:span text:style-name="T10"> } </text:span><text:span text:style-name="T8">from</text:span><text:span text:style-name="T10"> </text:span><text:span text:style-name="T14">'./doacao.service'</text:span><text:span text:style-name="T10">;</text:span></text:p>
      <text:p text:style-name="P13"><text:span text:style-name="T8">import</text:span><text:span text:style-name="T10"> { </text:span><text:span text:style-name="T12">DoacaoController</text:span><text:span text:style-name="T10"> } </text:span><text:span text:style-name="T8">from</text:span><text:span text:style-name="T10"> </text:span><text:span text:style-name="T14">'./doacao.controller'</text:span><text:span text:style-name="T10">;</text:span></text:p>
      <text:p text:style-name="P13"><text:span text:style-name="T8">import</text:span><text:span text:style-name="T10"> { </text:span><text:span text:style-name="T12">TypeOrmModule</text:span><text:span text:style-name="T10"> } </text:span><text:span text:style-name="T8">from</text:span><text:span text:style-name="T10"> </text:span><text:span text:style-name="T14">'@nestjs/typeorm'</text:span><text:span text:style-name="T10">;</text:span></text:p>
      <text:p text:style-name="P13"><text:span text:style-name="T8">import</text:span><text:span text:style-name="T10"> { </text:span><text:span text:style-name="T12">Doacao</text:span><text:span text:style-name="T10"> } </text:span><text:span text:style-name="T8">from</text:span><text:span text:style-name="T10"> </text:span><text:span text:style-name="T14">'src/doacao/entities/doacao.entity'</text:span><text:span text:style-name="T10">;</text:span></text:p>
      <text:p text:style-name="P13"><text:span text:style-name="T8">import</text:span><text:span text:style-name="T10"> { </text:span><text:span text:style-name="T12">Doador</text:span><text:span text:style-name="T10"> } </text:span><text:span text:style-name="T8">from</text:span><text:span text:style-name="T10"> </text:span><text:span text:style-name="T14">'src/doador/entities/doador.entity'</text:span><text:span text:style-name="T10">;</text:span></text:p>
      <text:p text:style-name="P14"/>
      <text:p text:style-name="P13"><text:soft-page-break/><text:span text:style-name="T10">@</text:span><text:span text:style-name="T16">Module</text:span><text:span text:style-name="T10">({</text:span></text:p>
      <text:p text:style-name="P13"><text:span text:style-name="T10"><text:s text:c="4"/></text:span><text:span text:style-name="T12">imports:</text:span><text:span text:style-name="T10"> [</text:span><text:span text:style-name="T20">TypeOrmModule</text:span><text:span text:style-name="T10">.</text:span><text:span text:style-name="T16">forFeature</text:span><text:span text:style-name="T10">([</text:span><text:span text:style-name="T20">Doacao</text:span><text:span text:style-name="T10">]), </text:span><text:span text:style-name="T20">TypeOrmModule</text:span><text:span text:style-name="T10">.</text:span><text:span text:style-name="T16">forFeature</text:span><text:span text:style-name="T10">([</text:span><text:span text:style-name="T20">Doador</text:span><text:span text:style-name="T10">])],</text:span></text:p>
      <text:p text:style-name="P13"><text:span text:style-name="T10"><text:s text:c="4"/></text:span><text:span text:style-name="T12">controllers:</text:span><text:span text:style-name="T10"> [</text:span><text:span text:style-name="T20">DoacaoController</text:span><text:span text:style-name="T10">],</text:span></text:p>
      <text:p text:style-name="P13"><text:span text:style-name="T10"><text:s text:c="4"/></text:span><text:span text:style-name="T12">providers:</text:span><text:span text:style-name="T10"> [</text:span><text:span text:style-name="T20">DoacaoService</text:span><text:span text:style-name="T10">],</text:span></text:p>
      <text:p text:style-name="P13"><text:span text:style-name="T10">})</text:span></text:p>
      <text:p text:style-name="P13"><text:span text:style-name="T8">export</text:span><text:span text:style-name="T10"> </text:span><text:span text:style-name="T18">class</text:span><text:span text:style-name="T10"> </text:span><text:span text:style-name="T20">DoacaoModule</text:span><text:span text:style-name="T10"> { }</text:span></text:p>
      <text:p text:style-name="P14"/>
      <text:p text:style-name="P12"/>
      <text:p text:style-name="P11"><text:span text:style-name="T3">Há ainda um ajuste a ser feito no </text:span><text:span text:style-name="T5">create-doador.dto.ts</text:span><text:span text:style-name="T3"> em que o tipoRhCorretos ainda não havia sido inserido. Atualize o arquivo em src/doador/dto, inserindo essa linha no final da classe (dentro dela):<text:line-break/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30"><text:s text:c="4"/>tipoRhCorretos: </text:span><text:span text:style-name="T31">boolean</text:span><text:span text:style-name="T30">;</text:span></text:p>
          </table:table-cell>
        </table:table-row>
      </table:table>
      <text:p text:style-name="P11"><text:span text:style-name="T3"><text:s/></text:span></text:p>
      <text:p text:style-name="P11"><text:span text:style-name="T3">Outro ajuste a ser feito é em src/doador/pipes no arquivo </text:span><text:span text:style-name="T5">create-doador.pipe.ts. </text:span><text:span text:style-name="T3">Atualize-o com este código:<text:line-break/></text:span></text:p>
      <text:p text:style-name="P13"><text:span text:style-name="T9">import</text:span><text:span text:style-name="T11"> { </text:span><text:span text:style-name="T13">PipeTransform</text:span><text:span text:style-name="T11">, </text:span><text:span text:style-name="T13">Injectable</text:span><text:span text:style-name="T11">, </text:span><text:span text:style-name="T13">ArgumentMetadata</text:span><text:span text:style-name="T11">, </text:span><text:span text:style-name="T13">BadRequestException</text:span><text:span text:style-name="T11"> } </text:span><text:span text:style-name="T9">from</text:span><text:span text:style-name="T11"> </text:span><text:span text:style-name="T15">"@nestjs/common"</text:span><text:span text:style-name="T11">;</text:span></text:p>
      <text:p text:style-name="P13"><text:span text:style-name="T9">import</text:span><text:span text:style-name="T11"> { </text:span><text:span text:style-name="T13">CreateDoadorDto</text:span><text:span text:style-name="T11"> } </text:span><text:span text:style-name="T9">from</text:span><text:span text:style-name="T11"> </text:span><text:span text:style-name="T15">"../dto/create-doador.dto"</text:span><text:span text:style-name="T11">;</text:span></text:p>
      <text:p text:style-name="P13"><text:span text:style-name="T9">import</text:span><text:span text:style-name="T11"> { </text:span><text:span text:style-name="T13">TipoSanguineo</text:span><text:span text:style-name="T11"> } </text:span><text:span text:style-name="T9">from</text:span><text:span text:style-name="T11"> </text:span><text:span text:style-name="T15">"../enums/tipoSanguineo"</text:span><text:span text:style-name="T11">;</text:span></text:p>
      <text:p text:style-name="P13"><text:span text:style-name="T9">import</text:span><text:span text:style-name="T11"> { </text:span><text:span text:style-name="T13">RH</text:span><text:span text:style-name="T11"> } </text:span><text:span text:style-name="T9">from</text:span><text:span text:style-name="T11"> </text:span><text:span text:style-name="T15">"../enums/rh"</text:span><text:span text:style-name="T11">;</text:span></text:p>
      <text:p text:style-name="P15"/>
      <text:p text:style-name="P13"><text:span text:style-name="T11">@</text:span><text:span text:style-name="T17">Injectable</text:span><text:span text:style-name="T11">()</text:span></text:p>
      <text:p text:style-name="P13"><text:span text:style-name="T9">export</text:span><text:span text:style-name="T11"> </text:span><text:span text:style-name="T19">class</text:span><text:span text:style-name="T11"> </text:span><text:span text:style-name="T21">CreateDoadorPipe</text:span><text:span text:style-name="T11"> </text:span><text:span text:style-name="T19">implements</text:span><text:span text:style-name="T11"> </text:span><text:span text:style-name="T21">PipeTransform</text:span><text:span text:style-name="T11"> {</text:span></text:p>
      <text:p text:style-name="P13"><text:span text:style-name="T11"><text:s text:c="4"/></text:span><text:span text:style-name="T17">transform</text:span><text:span text:style-name="T11">(</text:span><text:span text:style-name="T13">value</text:span><text:span text:style-name="T23">:</text:span><text:span text:style-name="T11"> </text:span><text:span text:style-name="T21">any</text:span><text:span text:style-name="T11">, </text:span><text:span text:style-name="T13">metadata</text:span><text:span text:style-name="T23">:</text:span><text:span text:style-name="T11"> </text:span><text:span text:style-name="T21">ArgumentMetadata</text:span><text:span text:style-name="T11">)</text:span><text:span text:style-name="T23">:</text:span><text:span text:style-name="T11"> </text:span><text:span text:style-name="T21">CreateDoadorDto</text:span><text:span text:style-name="T11"> {</text:span></text:p>
      <text:p text:style-name="P15"/>
      <text:p text:style-name="P13"><text:soft-page-break/><text:span text:style-name="T11"><text:s text:c="8"/></text:span><text:span text:style-name="T19">const</text:span><text:span text:style-name="T11"> </text:span><text:span text:style-name="T26">tipoSanguineo</text:span><text:span text:style-name="T11"> </text:span><text:span text:style-name="T23">=</text:span><text:span text:style-name="T11"> </text:span><text:span text:style-name="T21">TipoSanguineo</text:span><text:span text:style-name="T11">[</text:span><text:span text:style-name="T13">value</text:span><text:span text:style-name="T11">.</text:span><text:span text:style-name="T13">tipoSanguineo</text:span><text:span text:style-name="T11">.</text:span><text:span text:style-name="T17">toUpperCase</text:span><text:span text:style-name="T11">()];</text:span></text:p>
      <text:p text:style-name="P13"><text:span text:style-name="T11"><text:s text:c="8"/></text:span><text:span text:style-name="T19">const</text:span><text:span text:style-name="T11"> </text:span><text:span text:style-name="T26">rh</text:span><text:span text:style-name="T11"> </text:span><text:span text:style-name="T23">=</text:span><text:span text:style-name="T11"> </text:span><text:span text:style-name="T21">RH</text:span><text:span text:style-name="T11">[</text:span><text:span text:style-name="T13">value</text:span><text:span text:style-name="T11">.</text:span><text:span text:style-name="T13">rh</text:span><text:span text:style-name="T11">.</text:span><text:span text:style-name="T17">toUpperCase</text:span><text:span text:style-name="T11">()];</text:span></text:p>
      <text:p text:style-name="P15"/>
      <text:p text:style-name="P13"><text:span text:style-name="T11"><text:s text:c="8"/></text:span><text:span text:style-name="T9">if</text:span><text:span text:style-name="T11"> (</text:span><text:span text:style-name="T23">!</text:span><text:span text:style-name="T26">tipoSanguineo</text:span><text:span text:style-name="T11"> </text:span><text:span text:style-name="T23">||</text:span><text:span text:style-name="T11"> </text:span><text:span text:style-name="T23">!</text:span><text:span text:style-name="T26">rh</text:span><text:span text:style-name="T11">) {</text:span></text:p>
      <text:p text:style-name="P15"/>
      <text:p text:style-name="P13"><text:span text:style-name="T11"><text:s text:c="12"/></text:span><text:span text:style-name="T9">throw</text:span><text:span text:style-name="T11"> </text:span><text:span text:style-name="T19">new</text:span><text:span text:style-name="T11"> </text:span><text:span text:style-name="T21">BadRequestException</text:span><text:span text:style-name="T11">(</text:span><text:span text:style-name="T15">`Valor inválido para TipoSanguineo ou RH: </text:span><text:span text:style-name="T19">${</text:span><text:span text:style-name="T13">value</text:span><text:span text:style-name="T23">.</text:span><text:span text:style-name="T13">tipoSanguineo</text:span><text:span text:style-name="T19">}</text:span><text:span text:style-name="T15">, </text:span><text:span text:style-name="T19">${</text:span><text:span text:style-name="T13">value</text:span><text:span text:style-name="T23">.</text:span><text:span text:style-name="T13">rh</text:span><text:span text:style-name="T19">}</text:span><text:span text:style-name="T15">`</text:span><text:span text:style-name="T11">);</text:span></text:p>
      <text:p text:style-name="P13"><text:span text:style-name="T11"><text:s text:c="12"/></text:span><text:span text:style-name="T29">// Valores esperados para tipo sanguíneo: ${TipoSanguineo.A}, ${TipoSanguineo.AB}, ${TipoSanguineo.B}, ${TipoSanguineo.O};</text:span></text:p>
      <text:p text:style-name="P13"><text:span text:style-name="T11"><text:s text:c="12"/></text:span><text:span text:style-name="T29">// Valores esperados para RH: ${RH.POSITIVO}, ${RH.NEGATIVO};`);</text:span></text:p>
      <text:p text:style-name="P13"><text:span text:style-name="T11"><text:s text:c="8"/>}</text:span></text:p>
      <text:p text:style-name="P15"/>
      <text:p text:style-name="P13"><text:span text:style-name="T11"><text:s text:c="8"/></text:span><text:span text:style-name="T19">const</text:span><text:span text:style-name="T11"> </text:span><text:span text:style-name="T26">object</text:span><text:span text:style-name="T11"> </text:span><text:span text:style-name="T23">=</text:span><text:span text:style-name="T11"> {</text:span></text:p>
      <text:p text:style-name="P13"><text:span text:style-name="T11"><text:s text:c="12"/></text:span><text:span text:style-name="T13">codigo:</text:span><text:span text:style-name="T11"> </text:span><text:span text:style-name="T13">value</text:span><text:span text:style-name="T11">.</text:span><text:span text:style-name="T13">codigo</text:span><text:span text:style-name="T11">,</text:span></text:p>
      <text:p text:style-name="P13"><text:span text:style-name="T11"><text:s text:c="12"/></text:span><text:span text:style-name="T13">nome:</text:span><text:span text:style-name="T11"> </text:span><text:span text:style-name="T13">value</text:span><text:span text:style-name="T11">.</text:span><text:span text:style-name="T13">nome</text:span><text:span text:style-name="T11">,</text:span></text:p>
      <text:p text:style-name="P13"><text:span text:style-name="T11"><text:s text:c="12"/></text:span><text:span text:style-name="T13">cpf:</text:span><text:span text:style-name="T11"> </text:span><text:span text:style-name="T13">value</text:span><text:span text:style-name="T11">.</text:span><text:span text:style-name="T13">cpf</text:span><text:span text:style-name="T11">,</text:span></text:p>
      <text:p text:style-name="P13"><text:span text:style-name="T11"><text:s text:c="12"/></text:span><text:span text:style-name="T13">contato:</text:span><text:span text:style-name="T11"> </text:span><text:span text:style-name="T13">value</text:span><text:span text:style-name="T11">.</text:span><text:span text:style-name="T13">contato</text:span><text:span text:style-name="T11">,</text:span></text:p>
      <text:p text:style-name="P13"><text:span text:style-name="T11"><text:s text:c="12"/></text:span><text:span text:style-name="T13">tipoSanguineo:</text:span><text:span text:style-name="T11"> </text:span><text:span text:style-name="T26">tipoSanguineo</text:span><text:span text:style-name="T11">,</text:span></text:p>
      <text:p text:style-name="P13"><text:span text:style-name="T11"><text:s text:c="12"/></text:span><text:span text:style-name="T13">rh:</text:span><text:span text:style-name="T11"> </text:span><text:span text:style-name="T26">rh</text:span><text:span text:style-name="T11">,</text:span></text:p>
      <text:p text:style-name="P13"><text:span text:style-name="T11"><text:s text:c="12"/></text:span><text:span text:style-name="T13">tipoRhCorretos:</text:span><text:span text:style-name="T11"> </text:span><text:span text:style-name="T13">value</text:span><text:span text:style-name="T11">.</text:span><text:span text:style-name="T13">tipoRhCorretos</text:span><text:span text:style-name="T11">,</text:span></text:p>
      <text:p text:style-name="P13"><text:span text:style-name="T11"><text:s text:c="8"/>};</text:span></text:p>
      <text:p text:style-name="P15"/>
      <text:p text:style-name="P13"><text:span text:style-name="T11"><text:s text:c="8"/></text:span><text:span text:style-name="T9">return</text:span><text:span text:style-name="T11"> </text:span><text:span text:style-name="T26">object</text:span><text:span text:style-name="T11">;</text:span></text:p>
      <text:p text:style-name="P13"><text:soft-page-break/><text:span text:style-name="T11"><text:s text:c="4"/>}</text:span></text:p>
      <text:p text:style-name="P13"><text:span text:style-name="T11">}</text:span></text:p>
      <text:p text:style-name="P15"/>
      <text:p text:style-name="P12"/>
      <text:p text:style-name="P11"><text:span text:style-name="T3">Temos que criar um método que realize a busca pelas doações de um doador em específico, esse método pertence ao doador e portanto vamos começar por alterar o </text:span><text:span text:style-name="T5">doador.controller.ts. </text:span><text:span text:style-name="T3">Adicione este método dentro da classe DoadorController:</text:span></text:p>
      <text:p text:style-name="P12"/>
      <text:p text:style-name="P13"><text:span text:style-name="T11">@</text:span><text:span text:style-name="T17">Post</text:span><text:span text:style-name="T11">(</text:span><text:span text:style-name="T15">':id/doacoes'</text:span><text:span text:style-name="T11">)</text:span></text:p>
      <text:p text:style-name="P13"><text:span text:style-name="T11"><text:s text:c="4"/></text:span><text:span text:style-name="T17">findAllDonationsByDoadorCodigo</text:span><text:span text:style-name="T11">(@</text:span><text:span text:style-name="T17">Param</text:span><text:span text:style-name="T11">(</text:span><text:span text:style-name="T15">'id'</text:span><text:span text:style-name="T11">) </text:span><text:span text:style-name="T13">doadorId</text:span><text:span text:style-name="T23">:</text:span><text:span text:style-name="T11"> </text:span><text:span text:style-name="T21">number</text:span><text:span text:style-name="T11">) {</text:span></text:p>
      <text:p text:style-name="P13"><text:span text:style-name="T11"><text:s text:c="8"/></text:span><text:span text:style-name="T9">return</text:span><text:span text:style-name="T11"> </text:span><text:span text:style-name="T19">this</text:span><text:span text:style-name="T11">.</text:span><text:span text:style-name="T26">doadorService</text:span><text:span text:style-name="T11">.</text:span><text:span text:style-name="T17">findAllDonationsByDoadorCodigo</text:span><text:span text:style-name="T11">(</text:span><text:span text:style-name="T13">doadorId</text:span><text:span text:style-name="T11">);</text:span></text:p>
      <text:p text:style-name="P13"><text:span text:style-name="T11"><text:s text:c="4"/>}</text:span></text:p>
      <text:p text:style-name="P11"><text:span text:style-name="T3"><text:s/></text:span></text:p>
      <text:p text:style-name="P11"><text:span text:style-name="T3">Como última etapa do nosso back-end, atualize o </text:span><text:span text:style-name="T5">doador.service.ts</text:span><text:span text:style-name="T3"> em src/doador com este código:</text:span></text:p>
      <text:p text:style-name="P12"/>
      <text:p text:style-name="P13"><text:span text:style-name="T9">import</text:span><text:span text:style-name="T11"> { </text:span><text:span text:style-name="T13">Injectable</text:span><text:span text:style-name="T11">, </text:span><text:span text:style-name="T13">NotFoundException</text:span><text:span text:style-name="T11"> } </text:span><text:span text:style-name="T9">from</text:span><text:span text:style-name="T11"> </text:span><text:span text:style-name="T15">'@nestjs/common'</text:span><text:span text:style-name="T11">;</text:span></text:p>
      <text:p text:style-name="P13"><text:span text:style-name="T9">import</text:span><text:span text:style-name="T11"> { </text:span><text:span text:style-name="T13">CreateDoadorDto</text:span><text:span text:style-name="T11"> } </text:span><text:span text:style-name="T9">from</text:span><text:span text:style-name="T11"> </text:span><text:span text:style-name="T15">'./dto/create-doador.dto'</text:span><text:span text:style-name="T11">;</text:span></text:p>
      <text:p text:style-name="P13"><text:span text:style-name="T9">import</text:span><text:span text:style-name="T11"> { </text:span><text:span text:style-name="T13">UpdateDoadorDto</text:span><text:span text:style-name="T11"> } </text:span><text:span text:style-name="T9">from</text:span><text:span text:style-name="T11"> </text:span><text:span text:style-name="T15">'./dto/update-doador.dto'</text:span><text:span text:style-name="T11">;</text:span></text:p>
      <text:p text:style-name="P13"><text:span text:style-name="T9">import</text:span><text:span text:style-name="T11"> { </text:span><text:span text:style-name="T13">Repository</text:span><text:span text:style-name="T11"> } </text:span><text:span text:style-name="T9">from</text:span><text:span text:style-name="T11"> </text:span><text:span text:style-name="T15">'typeorm'</text:span><text:span text:style-name="T11">;</text:span></text:p>
      <text:p text:style-name="P13"><text:span text:style-name="T9">import</text:span><text:span text:style-name="T11"> { </text:span><text:span text:style-name="T13">Doador</text:span><text:span text:style-name="T11"> } </text:span><text:span text:style-name="T9">from</text:span><text:span text:style-name="T11"> </text:span><text:span text:style-name="T15">'./entities/doador.entity'</text:span><text:span text:style-name="T11">;</text:span></text:p>
      <text:p text:style-name="P13"><text:span text:style-name="T9">import</text:span><text:span text:style-name="T11"> { </text:span><text:span text:style-name="T13">InjectRepository</text:span><text:span text:style-name="T11"> } </text:span><text:span text:style-name="T9">from</text:span><text:span text:style-name="T11"> </text:span><text:span text:style-name="T15">'@nestjs/typeorm'</text:span><text:span text:style-name="T11">;</text:span></text:p>
      <text:p text:style-name="P13"><text:span text:style-name="T9">import</text:span><text:span text:style-name="T11"> { </text:span><text:span text:style-name="T13">GetDoadorDto</text:span><text:span text:style-name="T11"> } </text:span><text:span text:style-name="T9">from</text:span><text:span text:style-name="T11"> </text:span><text:span text:style-name="T15">'./dto/get-doador.dto'</text:span><text:span text:style-name="T11">;</text:span></text:p>
      <text:p text:style-name="P13"><text:span text:style-name="T9">import</text:span><text:span text:style-name="T11"> { </text:span><text:span text:style-name="T13">isEmpty</text:span><text:span text:style-name="T11"> } </text:span><text:span text:style-name="T9">from</text:span><text:span text:style-name="T11"> </text:span><text:span text:style-name="T15">'class-validator'</text:span><text:span text:style-name="T11">;</text:span></text:p>
      <text:p text:style-name="P13"><text:soft-page-break/><text:span text:style-name="T9">import</text:span><text:span text:style-name="T11"> { </text:span><text:span text:style-name="T13">Doacao</text:span><text:span text:style-name="T11"> } </text:span><text:span text:style-name="T9">from</text:span><text:span text:style-name="T11"> </text:span><text:span text:style-name="T15">'src/doacao/entities/doacao.entity'</text:span><text:span text:style-name="T11">;</text:span></text:p>
      <text:p text:style-name="P15"/>
      <text:p text:style-name="P13"><text:span text:style-name="T11">@</text:span><text:span text:style-name="T17">Injectable</text:span><text:span text:style-name="T11">()</text:span></text:p>
      <text:p text:style-name="P13"><text:span text:style-name="T9">export</text:span><text:span text:style-name="T11"> </text:span><text:span text:style-name="T19">class</text:span><text:span text:style-name="T11"> </text:span><text:span text:style-name="T21">DoadorService</text:span><text:span text:style-name="T11"> {</text:span></text:p>
      <text:p text:style-name="P13"><text:span text:style-name="T11"><text:s text:c="4"/></text:span><text:span text:style-name="T19">constructor</text:span><text:span text:style-name="T11">(</text:span></text:p>
      <text:p text:style-name="P13"><text:span text:style-name="T11"><text:s text:c="8"/>@</text:span><text:span text:style-name="T17">InjectRepository</text:span><text:span text:style-name="T11">(</text:span><text:span text:style-name="T21">Doador</text:span><text:span text:style-name="T11">)</text:span></text:p>
      <text:p text:style-name="P13"><text:span text:style-name="T11"><text:s text:c="8"/></text:span><text:span text:style-name="T19">private</text:span><text:span text:style-name="T11"> </text:span><text:span text:style-name="T19">readonly</text:span><text:span text:style-name="T11"> </text:span><text:span text:style-name="T13">doadorRepository</text:span><text:span text:style-name="T23">:</text:span></text:p>
      <text:p text:style-name="P13"><text:span text:style-name="T11"><text:s text:c="12"/></text:span><text:span text:style-name="T21">Repository</text:span><text:span text:style-name="T11">&lt;</text:span><text:span text:style-name="T21">Doador</text:span><text:span text:style-name="T11">&gt;) {</text:span></text:p>
      <text:p text:style-name="P13"><text:span text:style-name="T11"><text:s text:c="4"/>}</text:span></text:p>
      <text:p text:style-name="P15"/>
      <text:p text:style-name="P13"><text:span text:style-name="T11"><text:s text:c="4"/></text:span><text:span text:style-name="T19">async</text:span><text:span text:style-name="T11"> </text:span><text:span text:style-name="T17">create</text:span><text:span text:style-name="T11">(</text:span><text:span text:style-name="T13">createDoadorDto</text:span><text:span text:style-name="T23">:</text:span><text:span text:style-name="T11"> </text:span><text:span text:style-name="T21">CreateDoadorDto</text:span><text:span text:style-name="T11">) {</text:span></text:p>
      <text:p text:style-name="P13"><text:span text:style-name="T11"><text:s text:c="8"/></text:span><text:span text:style-name="T19">const</text:span><text:span text:style-name="T11"> </text:span><text:span text:style-name="T26">doador</text:span><text:span text:style-name="T11"> </text:span><text:span text:style-name="T23">=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create</text:span><text:span text:style-name="T11">(</text:span><text:span text:style-name="T13">createDoadorDto</text:span><text:span text:style-name="T11">);</text:span></text:p>
      <text:p text:style-name="P13"><text:span text:style-name="T11"><text:s text:c="8"/></text:span><text:span text:style-name="T9">return</text:span><text:span text:style-name="T11"> </text:span><text:span text:style-name="T9">await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save</text:span><text:span text:style-name="T11">(</text:span><text:span text:style-name="T26">doador</text:span><text:span text:style-name="T11">);</text:span></text:p>
      <text:p text:style-name="P13"><text:span text:style-name="T11"><text:s text:c="4"/>}</text:span></text:p>
      <text:p text:style-name="P15"/>
      <text:p text:style-name="P13"><text:span text:style-name="T11"><text:s text:c="4"/></text:span><text:span text:style-name="T19">async</text:span><text:span text:style-name="T11"> </text:span><text:span text:style-name="T17">findAll</text:span><text:span text:style-name="T11">() {</text:span></text:p>
      <text:p text:style-name="P13"><text:span text:style-name="T11"><text:s text:c="8"/></text:span><text:span text:style-name="T9">return</text:span><text:span text:style-name="T11"> </text:span><text:span text:style-name="T9">await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find</text:span><text:span text:style-name="T11">({ </text:span><text:span text:style-name="T13">where:</text:span><text:span text:style-name="T11"> { </text:span><text:span text:style-name="T13">situacao:</text:span><text:span text:style-name="T11"> </text:span><text:span text:style-name="T15">'ATIVO'</text:span><text:span text:style-name="T11"> } });</text:span></text:p>
      <text:p text:style-name="P13"><text:span text:style-name="T11"><text:s text:c="4"/>}</text:span></text:p>
      <text:p text:style-name="P15"/>
      <text:p text:style-name="P13"><text:span text:style-name="T11"><text:s text:c="4"/></text:span><text:span text:style-name="T19">async</text:span><text:span text:style-name="T11"> </text:span><text:span text:style-name="T17">findAllUsingFilter</text:span><text:span text:style-name="T11">(</text:span><text:span text:style-name="T13">dto</text:span><text:span text:style-name="T23">:</text:span><text:span text:style-name="T11"> </text:span><text:span text:style-name="T21">GetDoadorDto</text:span><text:span text:style-name="T11">) {</text:span></text:p>
      <text:p text:style-name="P15"/>
      <text:p text:style-name="P13"><text:soft-page-break/><text:span text:style-name="T11"><text:s text:c="8"/></text:span><text:span text:style-name="T19">const</text:span><text:span text:style-name="T11"> </text:span><text:span text:style-name="T17">buildQuery</text:span><text:span text:style-name="T11"> </text:span><text:span text:style-name="T23">=</text:span><text:span text:style-name="T11"> (</text:span><text:span text:style-name="T13">body</text:span><text:span text:style-name="T23">:</text:span><text:span text:style-name="T11"> </text:span><text:span text:style-name="T21">Partial</text:span><text:span text:style-name="T11">&lt;</text:span><text:span text:style-name="T21">GetDoadorDto</text:span><text:span text:style-name="T11">&gt;) </text:span><text:span text:style-name="T19">=&gt;</text:span><text:span text:style-name="T11"> {</text:span></text:p>
      <text:p text:style-name="P13"><text:span text:style-name="T11"><text:s text:c="12"/></text:span><text:span text:style-name="T19">let</text:span><text:span text:style-name="T11"> </text:span><text:span text:style-name="T13">query</text:span><text:span text:style-name="T11"> </text:span><text:span text:style-name="T23">=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createQueryBuilder</text:span><text:span text:style-name="T11">(</text:span><text:span text:style-name="T15">'doador'</text:span><text:span text:style-name="T11">);</text:span></text:p>
      <text:p text:style-name="P13"><text:span text:style-name="T11"><text:s text:c="12"/></text:span><text:span text:style-name="T13">query</text:span><text:span text:style-name="T11">.</text:span><text:span text:style-name="T17">where</text:span><text:span text:style-name="T11">(</text:span><text:span text:style-name="T15">'doador.situacao = :situacao'</text:span><text:span text:style-name="T11">, { </text:span><text:span text:style-name="T13">situacao:</text:span><text:span text:style-name="T11"> </text:span><text:span text:style-name="T15">'ATIVO'</text:span><text:span text:style-name="T11"> });</text:span></text:p>
      <text:p text:style-name="P15"/>
      <text:p text:style-name="P13"><text:span text:style-name="T11"><text:s text:c="12"/></text:span><text:span text:style-name="T29">//Para cada um dos parâmetros recebidos</text:span></text:p>
      <text:p text:style-name="P13"><text:span text:style-name="T11"><text:s text:c="12"/></text:span><text:span text:style-name="T21">Object</text:span><text:span text:style-name="T11">.</text:span><text:span text:style-name="T17">keys</text:span><text:span text:style-name="T11">(</text:span><text:span text:style-name="T13">body</text:span><text:span text:style-name="T11">).</text:span><text:span text:style-name="T17">forEach</text:span><text:span text:style-name="T11">(</text:span><text:span text:style-name="T13">key</text:span><text:span text:style-name="T11"> </text:span><text:span text:style-name="T19">=&gt;</text:span><text:span text:style-name="T11"> {</text:span></text:p>
      <text:p text:style-name="P13"><text:span text:style-name="T11"><text:s text:c="16"/></text:span><text:span text:style-name="T9">if</text:span><text:span text:style-name="T11"> (</text:span><text:span text:style-name="T23">!</text:span><text:span text:style-name="T17">isEmpty</text:span><text:span text:style-name="T11">(</text:span><text:span text:style-name="T13">body</text:span><text:span text:style-name="T11">[</text:span><text:span text:style-name="T13">key</text:span><text:span text:style-name="T11">])) {</text:span></text:p>
      <text:p text:style-name="P13"><text:span text:style-name="T11"><text:s text:c="20"/></text:span><text:span text:style-name="T13">query</text:span><text:span text:style-name="T11">.</text:span><text:span text:style-name="T17">andWhere</text:span><text:span text:style-name="T11">(</text:span><text:span text:style-name="T15">`doador.</text:span><text:span text:style-name="T19">${</text:span><text:span text:style-name="T13">key</text:span><text:span text:style-name="T19">}</text:span><text:span text:style-name="T15"> = :</text:span><text:span text:style-name="T19">${</text:span><text:span text:style-name="T13">key</text:span><text:span text:style-name="T19">}</text:span><text:span text:style-name="T15">`</text:span><text:span text:style-name="T11">, { </text:span><text:span text:style-name="T13">[key]:</text:span><text:span text:style-name="T11"> </text:span><text:span text:style-name="T13">body</text:span><text:span text:style-name="T11">[</text:span><text:span text:style-name="T13">key</text:span><text:span text:style-name="T11">] });</text:span></text:p>
      <text:p text:style-name="P13"><text:span text:style-name="T11"><text:s text:c="16"/>} </text:span><text:span text:style-name="T9">else</text:span><text:span text:style-name="T11"> {</text:span></text:p>
      <text:p text:style-name="P13"><text:span text:style-name="T11"><text:s text:c="20"/></text:span><text:span text:style-name="T29">// console.log(`Campo vazio ou indefinido: ${key}`);</text:span></text:p>
      <text:p text:style-name="P13"><text:span text:style-name="T11"><text:s text:c="16"/>}</text:span></text:p>
      <text:p text:style-name="P13"><text:span text:style-name="T11"><text:s text:c="12"/>});</text:span></text:p>
      <text:p text:style-name="P15"/>
      <text:p text:style-name="P13"><text:span text:style-name="T11"><text:s text:c="12"/></text:span><text:span text:style-name="T29">//Faz com a query não contenha a situação de cada doador</text:span></text:p>
      <text:p text:style-name="P13"><text:span text:style-name="T11"><text:s text:c="12"/></text:span><text:span text:style-name="T13">query</text:span><text:span text:style-name="T11">.</text:span><text:span text:style-name="T17">select</text:span><text:span text:style-name="T11">([</text:span><text:span text:style-name="T15">'doador.codigo'</text:span><text:span text:style-name="T11">, </text:span><text:span text:style-name="T15">'doador.nome'</text:span><text:span text:style-name="T11">, </text:span><text:span text:style-name="T15">'doador.cpf'</text:span><text:span text:style-name="T11">, </text:span><text:span text:style-name="T15">'doador.contato'</text:span><text:span text:style-name="T11">, </text:span><text:span text:style-name="T15">'doador.tipoSanguineo'</text:span><text:span text:style-name="T11">, </text:span><text:span text:style-name="T15">'doador.rh'</text:span><text:span text:style-name="T11">, </text:span><text:span text:style-name="T15">'doador.tipoRhCorretos'</text:span><text:span text:style-name="T11">]);</text:span></text:p>
      <text:p text:style-name="P15"/>
      <text:p text:style-name="P13"><text:span text:style-name="T11"><text:s text:c="12"/></text:span><text:span text:style-name="T9">return</text:span><text:span text:style-name="T11"> </text:span><text:span text:style-name="T13">query</text:span><text:span text:style-name="T11">;</text:span></text:p>
      <text:p text:style-name="P13"><text:span text:style-name="T11"><text:s text:c="8"/>};</text:span></text:p>
      <text:p text:style-name="P15"/>
      <text:p text:style-name="P13"><text:span text:style-name="T11"><text:s text:c="8"/></text:span><text:span text:style-name="T9">return</text:span><text:span text:style-name="T11"> </text:span><text:span text:style-name="T17">buildQuery</text:span><text:span text:style-name="T11">(</text:span><text:span text:style-name="T13">dto</text:span><text:span text:style-name="T11">).</text:span><text:span text:style-name="T17">getMany</text:span><text:span text:style-name="T11">();</text:span></text:p>
      <text:p text:style-name="P13"><text:span text:style-name="T11"><text:s text:c="4"/>}</text:span></text:p>
      <text:p text:style-name="P15"><text:soft-page-break/></text:p>
      <text:p text:style-name="P13"><text:span text:style-name="T11"><text:s text:c="4"/></text:span><text:span text:style-name="T19">async</text:span><text:span text:style-name="T11"> </text:span><text:span text:style-name="T17">findAllDonationsByDoadorCodigo</text:span><text:span text:style-name="T11">(</text:span><text:span text:style-name="T13">codigo</text:span><text:span text:style-name="T23">:</text:span><text:span text:style-name="T11"> </text:span><text:span text:style-name="T21">number</text:span><text:span text:style-name="T11">)</text:span><text:span text:style-name="T23">:</text:span><text:span text:style-name="T11"> </text:span><text:span text:style-name="T21">Promise</text:span><text:span text:style-name="T11">&lt;</text:span><text:span text:style-name="T21">Doacao</text:span><text:span text:style-name="T11">[]&gt; {</text:span></text:p>
      <text:p text:style-name="P13"><text:span text:style-name="T11"><text:s text:c="8"/></text:span><text:span text:style-name="T19">const</text:span><text:span text:style-name="T11"> </text:span><text:span text:style-name="T26">doador</text:span><text:span text:style-name="T11"> </text:span><text:span text:style-name="T23">=</text:span><text:span text:style-name="T11"> </text:span><text:span text:style-name="T9">await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findOne</text:span><text:span text:style-name="T11">({</text:span></text:p>
      <text:p text:style-name="P13"><text:span text:style-name="T11"><text:s text:c="12"/></text:span><text:span text:style-name="T13">where:</text:span><text:span text:style-name="T11"> { </text:span><text:span text:style-name="T13">codigo</text:span><text:span text:style-name="T11"> },</text:span></text:p>
      <text:p text:style-name="P13"><text:span text:style-name="T11"><text:s text:c="12"/></text:span><text:span text:style-name="T13">relations:</text:span><text:span text:style-name="T11"> [</text:span><text:span text:style-name="T15">'doacoes'</text:span><text:span text:style-name="T11">],</text:span></text:p>
      <text:p text:style-name="P13"><text:span text:style-name="T11"><text:s text:c="8"/>});</text:span></text:p>
      <text:p text:style-name="P15"/>
      <text:p text:style-name="P13"><text:span text:style-name="T11"><text:s text:c="8"/></text:span><text:span text:style-name="T9">return</text:span><text:span text:style-name="T11"> </text:span><text:span text:style-name="T26">doador</text:span><text:span text:style-name="T11"> </text:span><text:span text:style-name="T23">?</text:span><text:span text:style-name="T11"> </text:span><text:span text:style-name="T26">doador</text:span><text:span text:style-name="T11">.</text:span><text:span text:style-name="T13">doacoes</text:span><text:span text:style-name="T11"> </text:span><text:span text:style-name="T23">:</text:span><text:span text:style-name="T11"> [];</text:span></text:p>
      <text:p text:style-name="P13"><text:span text:style-name="T11"><text:s text:c="4"/>}</text:span></text:p>
      <text:p text:style-name="P15"/>
      <text:p text:style-name="P15"/>
      <text:p text:style-name="P13"><text:span text:style-name="T11"><text:s text:c="4"/></text:span><text:span text:style-name="T19">async</text:span><text:span text:style-name="T11"> </text:span><text:span text:style-name="T17">findOne</text:span><text:span text:style-name="T11">(</text:span><text:span text:style-name="T13">codigo</text:span><text:span text:style-name="T23">:</text:span><text:span text:style-name="T11"> </text:span><text:span text:style-name="T21">number</text:span><text:span text:style-name="T11">) {</text:span></text:p>
      <text:p text:style-name="P13"><text:span text:style-name="T11"><text:s text:c="8"/></text:span><text:span text:style-name="T9">return</text:span><text:span text:style-name="T11"> </text:span><text:span text:style-name="T9">await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findOne</text:span><text:span text:style-name="T11">({</text:span></text:p>
      <text:p text:style-name="P13"><text:span text:style-name="T11"><text:s text:c="12"/></text:span><text:span text:style-name="T13">where:</text:span><text:span text:style-name="T11"> { </text:span><text:span text:style-name="T13">codigo</text:span><text:span text:style-name="T11">, </text:span><text:span text:style-name="T13">situacao:</text:span><text:span text:style-name="T11"> </text:span><text:span text:style-name="T15">'ATIVO'</text:span><text:span text:style-name="T11"> }</text:span></text:p>
      <text:p text:style-name="P13"><text:span text:style-name="T11"><text:s text:c="8"/>});</text:span></text:p>
      <text:p text:style-name="P13"><text:span text:style-name="T11"><text:s text:c="4"/>}</text:span></text:p>
      <text:p text:style-name="P15"/>
      <text:p text:style-name="P13"><text:span text:style-name="T11"><text:s text:c="4"/></text:span><text:span text:style-name="T19">async</text:span><text:span text:style-name="T11"> </text:span><text:span text:style-name="T17">update</text:span><text:span text:style-name="T11">(</text:span><text:span text:style-name="T13">id</text:span><text:span text:style-name="T23">:</text:span><text:span text:style-name="T11"> </text:span><text:span text:style-name="T21">number</text:span><text:span text:style-name="T11">, </text:span><text:span text:style-name="T13">updateDoadorDto</text:span><text:span text:style-name="T23">:</text:span><text:span text:style-name="T11"> </text:span><text:span text:style-name="T21">UpdateDoadorDto</text:span><text:span text:style-name="T11">) {</text:span></text:p>
      <text:p text:style-name="P15"/>
      <text:p text:style-name="P13"><text:span text:style-name="T11"><text:s text:c="8"/></text:span><text:span text:style-name="T19">const</text:span><text:span text:style-name="T11"> </text:span><text:span text:style-name="T26">doador</text:span><text:span text:style-name="T11"> </text:span><text:span text:style-name="T23">=</text:span><text:span text:style-name="T11"> </text:span><text:span text:style-name="T9">await</text:span><text:span text:style-name="T11"> </text:span><text:span text:style-name="T19">this</text:span><text:span text:style-name="T11">.</text:span><text:span text:style-name="T17">findOne</text:span><text:span text:style-name="T11">(</text:span><text:span text:style-name="T13">id</text:span><text:span text:style-name="T11">);</text:span></text:p>
      <text:p text:style-name="P13"><text:span text:style-name="T11"><text:s text:c="8"/></text:span><text:span text:style-name="T9">if</text:span><text:span text:style-name="T11"> (</text:span><text:span text:style-name="T23">!</text:span><text:span text:style-name="T26">doador</text:span><text:span text:style-name="T11">) {</text:span></text:p>
      <text:p text:style-name="P13"><text:soft-page-break/><text:span text:style-name="T11"><text:s text:c="12"/></text:span><text:span text:style-name="T9">throw</text:span><text:span text:style-name="T11"> </text:span><text:span text:style-name="T19">new</text:span><text:span text:style-name="T11"> </text:span><text:span text:style-name="T21">NotFoundException</text:span><text:span text:style-name="T11">();</text:span></text:p>
      <text:p text:style-name="P13"><text:span text:style-name="T11"><text:s text:c="8"/>}</text:span></text:p>
      <text:p text:style-name="P13"><text:span text:style-name="T11"><text:s text:c="8"/></text:span><text:span text:style-name="T9">return</text:span><text:span text:style-name="T11"> </text:span><text:span text:style-name="T9">await</text:span><text:span text:style-name="T11"> </text:span><text:span text:style-name="T19">this</text:span><text:span text:style-name="T11">.</text:span><text:span text:style-name="T26">doadorRepository</text:span><text:span text:style-name="T11">.</text:span><text:span text:style-name="T17">update</text:span><text:span text:style-name="T11">(</text:span><text:span text:style-name="T13">id</text:span><text:span text:style-name="T11">, </text:span><text:span text:style-name="T13">updateDoadorDto</text:span><text:span text:style-name="T11">);</text:span></text:p>
      <text:p text:style-name="P13"><text:span text:style-name="T11"><text:s text:c="4"/>}</text:span></text:p>
      <text:p text:style-name="P15"/>
      <text:p text:style-name="P13"><text:span text:style-name="T11"><text:s text:c="4"/></text:span><text:span text:style-name="T19">async</text:span><text:span text:style-name="T11"> </text:span><text:span text:style-name="T17">remove</text:span><text:span text:style-name="T11">(</text:span><text:span text:style-name="T13">id</text:span><text:span text:style-name="T23">:</text:span><text:span text:style-name="T11"> </text:span><text:span text:style-name="T21">number</text:span><text:span text:style-name="T11">) {</text:span></text:p>
      <text:p text:style-name="P13"><text:span text:style-name="T11"><text:s text:c="8"/></text:span><text:span text:style-name="T19">const</text:span><text:span text:style-name="T11"> </text:span><text:span text:style-name="T26">doador</text:span><text:span text:style-name="T11"> </text:span><text:span text:style-name="T23">=</text:span><text:span text:style-name="T11"> </text:span><text:span text:style-name="T9">await</text:span><text:span text:style-name="T11"> </text:span><text:span text:style-name="T19">this</text:span><text:span text:style-name="T11">.</text:span><text:span text:style-name="T17">findOne</text:span><text:span text:style-name="T11">(</text:span><text:span text:style-name="T13">id</text:span><text:span text:style-name="T11">);</text:span></text:p>
      <text:p text:style-name="P13"><text:span text:style-name="T11"><text:s text:c="8"/></text:span><text:span text:style-name="T9">if</text:span><text:span text:style-name="T11"> (</text:span><text:span text:style-name="T23">!</text:span><text:span text:style-name="T13">doador</text:span><text:span text:style-name="T11">) {</text:span></text:p>
      <text:p text:style-name="P13"><text:span text:style-name="T11"><text:s text:c="12"/></text:span><text:span text:style-name="T9">throw</text:span><text:span text:style-name="T11"> </text:span><text:span text:style-name="T19">new</text:span><text:span text:style-name="T11"> </text:span><text:span text:style-name="T17">NotFoundException</text:span><text:span text:style-name="T11">();</text:span></text:p>
      <text:p text:style-name="P13"><text:span text:style-name="T11"><text:s text:c="8"/>}</text:span></text:p>
      <text:p text:style-name="P15"/>
      <text:p text:style-name="P13"><text:span text:style-name="T11"><text:s text:c="8"/></text:span><text:span text:style-name="T13">doador</text:span><text:span text:style-name="T11">.</text:span><text:span text:style-name="T13">situacao</text:span><text:span text:style-name="T11"> </text:span><text:span text:style-name="T23">=</text:span><text:span text:style-name="T11"> </text:span><text:span text:style-name="T15">'INATIVO'</text:span><text:span text:style-name="T11">;</text:span></text:p>
      <text:p text:style-name="P13"><text:span text:style-name="T11"><text:s text:c="8"/></text:span><text:span text:style-name="T9">return</text:span><text:span text:style-name="T11"> </text:span><text:span text:style-name="T9">await</text:span><text:span text:style-name="T11"> </text:span><text:span text:style-name="T19">this</text:span><text:span text:style-name="T11">.</text:span><text:span text:style-name="T13">doadorRepository</text:span><text:span text:style-name="T11">.</text:span><text:span text:style-name="T17">update</text:span><text:span text:style-name="T11">(</text:span><text:span text:style-name="T13">id</text:span><text:span text:style-name="T11">, </text:span><text:span text:style-name="T13">doador</text:span><text:span text:style-name="T11">)</text:span></text:p>
      <text:p text:style-name="P13"><text:span text:style-name="T11"><text:s text:c="4"/>}</text:span></text:p>
      <text:p text:style-name="P13"><text:span text:style-name="T11">}</text:span></text:p>
      <text:p text:style-name="P15"/>
      <text:p text:style-name="P12"/>
      <text:p text:style-name="P11"><text:span text:style-name="T3">Com os passos anteriores você deveria ser capaz de obter um CRUD completo tanto com doadores quanto com doações.</text:span></text:p>
      <text:p text:style-name="P12"/>
      <text:p text:style-name="P12"/>
      <text:p text:style-name="P12"/>
      <text:p text:style-name="P4"><text:soft-page-break/></text:p>
      <text:p text:style-name="P4"/>
      <text:p text:style-name="P16"><text:span text:style-name="T4">Como criar o CRUD - Etapa front-end</text:span></text:p>
      <text:p text:style-name="P18"/>
      <text:p text:style-name="P16"><text:span text:style-name="T3">Agora precisamos construir o visual, ou seja, a etapa de Front-end. A fim de organizar melhor as requisições feitas, criaremos uma nova pasta com uma classe contendo métodos de cada contexto (Doações e Doadores).</text:span></text:p>
      <text:p text:style-name="P16"><text:span text:style-name="T3">Abra a pasta projeto-vue e navegue até a pasta </text:span><text:span text:style-name="T6">src</text:span><text:span text:style-name="T3">. Dentro dela, crie uma nova pasta chamada </text:span><text:span text:style-name="T6">services</text:span><text:span text:style-name="T5">. </text:span><text:span text:style-name="T3">Navegue até ela. Agora crie dois arquivos:</text:span></text:p>
      <text:p text:style-name="P16"><text:span text:style-name="T3">DoacaoService.js</text:span></text:p>
      <text:p text:style-name="P16"><text:span text:style-name="T3">DoadorService.js</text:span></text:p>
      <text:p text:style-name="P6"><text:span text:style-name="T3">Agora no interior do arquivo DoadorService.js, colocaremos os métodos que dizem respeito à classe Doador no nosso sistema, como cadastrarDoador, buscarDoador, remover e alterar. Insira o seguinte código: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32">class</text:span><text:span text:style-name="T30"> </text:span><text:span text:style-name="T31">DoadorService</text:span><text:span text:style-name="T30"> {<text:line-break/> <text:s text:c="2"/></text:span><text:span text:style-name="T32">constructor</text:span><text:span text:style-name="T30">(){<text:line-break/> <text:s text:c="6"/></text:span><text:span text:style-name="T32">this</text:span><text:span text:style-name="T30">.apiBaseUrl = </text:span><text:span text:style-name="T33">'http://localhost:3000'</text:span><text:span text:style-name="T30">;<text:line-break/> <text:s text:c="2"/>}<text:line-break/><text:line-break/> <text:s text:c="2"/></text:span><text:span text:style-name="T32">async</text:span><text:span text:style-name="T30"> cadastrarDoador(doadorData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"http://localhost:3000/doador"</text:span><text:span text:style-name="T30">, {<text:line-break/> <text:s text:c="10"/>method: </text:span><text:span text:style-name="T33">"POST"</text:span><text:span text:style-name="T30">,<text:line-break/> <text:s text:c="10"/>headers: {<text:line-break/> <text:s text:c="14"/></text:span><text:span text:style-name="T33">"Content-Type"</text:span><text:span text:style-name="T30">: </text:span><text:span text:style-name="T33">"application/json"</text:span><text:span text:style-name="T30">,<text:line-break/> <text:s text:c="10"/>},<text:line-break/> <text:s text:c="10"/>body: </text:span><text:span text:style-name="T31">JSON</text:span><text:span text:style-name="T30">.stringify(doadorData),<text:line-break/> <text:s text:c="6"/>})<text:line-break/> <text:s text:c="2"/>}<text:line-break/><text:line-break/> <text:s text:c="2"/></text:span><text:span text:style-name="T32">async</text:span><text:span text:style-name="T30"> buscarDoador(doadorData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`${</text:span><text:span text:style-name="T32">this</text:span><text:span text:style-name="T33">.apiBaseUrl}/doador/query`</text:span><text:span text:style-name="T30">, {<text:line-break/> <text:s text:c="10"/>method: </text:span><text:span text:style-name="T33">'POST'</text:span><text:span text:style-name="T30">,<text:line-break/> <text:s text:c="10"/>headers: {<text:line-break/> <text:s text:c="14"/></text:span><text:span text:style-name="T33">'Content-Type'</text:span><text:span text:style-name="T30">: </text:span><text:span text:style-name="T33">'application/json'</text:span><text:span text:style-name="T30">,<text:line-break/> <text:s text:c="10"/>},<text:line-break/> <text:s text:c="10"/>body: </text:span><text:span text:style-name="T31">JSON</text:span><text:span text:style-name="T30">.stringify(doadorData),<text:line-break/> <text:s text:c="2"/>});<text:line-break/> <text:s text:c="6"/></text:span><text:span text:style-name="T32">return</text:span><text:span text:style-name="T30"> response.json();<text:line-break/> <text:s text:c="2"/>}<text:line-break/><text:line-break/> <text:s text:c="2"/></text:span><text:span text:style-name="T32">async</text:span><text:span text:style-name="T30"> remover(doadorId) {<text:line-break/> <text:s text:c="6"/></text:span><text:span text:style-name="T32">await</text:span><text:span text:style-name="T30"> fetch(</text:span><text:span text:style-name="T33">`${</text:span><text:span text:style-name="T32">this</text:span><text:span text:style-name="T33">.apiBaseUrl}/doador/${doadorId}`</text:span><text:span text:style-name="T30">, {<text:line-break/> <text:s text:c="10"/>method: </text:span><text:span text:style-name="T33">'DELETE'</text:span><text:span text:style-name="T30">,<text:line-break/> <text:s text:c="6"/>});<text:line-break/> <text:s text:c="2"/>}<text:line-break/><text:line-break/> <text:s text:c="2"/></text:span><text:span text:style-name="T32">async</text:span><text:span text:style-name="T30"> alterar(doador) {<text:line-break/> <text:s text:c="6"/></text:span><text:span text:style-name="T32">await</text:span><text:span text:style-name="T30"> fetch(</text:span><text:span text:style-name="T33">`${</text:span><text:span text:style-name="T32">this</text:span><text:span text:style-name="T33">.apiBaseUrl}/doador/${doador.codigo}`</text:span><text:span text:style-name="T30">, {<text:line-break/> <text:s text:c="10"/>method: </text:span><text:span text:style-name="T33">'PATCH'</text:span><text:span text:style-name="T30">,<text:line-break/> <text:s text:c="10"/>headers: {<text:line-break/> <text:s text:c="14"/></text:span><text:span text:style-name="T33">'Content-Type'</text:span><text:span text:style-name="T30">: </text:span><text:span text:style-name="T33">'application/json'</text:span><text:span text:style-name="T30"><text:line-break/> <text:s text:c="10"/>},<text:line-break/> <text:s text:c="10"/>body: </text:span><text:span text:style-name="T31">JSON</text:span><text:span text:style-name="T30">.stringify(doador),<text:line-break/> <text:s text:c="6"/>});<text:line-break/> <text:s text:c="2"/>}<text:line-break/>}<text:line-break/><text:line-break/></text:span><text:span text:style-name="T32">export</text:span><text:span text:style-name="T30"> </text:span><text:span text:style-name="T32">default</text:span><text:span text:style-name="T30"> </text:span><text:span text:style-name="T32">new</text:span><text:span text:style-name="T30"> DoadorService();</text:span></text:p>
          </table:table-cell>
        </table:table-row>
      </table:table>
      <text:p text:style-name="P5"/>
      <text:p text:style-name="P6"><text:span text:style-name="T3">Continuando, feche este arquivo. Abra DoacaoService agora e coloque os métodos relativos à Doação (cadastrarDoação, buscarDoacoesByDoadorId, buscarDoacoes, buscarDoacoesByFilter):</text:span></text:p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32">class</text:span><text:span text:style-name="T30"> </text:span><text:span text:style-name="T31">DoacaoService</text:span><text:span text:style-name="T30"> {<text:line-break/> <text:s text:c="2"/></text:span><text:span text:style-name="T32">constructor</text:span><text:span text:style-name="T30">(){<text:line-break/> <text:s text:c="6"/></text:span><text:span text:style-name="T32">this</text:span><text:span text:style-name="T30">.apiBaseUrl = </text:span><text:span text:style-name="T33">'http://localhost:3000'</text:span><text:span text:style-name="T30">;<text:line-break/> <text:s text:c="2"/>}<text:line-break/><text:line-break/> <text:s text:c="2"/></text:span><text:span text:style-name="T32">async</text:span><text:span text:style-name="T30"> cadastrarDoacao(doacaoData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"http://localhost:3000/doacao"</text:span><text:span text:style-name="T30">, {<text:line-break/> <text:s text:c="10"/>method: </text:span><text:span text:style-name="T33">"POST"</text:span><text:span text:style-name="T30">,<text:line-break/> <text:s text:c="10"/>headers: {<text:line-break/> <text:s text:c="14"/></text:span><text:span text:style-name="T33">"Content-Type"</text:span><text:span text:style-name="T30">: </text:span><text:span text:style-name="T33">"application/json"</text:span><text:span text:style-name="T30">,<text:line-break/> <text:s text:c="10"/>},<text:line-break/> <text:s text:c="10"/>body: </text:span><text:span text:style-name="T31">JSON</text:span><text:span text:style-name="T30">.stringify(doacaoData),<text:line-break/> <text:s text:c="6"/>})<text:line-break/> <text:s text:c="2"/>}<text:line-break/><text:line-break/> <text:s text:c="2"/></text:span><text:span text:style-name="T32">async</text:span><text:span text:style-name="T30"> buscarDoacoesByDoadorId(doadorId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`${</text:span><text:span text:style-name="T32">this</text:span><text:span text:style-name="T33">.apiBaseUrl}/doacao/${doadorId}/doacoes`</text:span><text:span text:style-name="T30">, {<text:line-break/> <text:s text:c="10"/>method: </text:span><text:span text:style-name="T33">'GET'</text:span><text:span text:style-name="T30">,<text:line-break/> <text:s text:c="10"/>headers: {<text:line-break/> <text:s text:c="14"/></text:span><text:span text:style-name="T33">'Content-Type'</text:span><text:span text:style-name="T30">: </text:span><text:span text:style-name="T33">'application/json'</text:span><text:span text:style-name="T30">,<text:line-break/> <text:s text:c="10"/>},<text:line-break/> <text:s text:c="2"/>});<text:line-break/> <text:s text:c="6"/></text:span><text:span text:style-name="T31">console</text:span><text:span text:style-name="T30">.log(</text:span><text:span text:style-name="T33">"Buscou doacoes!"</text:span><text:span text:style-name="T30">);<text:line-break/> <text:s text:c="6"/></text:span><text:span text:style-name="T32">return</text:span><text:span text:style-name="T30"> response.json();<text:line-break/> <text:s text:c="2"/>}<text:line-break/><text:line-break/> <text:s text:c="2"/></text:span><text:span text:style-name="T32">async</text:span><text:span text:style-name="T30"> buscarDoacoes(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`${</text:span><text:span text:style-name="T32">this</text:span><text:span text:style-name="T33">.apiBaseUrl}/doacao`</text:span><text:span text:style-name="T30">, {<text:line-break/> <text:s text:c="10"/>method: </text:span><text:span text:style-name="T33">'GET'</text:span><text:span text:style-name="T30">,<text:line-break/> <text:s text:c="10"/>headers: {<text:line-break/> <text:s text:c="14"/></text:span><text:span text:style-name="T33">'Content-Type'</text:span><text:span text:style-name="T30">: </text:span><text:span text:style-name="T33">'application/json'</text:span><text:span text:style-name="T30">,<text:line-break/> <text:s text:c="10"/>},<text:line-break/> <text:s text:c="6"/>});<text:line-break/> <text:s text:c="6"/></text:span><text:span text:style-name="T31">console</text:span><text:span text:style-name="T30">.log(</text:span><text:span text:style-name="T33">"Buscou doacoes!"</text:span><text:span text:style-name="T30">);<text:line-break/> <text:s text:c="6"/></text:span><text:span text:style-name="T32">return</text:span><text:span text:style-name="T30"> response.json();<text:line-break/> <text:s text:c="2"/>}<text:line-break/><text:line-break/> <text:s text:c="2"/></text:span><text:span text:style-name="T32">async</text:span><text:span text:style-name="T30"> buscarDoacoesByFilter(dataRange) {<text:line-break/> <text:s text:c="6"/></text:span><text:span text:style-name="T32">const</text:span><text:span text:style-name="T30"> response = </text:span><text:span text:style-name="T32">await</text:span><text:span text:style-name="T30"> fetch(</text:span><text:span text:style-name="T33">`${</text:span><text:span text:style-name="T32">this</text:span><text:span text:style-name="T33">.apiBaseUrl}/doacao/by-date`</text:span><text:span text:style-name="T30">, {<text:line-break/> <text:s text:c="10"/>method: </text:span><text:span text:style-name="T33">'POST'</text:span><text:span text:style-name="T30">,<text:line-break/> <text:s text:c="10"/>headers: {<text:line-break/> <text:s text:c="14"/></text:span><text:span text:style-name="T33">'Content-Type'</text:span><text:span text:style-name="T30">: </text:span><text:span text:style-name="T33">'application/json'</text:span><text:span text:style-name="T30">,<text:line-break/> <text:s text:c="10"/>},<text:line-break/> <text:s text:c="10"/>body: </text:span><text:span text:style-name="T31">JSON</text:span><text:span text:style-name="T30">.stringify(dataRange)<text:line-break/> <text:s text:c="6"/>});<text:line-break/> <text:s text:c="6"/></text:span><text:span text:style-name="T31">console</text:span><text:span text:style-name="T30">.log(</text:span><text:span text:style-name="T33">"Buscou doacoes por filtro!"</text:span><text:span text:style-name="T30">);<text:line-break/> <text:s text:c="6"/></text:span><text:span text:style-name="T32">return</text:span><text:span text:style-name="T30"> response.json();<text:line-break/> <text:s text:c="2"/>}<text:line-break/>}<text:line-break/><text:line-break/></text:span><text:span text:style-name="T32">export</text:span><text:span text:style-name="T30"> </text:span><text:span text:style-name="T32">default</text:span><text:span text:style-name="T30"> </text:span><text:span text:style-name="T32">new</text:span><text:span text:style-name="T30"> DoacaoService();</text:span></text:p>
          </table:table-cell>
        </table:table-row>
      </table:table>
      <text:p text:style-name="P4"/>
      <text:p text:style-name="P17"><text:span text:style-name="T3">Agora precisamos adaptar nosso código para comportar essa nova separação de interesses. Feche o arquivo </text:span><text:span text:style-name="T6">DoacaoService</text:span><text:span text:style-name="T3"> e navegue para a pasta </text:span><text:span text:style-name="T6">components</text:span><text:span text:style-name="T3">.</text:span></text:p>
      <text:p text:style-name="P7"><text:span text:style-name="T3"><text:tab/>Faremos a parte de cadastro e listagem de doações dentro do campo de Busca de Doadores. Abra o arquivo BuscaDoador pois vamos modificá-lo para melhor leitura do código.</text:span></text:p>
      <text:p text:style-name="P7"><text:span text:style-name="T3">Começando pelos scripts, remova a tag script atual do código </text:span><text:span text:style-name="T4">(que está entre &lt;script&gt; e &lt;/script&gt;).</text:span><text:span text:style-name="T3"> Substitua por essa:</text:span></text:p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30">&lt;script&gt;<text:line-break/></text:span><text:span text:style-name="T32">import</text:span><text:span text:style-name="T30"> useVuelidate from </text:span><text:span text:style-name="T33">"@vuelidate/core"</text:span><text:span text:style-name="T30">;<text:line-break/></text:span><text:span text:style-name="T32">import</text:span><text:span text:style-name="T30"> { required } from </text:span><text:span text:style-name="T33">"@vuelidate/validators"</text:span><text:span text:style-name="T30">;<text:line-break/></text:span><text:span text:style-name="T32">import</text:span><text:span text:style-name="T30"> DoacaoService from </text:span><text:span text:style-name="T33">'@/services/DoacaoService'</text:span><text:span text:style-name="T30">;<text:line-break/></text:span><text:span text:style-name="T32">import</text:span><text:span text:style-name="T30"> Modal from </text:span><text:span text:style-name="T33">'./Modal.vue'</text:span><text:span text:style-name="T30">;<text:line-break/></text:span><text:span text:style-name="T32">import</text:span><text:span text:style-name="T30"> DoadorService from </text:span><text:span text:style-name="T33">'@/services/DoadorService'</text:span><text:span text:style-name="T30">;<text:line-break/><text:line-break/>export </text:span><text:span text:style-name="T32">default</text:span><text:span text:style-name="T30"> {<text:line-break/> <text:s text:c="2"/>name: </text:span><text:span text:style-name="T33">"BuscaDoador"</text:span><text:span text:style-name="T30">,<text:line-break/> <text:s text:c="2"/>setup() {<text:line-break/> <text:s text:c="6"/></text:span><text:span text:style-name="T32">return</text:span><text:span text:style-name="T30"> { v$: useVuelidate() };<text:line-break/> <text:s text:c="2"/>},<text:line-break/> <text:s text:c="2"/></text:span><text:span text:style-name="T32">data</text:span><text:span text:style-name="T30">() {<text:line-break/> <text:s text:c="6"/></text:span><text:span text:style-name="T32">return</text:span><text:span text:style-name="T30"> {<text:line-break/> <text:s text:c="10"/>formulario: </text:span><text:span text:style-name="T32">true</text:span><text:span text:style-name="T30">, </text:span><text:span text:style-name="T34">// booleano para dizer qual template apresentar: se o formulario de busca de doadores deve aparecer ou nao</text:span><text:span text:style-name="T30"><text:line-break/> <text:s text:c="10"/>buscou: </text:span><text:span text:style-name="T32">false</text:span><text:span text:style-name="T30">, </text:span><text:span text:style-name="T34">// booleano para dizer qual template apresentar: se buscou buscou doadores ou nao</text:span><text:span text:style-name="T30"><text:line-break/> <text:s text:c="10"/>alterando: </text:span><text:span text:style-name="T32">false</text:span><text:span text:style-name="T30">, </text:span><text:span text:style-name="T34">// booleano para dizer se estamos alterando um doador</text:span><text:span text:style-name="T30"><text:line-break/> <text:s text:c="10"/>listando_doacoes: </text:span><text:span text:style-name="T32">false</text:span><text:span text:style-name="T30">, </text:span><text:span text:style-name="T34">// booleano para dizer se estamos listando as doações de um doador</text:span><text:span text:style-name="T30"><text:line-break/> <text:s text:c="10"/>nova_doacao: </text:span><text:span text:style-name="T32">false</text:span><text:span text:style-name="T30">, </text:span><text:span text:style-name="T34">// booleano para dizer se estamos criando uma nova doação</text:span><text:span text:style-name="T30"><text:line-break/> <text:s text:c="10"/>userData: {<text:line-break/> <text:s text:c="14"/>codigo: </text:span><text:span text:style-name="T33">""</text:span><text:span text:style-name="T30">,<text:line-break/> <text:s text:c="14"/>nome: </text:span><text:span text:style-name="T33">""</text:span><text:span text:style-name="T30">,<text:line-break/> <text:s text:c="14"/>cpf: </text:span><text:span text:style-name="T33">""</text:span><text:span text:style-name="T30">,<text:line-break/> <text:s text:c="14"/>contato: </text:span><text:span text:style-name="T33">""</text:span><text:span text:style-name="T30">,<text:line-break/> <text:s text:c="14"/>tipoSanguineo: </text:span><text:span text:style-name="T33">""</text:span><text:span text:style-name="T30">,<text:line-break/> <text:s text:c="14"/>rh: </text:span><text:span text:style-name="T33">""</text:span><text:span text:style-name="T30">,<text:line-break/> <text:s text:c="14"/>tipoRhCorretos: </text:span><text:span text:style-name="T33">""</text:span><text:span text:style-name="T30"><text:line-break/> <text:s text:c="10"/>},<text:line-break/> <text:s text:c="10"/>donationData: {<text:line-break/> <text:s text:c="14"/></text:span><text:span text:style-name="T32">data</text:span><text:span text:style-name="T30">: </text:span><text:span text:style-name="T33">""</text:span><text:span text:style-name="T30">,<text:line-break/> <text:s text:c="14"/>hora: </text:span><text:span text:style-name="T33">""</text:span><text:span text:style-name="T30">,<text:line-break/> <text:s text:c="14"/>volume: </text:span><text:span text:style-name="T33">""</text:span><text:span text:style-name="T30">,<text:line-break/> <text:s text:c="14"/>codigo_doador: </text:span><text:span text:style-name="T33">""</text:span><text:span text:style-name="T30"><text:line-break/> <text:s text:c="10"/>},<text:line-break/> <text:s text:c="10"/>doadorSelecionado: Object,<text:line-break/> <text:s text:c="10"/>objAlterando: Object,<text:line-break/> <text:s text:c="10"/>doadoresBuscados: Object,<text:line-break/> <text:s text:c="10"/>doacoesBuscadas: Object,<text:line-break/> <text:s text:c="10"/>isModalVisible: </text:span><text:span text:style-name="T32">false</text:span><text:span text:style-name="T30">,<text:line-break/> <text:s text:c="6"/>};<text:line-break/> <text:s text:c="2"/>},<text:line-break/> <text:s text:c="2"/>validations: {<text:line-break/> <text:s text:c="6"/>donationData: {<text:line-break/> <text:s text:c="10"/></text:span><text:span text:style-name="T32">data</text:span><text:span text:style-name="T30">: { required },<text:line-break/> <text:s text:c="10"/>hora: { required },<text:line-break/> <text:s text:c="10"/>volume: { required },<text:line-break/> <text:s text:c="6"/>},<text:line-break/> <text:s text:c="2"/>},<text:line-break/> <text:s text:c="2"/>components: { Modal },<text:line-break/> <text:s text:c="2"/>methods: {<text:line-break/> <text:s text:c="6"/>handleRemove(item) {<text:line-break/> <text:s text:c="10"/></text:span><text:span text:style-name="T32">this</text:span><text:span text:style-name="T30">.objAlterando = item;<text:line-break/> <text:s text:c="10"/></text:span><text:span text:style-name="T32">this</text:span><text:span text:style-name="T30">.isModalVisible = </text:span><text:span text:style-name="T32">true</text:span><text:span text:style-name="T30">; </text:span><text:span text:style-name="T34">// Abre o modal</text:span><text:span text:style-name="T30"><text:line-break/> <text:s text:c="6"/>},<text:line-break/> <text:s text:c="6"/>removeConfirmed(item) {<text:line-break/> <text:s text:c="10"/>DoadorService.remover(item.codigo).then(() =&gt; {<text:line-break/> <text:s text:c="14"/></text:span><text:span text:style-name="T32">this</text:span><text:span text:style-name="T30">.isModalVisible = </text:span><text:span text:style-name="T32">false</text:span><text:span text:style-name="T30">; </text:span><text:span text:style-name="T34">// Fecha o modal após a remoção</text:span><text:span text:style-name="T30"><text:line-break/> <text:s text:c="14"/>location.reload();<text:line-break/> <text:s text:c="10"/>});<text:line-break/> <text:s text:c="6"/>},<text:line-break/> <text:s text:c="6"/>cancelRemove() {<text:line-break/> <text:s text:c="10"/></text:span><text:span text:style-name="T32">this</text:span><text:span text:style-name="T30">.isModalVisible = </text:span><text:span text:style-name="T32">false</text:span><text:span text:style-name="T30">; </text:span><text:span text:style-name="T34">// Fecha o modal sem realizar nenhuma ação</text:span><text:span text:style-name="T30"><text:line-break/> <text:s text:c="6"/>},<text:line-break/> <text:s text:c="6"/>alterar(item) {<text:line-break/> <text:s text:c="10"/>DoadorService.alterar(item).then(() =&gt; {<text:line-break/> <text:s text:c="14"/></text:span><text:span text:style-name="T32">this</text:span><text:span text:style-name="T30">.alterando = </text:span><text:span text:style-name="T32">false</text:span><text:span text:style-name="T30">;<text:line-break/> <text:s text:c="14"/></text:span><text:span text:style-name="T32">this</text:span><text:span text:style-name="T30">.buscou = </text:span><text:span text:style-name="T32">true</text:span><text:span text:style-name="T30">;<text:line-break/> <text:s text:c="10"/>})<text:line-break/> <text:s text:c="6"/>},<text:line-break/> <text:s text:c="6"/>goToAlterando(item) {<text:line-break/> <text:s text:c="10"/></text:span><text:span text:style-name="T32">this</text:span><text:span text:style-name="T30">.objAlterando = item;<text:line-break/> <text:s text:c="10"/></text:span><text:span text:style-name="T32">this</text:span><text:span text:style-name="T30">.buscou = </text:span><text:span text:style-name="T32">false</text:span><text:span text:style-name="T30">;<text:line-break/> <text:s text:c="10"/></text:span><text:span text:style-name="T32">this</text:span><text:span text:style-name="T30">.alterando = </text:span><text:span text:style-name="T32">true</text:span><text:span text:style-name="T30">;<text:line-break/> <text:s text:c="6"/>},<text:line-break/> <text:s text:c="6"/>goToListarDoacoes(doador) {<text:line-break/> <text:s text:c="10"/></text:span><text:span text:style-name="T32">this</text:span><text:span text:style-name="T30">.doadorSelecionado = doador;<text:line-break/> <text:s text:c="10"/></text:span><text:span text:style-name="T32">this</text:span><text:span text:style-name="T30">.enviarBuscaDoacoes(doador.codigo)<text:line-break/> <text:s text:c="6"/>},<text:line-break/> <text:s text:c="6"/>goToListaDados() {<text:line-break/> <text:s text:c="10"/></text:span><text:span text:style-name="T32">this</text:span><text:span text:style-name="T30">.alterando = </text:span><text:span text:style-name="T32">false</text:span><text:span text:style-name="T30">;<text:line-break/> <text:s text:c="10"/></text:span><text:span text:style-name="T32">this</text:span><text:span text:style-name="T30">.listando_doacoes = </text:span><text:span text:style-name="T32">false</text:span><text:span text:style-name="T30">;<text:line-break/> <text:s text:c="10"/></text:span><text:span text:style-name="T32">this</text:span><text:span text:style-name="T30">.nova_doacao = </text:span><text:span text:style-name="T32">false</text:span><text:span text:style-name="T30">;<text:line-break/> <text:s text:c="10"/></text:span><text:span text:style-name="T32">this</text:span><text:span text:style-name="T30">.buscou = </text:span><text:span text:style-name="T32">true</text:span><text:span text:style-name="T30">;<text:line-break/> <text:s text:c="6"/>},<text:line-break/> <text:s text:c="6"/>goToBuscaDoador() {<text:line-break/> <text:s text:c="10"/></text:span><text:span text:style-name="T32">this</text:span><text:span text:style-name="T30">.nova_doacao = </text:span><text:span text:style-name="T32">false</text:span><text:span text:style-name="T30">;<text:line-break/> <text:s text:c="10"/></text:span><text:span text:style-name="T32">this</text:span><text:span text:style-name="T30">.listando_doacoes = </text:span><text:span text:style-name="T32">false</text:span><text:span text:style-name="T30">;<text:line-break/> <text:s text:c="10"/></text:span><text:span text:style-name="T32">this</text:span><text:span text:style-name="T30">.buscou = </text:span><text:span text:style-name="T32">false</text:span><text:span text:style-name="T30">;<text:line-break/> <text:s text:c="10"/></text:span><text:span text:style-name="T32">this</text:span><text:span text:style-name="T30">.formulario = </text:span><text:span text:style-name="T32">true</text:span><text:span text:style-name="T30">;<text:line-break/> <text:s text:c="6"/>},<text:line-break/> <text:s text:c="6"/>goToTelaInicial() {<text:line-break/> <text:s text:c="10"/></text:span><text:span text:style-name="T32">this</text:span><text:span text:style-name="T30">.$router.push(</text:span><text:span text:style-name="T33">'/telainicial'</text:span><text:span text:style-name="T30">);<text:line-break/> <text:s text:c="6"/>},<text:line-break/> <text:s text:c="6"/>goToBuscaRealizada() {<text:line-break/> <text:s text:c="10"/></text:span><text:span text:style-name="T32">this</text:span><text:span text:style-name="T30">.$router.push(</text:span><text:span text:style-name="T33">'/buscarealizada'</text:span><text:span text:style-name="T30">);<text:line-break/> <text:s text:c="6"/>},<text:line-break/> <text:s text:c="6"/>goToNovaDoacao(doador) {<text:line-break/> <text:s text:c="10"/></text:span><text:span text:style-name="T32">this</text:span><text:span text:style-name="T30">.doadorSelecionado = doador;<text:line-break/> <text:s text:c="10"/></text:span><text:span text:style-name="T32">this</text:span><text:span text:style-name="T30">.listando_doacoes = </text:span><text:span text:style-name="T32">false</text:span><text:span text:style-name="T30">;<text:line-break/> <text:s text:c="10"/></text:span><text:span text:style-name="T32">this</text:span><text:span text:style-name="T30">.buscou = </text:span><text:span text:style-name="T32">false</text:span><text:span text:style-name="T30">;<text:line-break/> <text:s text:c="10"/></text:span><text:span text:style-name="T32">this</text:span><text:span text:style-name="T30">.nova_doacao = </text:span><text:span text:style-name="T32">true</text:span><text:span text:style-name="T30">;<text:line-break/> <text:s text:c="10"/></text:span><text:span text:style-name="T32">if</text:span><text:span text:style-name="T30">(doador){<text:line-break/> <text:s text:c="14"/>console.log(`Doacao: ${doador}`)<text:line-break/> <text:s text:c="10"/>}<text:line-break/> <text:s text:c="6"/>},<text:line-break/> <text:s text:c="6"/>enviarBuscaDoador() {<text:line-break/> <text:s text:c="10"/>DoadorService.buscarDoador(</text:span><text:span text:style-name="T32">this</text:span><text:span text:style-name="T30">.userData).then(</text:span><text:span text:style-name="T32">data</text:span><text:span text:style-name="T30"> =&gt; {<text:line-break/> <text:s text:c="14"/></text:span><text:span text:style-name="T32">this</text:span><text:span text:style-name="T30">.doadoresBuscados = </text:span><text:span text:style-name="T32">data</text:span><text:span text:style-name="T30">;<text:line-break/> <text:s text:c="14"/></text:span><text:span text:style-name="T32">this</text:span><text:span text:style-name="T30">.buscou = </text:span><text:span text:style-name="T32">true</text:span><text:span text:style-name="T30">;<text:line-break/> <text:s text:c="14"/></text:span><text:span text:style-name="T32">this</text:span><text:span text:style-name="T30">.formulario = </text:span><text:span text:style-name="T32">false</text:span><text:span text:style-name="T30">;<text:line-break/> <text:s text:c="10"/>});<text:line-break/> <text:s text:c="6"/>},<text:line-break/> <text:s text:c="6"/>enviarBuscaDoacoes(codigoDoador) {<text:line-break/> <text:s text:c="10"/>DoacaoService.buscarDoacoesByDoadorId(codigoDoador).then(</text:span><text:span text:style-name="T32">data</text:span><text:span text:style-name="T30"> =&gt; {<text:line-break/> <text:s text:c="14"/></text:span><text:span text:style-name="T32">this</text:span><text:span text:style-name="T30">.doacoesBuscadas = </text:span><text:span text:style-name="T32">data</text:span><text:span text:style-name="T30">;<text:line-break/> <text:s text:c="14"/>console.log(</text:span><text:span text:style-name="T33">"Dados da busca: "</text:span><text:span text:style-name="T30"> + </text:span><text:span text:style-name="T32">data</text:span><text:span text:style-name="T30">);<text:line-break/> <text:s text:c="14"/></text:span><text:span text:style-name="T32">this</text:span><text:span text:style-name="T30">.buscou = </text:span><text:span text:style-name="T32">false</text:span><text:span text:style-name="T30">;<text:line-break/> <text:s text:c="14"/></text:span><text:span text:style-name="T32">this</text:span><text:span text:style-name="T30">.listando_doacoes = </text:span><text:span text:style-name="T32">true</text:span><text:span text:style-name="T30">; </text:span><text:span text:style-name="T34">//Agora vamos listar as doacoes do doador respectivo</text:span><text:span text:style-name="T30"><text:line-break/> <text:s text:c="10"/>});<text:line-break/> <text:s text:c="6"/>},<text:line-break/> <text:s text:c="6"/>cadastrarNovaDoacao(item) {<text:line-break/> <text:s text:c="10"/></text:span><text:span text:style-name="T32">this</text:span><text:span text:style-name="T30">.v$.$touch();<text:line-break/> <text:s text:c="10"/></text:span><text:span text:style-name="T32">if</text:span><text:span text:style-name="T30"> (</text:span><text:span text:style-name="T32">this</text:span><text:span text:style-name="T30">.v$.$invalid) {<text:line-break/> <text:s text:c="14"/>alert(</text:span><text:span text:style-name="T33">"Há campos com valores inválidos! Tente novamente."</text:span><text:span text:style-name="T30">);<text:line-break/> <text:s text:c="10"/>} </text:span><text:span text:style-name="T32">else</text:span><text:span text:style-name="T30"> {<text:line-break/> <text:s text:c="14"/>let novaDoacao = {<text:line-break/> <text:s text:c="18"/></text:span><text:span text:style-name="T32">data</text:span><text:span text:style-name="T30">: </text:span><text:span text:style-name="T32">this</text:span><text:span text:style-name="T30">.donationData.</text:span><text:span text:style-name="T32">data</text:span><text:span text:style-name="T30">,<text:line-break/> <text:s text:c="18"/>hora: </text:span><text:span text:style-name="T32">this</text:span><text:span text:style-name="T30">.donationData.hora,<text:line-break/> <text:s text:c="18"/>volume: </text:span><text:span text:style-name="T32">this</text:span><text:span text:style-name="T30">.donationData.volume,<text:line-break/> <text:s text:c="18"/>codigo_doador: </text:span><text:span text:style-name="T32">this</text:span><text:span text:style-name="T30">.doadorSelecionado.codigo<text:line-break/> <text:s text:c="14"/>}<text:line-break/> <text:s text:c="14"/>DoacaoService.cadastrarDoacao(novaDoacao)<text:line-break/> <text:s text:c="14"/>.then((response) =&gt; response.json())<text:line-break/> <text:s text:c="18"/>.then((</text:span><text:span text:style-name="T32">data</text:span><text:span text:style-name="T30">) =&gt; {<text:line-break/> <text:s text:c="22"/></text:span><text:span text:style-name="T34">// Aqui você pode processar a resposta do servidor</text:span><text:span text:style-name="T30"><text:line-break/> <text:s text:c="22"/>console.log(</text:span><text:span text:style-name="T32">data</text:span><text:span text:style-name="T30">);<text:line-break/> <text:s text:c="18"/>});<text:line-break/> <text:s text:c="14"/>location.reload();<text:line-break/> <text:s text:c="10"/>}<text:line-break/> <text:s text:c="6"/>},<text:line-break/> <text:s text:c="2"/>},<text:line-break/>};<text:line-break/>&lt;/script&gt;</text:span></text:p>
          </table:table-cell>
        </table:table-row>
      </table:table>
      <text:p text:style-name="P4"><text:soft-page-break/></text:p>
      <text:p text:style-name="P9"/>
      <text:p text:style-name="P9"/>
      <text:p text:style-name="P8"><text:span text:style-name="T3">Entendendo o que foi feito:</text:span></text:p>
      <text:list xml:id="list3808459672" text:style-name="WWNum1">
        <text:list-item>
          <text:p text:style-name="P19"><text:span text:style-name="T3">Melhoramos a visibilidade das tags condicionais </text:span><text:span text:style-name="T6">(v-if)</text:span><text:span text:style-name="T3"> que antes estavam aninhadas.</text:span></text:p>
        </text:list-item>
        <text:list-item>
          <text:p text:style-name="P19"><text:span text:style-name="T3">Importamos validação do Vue </text:span><text:span text:style-name="T6">(vuelidate)</text:span><text:span text:style-name="T3"> e também os métodos das classes da pasta </text:span><text:span text:style-name="T6">services</text:span><text:span text:style-name="T3"> que fizemos mais cedo.</text:span></text:p>
        </text:list-item>
        <text:list-item>
          <text:p text:style-name="P19"><text:span text:style-name="T3">Criamos um objeto que servirá como Json para cadastrar novas doações no nosso back-end (donationData), validamos esse objeto e criamos métodos para interagir com essa nova lógica que faremos.</text:span></text:p>
        </text:list-item>
        <text:list-item>
          <text:p text:style-name="P19"><text:span text:style-name="T3">Renomeamos variáveis e criamos novos objetos para manipular e guardar as respostas do back-end de pesquisa de doadores e doações (doadorSelecionado, facilitando busca de doações por Doador; doacoesBuscadas e doadoresBuscados).</text:span></text:p>
        </text:list-item>
      </text:list>
      <text:p text:style-name="P9"/>
      <text:p text:style-name="P8"><text:span text:style-name="T3">Continuando, editaremos nossa tag </text:span><text:span text:style-name="T6">template</text:span><text:span text:style-name="T3"> (coloque abaixo do fim da tag script - </text:span><text:span text:style-name="T6">&lt;/script&gt;</text:span><text:span text:style-name="T3">). Remova o código dessa tag que está no arquivo atualmente e substitua por este:</text:span></text:p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span text:style-name="T35">&lt;</text:span><text:span text:style-name="T36">template</text:span><text:span text:style-name="T35">&gt;</text:span><text:span text:style-name="T30"><text:line-break/> <text:s text:c="2"/></text:span><text:span text:style-name="T35">&lt;</text:span><text:span text:style-name="T36">div</text:span><text:span text:style-name="T35"> v-if=</text:span><text:span text:style-name="T33">"formulario"</text:span><text:span text:style-name="T35">&gt;</text:span><text:span text:style-name="T30"><text:line-break/> <text:s text:c="6"/></text:span><text:span text:style-name="T35">&lt;</text:span><text:span text:style-name="T36">button</text:span><text:span text:style-name="T35"> @click=</text:span><text:span text:style-name="T33">"goToTelaInicial"</text:span><text:span text:style-name="T35"> class=</text:span><text:span text:style-name="T33">"button-back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6"/></text:span><text:span text:style-name="T35">&lt;</text:span><text:span text:style-name="T36">form</text:span><text:span text:style-name="T35"> @submit.prevent=</text:span><text:span text:style-name="T33">"enviarBuscaDoador"</text:span><text:span text:style-name="T35">&gt;</text:span><text:span text:style-name="T30"><text:line-break/> <text:s text:c="10"/></text:span><text:span text:style-name="T34">&lt;!-- .prevent previne que o form atue de forma padrão e atualize a página com o submit --&gt;</text:span><text:span text:style-name="T30"><text:line-break/> <text:s text:c="10"/></text:span><text:span text:style-name="T35">&lt;</text:span><text:span text:style-name="T36">fieldset</text:span><text:span text:style-name="T35">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codigo"</text:span><text:span text:style-name="T35">&gt;</text:span><text:span text:style-name="T30">Codigo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codigo"</text:span><text:span text:style-name="T35"> type=</text:span><text:span text:style-name="T33">"text"</text:span><text:span text:style-name="T35"> id=</text:span><text:span text:style-name="T33">"codigo"</text:span><text:span text:style-name="T35"> placeholder=</text:span><text:span text:style-name="T33">"Insira um código"</text:span><text:span text:style-name="T35"> autofocus /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nome"</text:span><text:span text:style-name="T35">&gt;</text:span><text:span text:style-name="T30">Nome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nome"</text:span><text:span text:style-name="T35"> type=</text:span><text:span text:style-name="T33">"text"</text:span><text:span text:style-name="T35"> id=</text:span><text:span text:style-name="T33">"nome"</text:span><text:span text:style-name="T35"> placeholder=</text:span><text:span text:style-name="T33">"Insira um nome"</text:span><text:span text:style-name="T35"> autofocus /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cpf"</text:span><text:span text:style-name="T35">&gt;</text:span><text:span text:style-name="T30">CPF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cpf"</text:span><text:span text:style-name="T35"> type=</text:span><text:span text:style-name="T33">"text"</text:span><text:span text:style-name="T35"> id=</text:span><text:span text:style-name="T33">"cpf"</text:span><text:span text:style-name="T35"> placeholder=</text:span><text:span text:style-name="T33">"Insira um CPF"</text:span><text:span text:style-name="T35"> /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contato"</text:span><text:span text:style-name="T35">&gt;</text:span><text:span text:style-name="T30">Contato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contato"</text:span><text:span text:style-name="T35"> type=</text:span><text:span text:style-name="T33">"text"</text:span><text:span text:style-name="T35"> id=</text:span><text:span text:style-name="T33">"contato"</text:span><text:span text:style-name="T35"> placeholder=</text:span><text:span text:style-name="T33">"Insira um contato"</text:span><text:span text:style-name="T35"> autofocus /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&gt;</text:span><text:span text:style-name="T30">Tipo Sanguíneo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a"</text:span><text:span text:style-name="T35"> value=</text:span><text:span text:style-name="T33">"a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a"</text:span><text:span text:style-name="T35">&gt;</text:span><text:span text:style-name="T30">A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b"</text:span><text:span text:style-name="T35"> value=</text:span><text:span text:style-name="T33">"b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b"</text:span><text:span text:style-name="T35">&gt;</text:span><text:span text:style-name="T30">B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ab"</text:span><text:span text:style-name="T35"> value=</text:span><text:span text:style-name="T33">"ab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ab"</text:span><text:span text:style-name="T35">&gt;</text:span><text:span text:style-name="T30">AB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o"</text:span><text:span text:style-name="T35"> value=</text:span><text:span text:style-name="T33">"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o"</text:span><text:span text:style-name="T35">&gt;</text:span><text:span text:style-name="T30">O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todos"</text:span><text:span text:style-name="T35"> value=</text:span><text:span text:style-name="T33">"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todos"</text:span><text:span text:style-name="T35">&gt;</text:span><text:span text:style-name="T30">Todas as opções</text:span><text:span text:style-name="T35">&lt;/</text:span><text:span text:style-name="T36">label</text:span><text:span text:style-name="T35">&gt;&lt;</text:span><text:span text:style-name="T36">br</text:span><text:span text:style-name="T35"> /&gt;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&gt;</text:span><text:span text:style-name="T30">RH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rh"</text:span><text:span text:style-name="T35"> type=</text:span><text:span text:style-name="T33">"radio"</text:span><text:span text:style-name="T35"> name=</text:span><text:span text:style-name="T33">"rh"</text:span><text:span text:style-name="T35"> id=</text:span><text:span text:style-name="T33">"positivo"</text:span><text:span text:style-name="T35"> value=</text:span><text:span text:style-name="T33">"positiv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positivo"</text:span><text:span text:style-name="T35">&gt;</text:span><text:span text:style-name="T30">+ (positivo)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rh"</text:span><text:span text:style-name="T35"> type=</text:span><text:span text:style-name="T33">"radio"</text:span><text:span text:style-name="T35"> name=</text:span><text:span text:style-name="T33">"rh"</text:span><text:span text:style-name="T35"> id=</text:span><text:span text:style-name="T33">"negativo"</text:span><text:span text:style-name="T35"> value=</text:span><text:span text:style-name="T33">"negativ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negativo"</text:span><text:span text:style-name="T35">&gt;</text:span><text:span text:style-name="T30">- (negativo)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userData.rh"</text:span><text:span text:style-name="T35"> type=</text:span><text:span text:style-name="T33">"radio"</text:span><text:span text:style-name="T35"> name=</text:span><text:span text:style-name="T33">"rh"</text:span><text:span text:style-name="T35"> id=</text:span><text:span text:style-name="T33">"todosRh"</text:span><text:span text:style-name="T35"> value=</text:span><text:span text:style-name="T33">"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todosRh"</text:span><text:span text:style-name="T35">&gt;</text:span><text:span text:style-name="T30">Todas as opções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button</text:span><text:span text:style-name="T35"> type=</text:span><text:span text:style-name="T33">"submit"</text:span><text:span text:style-name="T35">&gt;</text:span><text:span text:style-name="T30">Buscar</text:span><text:span text:style-name="T35">&lt;/</text:span><text:span text:style-name="T36">button</text:span><text:span text:style-name="T35">&gt;</text:span><text:span text:style-name="T30"><text:line-break/> <text:s text:c="10"/></text:span><text:span text:style-name="T35">&lt;/</text:span><text:span text:style-name="T36">fieldset</text:span><text:span text:style-name="T35">&gt;</text:span><text:span text:style-name="T30"><text:line-break/> <text:s text:c="6"/></text:span><text:span text:style-name="T35">&lt;/</text:span><text:span text:style-name="T36">form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</text:span><text:span text:style-name="T36">div</text:span><text:span text:style-name="T35"> v-if=</text:span><text:span text:style-name="T33">"buscou"</text:span><text:span text:style-name="T35">&gt;</text:span><text:span text:style-name="T30"><text:line-break/> <text:s text:c="6"/></text:span><text:span text:style-name="T35">&lt;</text:span><text:span text:style-name="T36">div</text:span><text:span text:style-name="T35"> class=</text:span><text:span text:style-name="T33">"content-wrapper"</text:span><text:span text:style-name="T35">&gt;</text:span><text:span text:style-name="T30"><text:line-break/> <text:s text:c="10"/></text:span><text:span text:style-name="T35">&lt;</text:span><text:span text:style-name="T36">h2</text:span><text:span text:style-name="T35">&gt;</text:span><text:span text:style-name="T30"> Lista de Doadores </text:span><text:span text:style-name="T35">&lt;/</text:span><text:span text:style-name="T36">h2</text:span><text:span text:style-name="T35">&gt;</text:span><text:span text:style-name="T30"><text:line-break/> <text:s text:c="10"/></text:span><text:span text:style-name="T35">&lt;</text:span><text:span text:style-name="T36">br</text:span><text:span text:style-name="T35"> /&gt;</text:span><text:span text:style-name="T30"><text:line-break/> <text:s text:c="10"/></text:span><text:span text:style-name="T35">&lt;</text:span><text:span text:style-name="T36">table</text:span><text:span text:style-name="T35"> border=</text:span><text:span text:style-name="T33">"1"</text:span><text:span text:style-name="T35"> class=</text:span><text:span text:style-name="T33">"lista"</text:span><text:span text:style-name="T35">&gt;</text:span><text:span text:style-name="T30"><text:line-break/> <text:s text:c="14"/></text:span><text:span text:style-name="T35">&lt;</text:span><text:span text:style-name="T36">thead</text:span><text:span text:style-name="T35">&gt;</text:span><text:span text:style-name="T30"><text:line-break/> <text:s text:c="18"/></text:span><text:span text:style-name="T35">&lt;</text:span><text:span text:style-name="T36">tr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Código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Nome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CPF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Contato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Tipo Sanguíneo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RH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&lt;/</text:span><text:span text:style-name="T36">th</text:span><text:span text:style-name="T35">&gt;</text:span><text:span text:style-name="T30"><text:line-break/> <text:s text:c="18"/></text:span><text:span text:style-name="T35">&lt;/</text:span><text:span text:style-name="T36">tr</text:span><text:span text:style-name="T35">&gt;</text:span><text:span text:style-name="T30"><text:line-break/> <text:s text:c="14"/></text:span><text:span text:style-name="T35">&lt;/</text:span><text:span text:style-name="T36">thead</text:span><text:span text:style-name="T35">&gt;</text:span><text:span text:style-name="T30"><text:line-break/> <text:s text:c="14"/></text:span><text:span text:style-name="T35">&lt;</text:span><text:span text:style-name="T36">tbody</text:span><text:span text:style-name="T35">&gt;</text:span><text:span text:style-name="T30"><text:line-break/> <text:s text:c="18"/></text:span><text:span text:style-name="T35">&lt;</text:span><text:span text:style-name="T36">tr</text:span><text:span text:style-name="T35"> v-for=</text:span><text:span text:style-name="T33">"item in doadoresBuscados"</text:span><text:span text:style-name="T35"> :key=</text:span><text:span text:style-name="T33">"item.codigo"</text:span><text:span text:style-name="T35">&gt;</text:span><text:span text:style-name="T30"><text:line-break/> <text:s text:c="22"/></text:span><text:span text:style-name="T35">&lt;</text:span><text:span text:style-name="T36">td</text:span><text:span text:style-name="T35"> class=</text:span><text:span text:style-name="T33">"codigo-col"</text:span><text:span text:style-name="T35">&gt;</text:span><text:span text:style-name="T37">{{ item.codigo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nome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cpf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contato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tipoSanguineo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rh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&lt;</text:span><text:span text:style-name="T36">button</text:span><text:span text:style-name="T35"> @click=</text:span><text:span text:style-name="T33">"goToAlterando(item)"</text:span><text:span text:style-name="T35">&gt;</text:span><text:span text:style-name="T30">Alterar</text:span><text:span text:style-name="T35">&lt;/</text:span><text:span text:style-name="T36">button</text:span><text:span text:style-name="T35">&gt;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&lt;</text:span><text:span text:style-name="T36">button</text:span><text:span text:style-name="T35"> @click=</text:span><text:span text:style-name="T33">"handleRemove(item)"</text:span><text:span text:style-name="T35">&gt;</text:span><text:span text:style-name="T30">Remover</text:span><text:span text:style-name="T35">&lt;/</text:span><text:span text:style-name="T36">button</text:span><text:span text:style-name="T35">&gt;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&lt;</text:span><text:span text:style-name="T36">button</text:span><text:span text:style-name="T35"> @click=</text:span><text:span text:style-name="T33">"goToListarDoacoes(item)"</text:span><text:span text:style-name="T35"> :disabled=</text:span><text:span text:style-name="T33">"!item.tipoRhCorretos"</text:span><text:span text:style-name="T35"> &gt;</text:span><text:span text:style-name="T30">Listar Doações</text:span><text:span text:style-name="T35">&lt;/</text:span><text:span text:style-name="T36">button</text:span><text:span text:style-name="T35">&gt;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&lt;</text:span><text:span text:style-name="T36">button</text:span><text:span text:style-name="T35"> @click=</text:span><text:span text:style-name="T33">"goToNovaDoacao(item)"</text:span><text:span text:style-name="T35"> :disabled=</text:span><text:span text:style-name="T33">"!item.tipoRhCorretos"</text:span><text:span text:style-name="T35"> &gt;</text:span><text:span text:style-name="T30">Nova Doação</text:span><text:span text:style-name="T35">&lt;/</text:span><text:span text:style-name="T36">button</text:span><text:span text:style-name="T35">&gt;&lt;/</text:span><text:span text:style-name="T36">td</text:span><text:span text:style-name="T35">&gt;</text:span><text:span text:style-name="T30"><text:line-break/><text:line-break/> <text:s text:c="22"/></text:span><text:span text:style-name="T35">&lt;</text:span><text:span text:style-name="T36">Modal</text:span><text:span text:style-name="T35"> v-if=</text:span><text:span text:style-name="T33">"isModalVisible"</text:span><text:span text:style-name="T35"> @confirm=</text:span><text:span text:style-name="T33">"removeConfirmed(objAlterando)"</text:span><text:span text:style-name="T35"> @cancel=</text:span><text:span text:style-name="T33">"cancelRemove"</text:span><text:span text:style-name="T35">&gt;</text:span><text:span text:style-name="T30"><text:line-break/> <text:s text:c="26"/></text:span><text:span text:style-name="T34">&lt;!-- O que eu colocar aqui aparecerá onde tiver a tag slot no componente Modal --&gt;</text:span><text:span text:style-name="T30"><text:line-break/> <text:s text:c="26"/></text:span><text:span text:style-name="T35">&lt;</text:span><text:span text:style-name="T36">h2</text:span><text:span text:style-name="T35">&gt;</text:span><text:span text:style-name="T30">Você tem certeza de que deseja remover </text:span><text:span text:style-name="T37">{{ objAlterando.nome }}</text:span><text:span text:style-name="T30">?</text:span><text:span text:style-name="T35">&lt;/</text:span><text:span text:style-name="T36">h2</text:span><text:span text:style-name="T35">&gt;</text:span><text:span text:style-name="T30"><text:line-break/> <text:s text:c="22"/></text:span><text:span text:style-name="T35">&lt;/</text:span><text:span text:style-name="T36">Modal</text:span><text:span text:style-name="T35">&gt;</text:span><text:span text:style-name="T30"><text:line-break/> <text:s text:c="18"/></text:span><text:span text:style-name="T35">&lt;/</text:span><text:span text:style-name="T36">tr</text:span><text:span text:style-name="T35">&gt;</text:span><text:span text:style-name="T30"><text:line-break/> <text:s text:c="14"/></text:span><text:span text:style-name="T35">&lt;/</text:span><text:span text:style-name="T36">tbody</text:span><text:span text:style-name="T35">&gt;</text:span><text:span text:style-name="T30"><text:line-break/> <text:s text:c="10"/></text:span><text:span text:style-name="T35">&lt;/</text:span><text:span text:style-name="T36">table</text:span><text:span text:style-name="T35">&gt;</text:span><text:span text:style-name="T30"><text:line-break/> <text:s text:c="10"/></text:span><text:span text:style-name="T35">&lt;</text:span><text:span text:style-name="T36">br</text:span><text:span text:style-name="T35"> /&gt;</text:span><text:span text:style-name="T30"><text:line-break/> <text:s text:c="10"/></text:span><text:span text:style-name="T35">&lt;</text:span><text:span text:style-name="T36">button</text:span><text:span text:style-name="T35"> @click=</text:span><text:span text:style-name="T33">"goToBuscaDoador"</text:span><text:span text:style-name="T35"> class=</text:span><text:span text:style-name="T33">"button-back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6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</text:span><text:span text:style-name="T36">div</text:span><text:span text:style-name="T35"> v-if=</text:span><text:span text:style-name="T33">"listando_doacoes"</text:span><text:span text:style-name="T35">&gt;</text:span><text:span text:style-name="T30"><text:line-break/> <text:s text:c="6"/></text:span><text:span text:style-name="T35">&lt;</text:span><text:span text:style-name="T36">button</text:span><text:span text:style-name="T35"> @click=</text:span><text:span text:style-name="T33">"goToListaDados()"</text:span><text:span text:style-name="T35"> class=</text:span><text:span text:style-name="T33">"button-back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6"/></text:span><text:span text:style-name="T35">&lt;</text:span><text:span text:style-name="T36">div</text:span><text:span text:style-name="T35"> class=</text:span><text:span text:style-name="T33">"content-wrapper"</text:span><text:span text:style-name="T35">&gt;</text:span><text:span text:style-name="T30"><text:line-break/> <text:s text:c="10"/></text:span><text:span text:style-name="T35">&lt;</text:span><text:span text:style-name="T36">h2</text:span><text:span text:style-name="T35">&gt;</text:span><text:span text:style-name="T30">Doacoes do </text:span><text:span text:style-name="T37">{{ doadorSelecionado.nome }}</text:span><text:span text:style-name="T35">&lt;/</text:span><text:span text:style-name="T36">h2</text:span><text:span text:style-name="T35">&gt;</text:span><text:span text:style-name="T30"><text:line-break/> <text:s text:c="10"/></text:span><text:span text:style-name="T35">&lt;</text:span><text:span text:style-name="T36">table</text:span><text:span text:style-name="T35"> border=</text:span><text:span text:style-name="T33">"1"</text:span><text:span text:style-name="T35"> class=</text:span><text:span text:style-name="T33">"lista"</text:span><text:span text:style-name="T35">&gt;</text:span><text:span text:style-name="T30"><text:line-break/> <text:s text:c="14"/></text:span><text:span text:style-name="T35">&lt;</text:span><text:span text:style-name="T36">thead</text:span><text:span text:style-name="T35">&gt;</text:span><text:span text:style-name="T30"><text:line-break/> <text:s text:c="18"/></text:span><text:span text:style-name="T35">&lt;</text:span><text:span text:style-name="T36">tr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Código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Data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Hora</text:span><text:span text:style-name="T35">&lt;/</text:span><text:span text:style-name="T36">th</text:span><text:span text:style-name="T35">&gt;</text:span><text:span text:style-name="T30"><text:line-break/> <text:s text:c="22"/></text:span><text:span text:style-name="T35">&lt;</text:span><text:span text:style-name="T36">th</text:span><text:span text:style-name="T35">&gt;</text:span><text:span text:style-name="T30">Volume</text:span><text:span text:style-name="T35">&lt;/</text:span><text:span text:style-name="T36">th</text:span><text:span text:style-name="T35">&gt;</text:span><text:span text:style-name="T30"><text:line-break/> <text:s text:c="18"/></text:span><text:span text:style-name="T35">&lt;/</text:span><text:span text:style-name="T36">tr</text:span><text:span text:style-name="T35">&gt;</text:span><text:span text:style-name="T30"><text:line-break/> <text:s text:c="14"/></text:span><text:span text:style-name="T35">&lt;/</text:span><text:span text:style-name="T36">thead</text:span><text:span text:style-name="T35">&gt;</text:span><text:span text:style-name="T30"><text:line-break/> <text:s text:c="14"/></text:span><text:span text:style-name="T35">&lt;</text:span><text:span text:style-name="T36">tbody</text:span><text:span text:style-name="T35">&gt;</text:span><text:span text:style-name="T30"><text:line-break/> <text:s text:c="18"/></text:span><text:span text:style-name="T35">&lt;</text:span><text:span text:style-name="T36">tr</text:span><text:span text:style-name="T35"> v-for=</text:span><text:span text:style-name="T33">"item in doacoesBuscadas"</text:span><text:span text:style-name="T35"> :key=</text:span><text:span text:style-name="T33">"item.codigo"</text:span><text:span text:style-name="T35">&gt;</text:span><text:span text:style-name="T30"><text:line-break/> <text:s text:c="22"/></text:span><text:span text:style-name="T35">&lt;</text:span><text:span text:style-name="T36">td</text:span><text:span text:style-name="T35"> class=</text:span><text:span text:style-name="T33">"codigo-col"</text:span><text:span text:style-name="T35">&gt;</text:span><text:span text:style-name="T37">{{ item.codigo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data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item.hora }}</text:span><text:span text:style-name="T35">&lt;/</text:span><text:span text:style-name="T36">td</text:span><text:span text:style-name="T35">&gt;</text:span><text:span text:style-name="T30"><text:line-break/> <text:s text:c="22"/></text:span><text:span text:style-name="T35">&lt;</text:span><text:span text:style-name="T36">td</text:span><text:span text:style-name="T35">&gt;</text:span><text:span text:style-name="T37">{{ parseFloat(item.volume).toFixed(2) }}</text:span><text:span text:style-name="T35">&lt;/</text:span><text:span text:style-name="T36">td</text:span><text:span text:style-name="T35">&gt;</text:span><text:span text:style-name="T30"><text:line-break/> <text:s text:c="18"/></text:span><text:span text:style-name="T35">&lt;/</text:span><text:span text:style-name="T36">tr</text:span><text:span text:style-name="T35">&gt;</text:span><text:span text:style-name="T30"><text:line-break/> <text:s text:c="14"/></text:span><text:span text:style-name="T35">&lt;/</text:span><text:span text:style-name="T36">tbody</text:span><text:span text:style-name="T35">&gt;</text:span><text:span text:style-name="T30"><text:line-break/> <text:s text:c="10"/></text:span><text:span text:style-name="T35">&lt;/</text:span><text:span text:style-name="T36">table</text:span><text:span text:style-name="T35">&gt;</text:span><text:span text:style-name="T30"><text:line-break/> <text:s text:c="10"/></text:span><text:span text:style-name="T35">&lt;</text:span><text:span text:style-name="T36">br</text:span><text:span text:style-name="T35"> /&gt;</text:span><text:span text:style-name="T30"><text:line-break/> <text:s text:c="10"/></text:span><text:span text:style-name="T35">&lt;</text:span><text:span text:style-name="T36">button</text:span><text:span text:style-name="T35"> @click=</text:span><text:span text:style-name="T33">"goToNovaDoacao(doadorSelecionado)"</text:span><text:span text:style-name="T35"> class=</text:span><text:span text:style-name="T33">"button-back"</text:span><text:span text:style-name="T35">&gt;</text:span><text:span text:style-name="T30">Realizar Nova Doação</text:span><text:span text:style-name="T35">&lt;/</text:span><text:span text:style-name="T36">button</text:span><text:span text:style-name="T35">&gt;</text:span><text:span text:style-name="T30"><text:line-break/> <text:s text:c="6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</text:span><text:span text:style-name="T36">div</text:span><text:span text:style-name="T35"> v-if=</text:span><text:span text:style-name="T33">"alterando"</text:span><text:span text:style-name="T35">&gt;</text:span><text:span text:style-name="T30"><text:line-break/> <text:s text:c="6"/></text:span><text:span text:style-name="T35">&lt;</text:span><text:span text:style-name="T36">form</text:span><text:span text:style-name="T35"> @submit.prevent=</text:span><text:span text:style-name="T33">"alterar(objAlterando)"</text:span><text:span text:style-name="T35">&gt;</text:span><text:span text:style-name="T30"><text:line-break/> <text:s text:c="10"/></text:span><text:span text:style-name="T35">&lt;</text:span><text:span text:style-name="T36">fieldset</text:span><text:span text:style-name="T35">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nome"</text:span><text:span text:style-name="T35">&gt;</text:span><text:span text:style-name="T30">Nome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nome"</text:span><text:span text:style-name="T35"> type=</text:span><text:span text:style-name="T33">"text"</text:span><text:span text:style-name="T35"> id=</text:span><text:span text:style-name="T33">"nome"</text:span><text:span text:style-name="T35"> placeholder=</text:span><text:span text:style-name="T33">"Insira seu nome"</text:span><text:span text:style-name="T35"> autofocus /&gt;&lt;</text:span><text:span text:style-name="T36">br</text:span><text:span text:style-name="T35">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cpf"</text:span><text:span text:style-name="T35">&gt;</text:span><text:span text:style-name="T30">CPF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cpf"</text:span><text:span text:style-name="T35"> type=</text:span><text:span text:style-name="T33">"text"</text:span><text:span text:style-name="T35"> id=</text:span><text:span text:style-name="T33">"cpf"</text:span><text:span text:style-name="T35"> placeholder=</text:span><text:span text:style-name="T33">"Insira seu CPF"</text:span><text:span text:style-name="T35"> /&gt;&lt;</text:span><text:span text:style-name="T36">br</text:span><text:span text:style-name="T35">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contato"</text:span><text:span text:style-name="T35">&gt;</text:span><text:span text:style-name="T30">Contato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contato"</text:span><text:span text:style-name="T35"> type=</text:span><text:span text:style-name="T33">"text"</text:span><text:span text:style-name="T35"> id=</text:span><text:span text:style-name="T33">"contato"</text:span><text:span text:style-name="T35"> placeholder=</text:span><text:span text:style-name="T33">"Insira seu contato"</text:span><text:span text:style-name="T35"><text:line-break/> <text:s text:c="18"/>autofocus /&gt;&lt;</text:span><text:span text:style-name="T36">br</text:span><text:span text:style-name="T35">&gt;</text:span><text:span text:style-name="T30"><text:line-break/><text:line-break/> <text:s text:c="14"/></text:span><text:span text:style-name="T35">&lt;</text:span><text:span text:style-name="T36">label</text:span><text:span text:style-name="T35">&gt;</text:span><text:span text:style-name="T30">Tipo Sanguíneo:</text:span><text:span text:style-name="T35">&lt;/</text:span><text:span text:style-name="T36">label</text:span><text:span text:style-name="T35">&gt;&lt;</text:span><text:span text:style-name="T36">br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a"</text:span><text:span text:style-name="T35"> value=</text:span><text:span text:style-name="T33">"a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a"</text:span><text:span text:style-name="T35">&gt;</text:span><text:span text:style-name="T30">A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b"</text:span><text:span text:style-name="T35"> value=</text:span><text:span text:style-name="T33">"b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b"</text:span><text:span text:style-name="T35">&gt;</text:span><text:span text:style-name="T30">B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ab"</text:span><text:span text:style-name="T35"> value=</text:span><text:span text:style-name="T33">"ab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ab"</text:span><text:span text:style-name="T35">&gt;</text:span><text:span text:style-name="T30">AB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tipoSanguineo"</text:span><text:span text:style-name="T35"> type=</text:span><text:span text:style-name="T33">"radio"</text:span><text:span text:style-name="T35"> name=</text:span><text:span text:style-name="T33">"tipoSanguineo"</text:span><text:span text:style-name="T35"> id=</text:span><text:span text:style-name="T33">"o"</text:span><text:span text:style-name="T35"> value=</text:span><text:span text:style-name="T33">"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o"</text:span><text:span text:style-name="T35">&gt;</text:span><text:span text:style-name="T30">O</text:span><text:span text:style-name="T35">&lt;/</text:span><text:span text:style-name="T36">label</text:span><text:span text:style-name="T35">&gt;&lt;</text:span><text:span text:style-name="T36">br</text:span><text:span text:style-name="T35"> /&gt;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&gt;</text:span><text:span text:style-name="T30">RH:</text:span><text:span text:style-name="T35">&lt;/</text:span><text:span text:style-name="T36">label</text:span><text:span text:style-name="T35">&gt;&lt;</text:span><text:span text:style-name="T36">br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rh"</text:span><text:span text:style-name="T35"> type=</text:span><text:span text:style-name="T33">"radio"</text:span><text:span text:style-name="T35"> name=</text:span><text:span text:style-name="T33">"rh"</text:span><text:span text:style-name="T35"> id=</text:span><text:span text:style-name="T33">"positivo"</text:span><text:span text:style-name="T35"> value=</text:span><text:span text:style-name="T33">"positiv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positivo"</text:span><text:span text:style-name="T35">&gt;</text:span><text:span text:style-name="T30">+ (positivo)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rh"</text:span><text:span text:style-name="T35"> type=</text:span><text:span text:style-name="T33">"radio"</text:span><text:span text:style-name="T35"> name=</text:span><text:span text:style-name="T33">"rh"</text:span><text:span text:style-name="T35"> id=</text:span><text:span text:style-name="T33">"negativo"</text:span><text:span text:style-name="T35"> value=</text:span><text:span text:style-name="T33">"negativo"</text:span><text:span text:style-name="T35"> /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negativo"</text:span><text:span text:style-name="T35">&gt;</text:span><text:span text:style-name="T30">- (negativo)</text:span><text:span text:style-name="T35">&lt;/</text:span><text:span text:style-name="T36">label</text:span><text:span text:style-name="T35">&gt;&lt;</text:span><text:span text:style-name="T36">br</text:span><text:span text:style-name="T35"> /&gt;&lt;</text:span><text:span text:style-name="T36">br</text:span><text:span text:style-name="T35"> /&gt;</text:span><text:span text:style-name="T30"><text:line-break/><text:line-break/> <text:s text:c="14"/></text:span><text:span text:style-name="T35">&lt;</text:span><text:span text:style-name="T36">label</text:span><text:span text:style-name="T35"> for=</text:span><text:span text:style-name="T33">"check"</text:span><text:span text:style-name="T35">&gt;</text:span><text:span text:style-name="T30">Tipo Sanguíneo e RH estão corretos? 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objAlterando.tipoRhCorretos"</text:span><text:span text:style-name="T35"> type=</text:span><text:span text:style-name="T33">"checkbox"</text:span><text:span text:style-name="T35"> name=</text:span><text:span text:style-name="T33">"tipoRhCorretos"</text:span><text:span text:style-name="T35"> id=</text:span><text:span text:style-name="T33">"check"</text:span><text:span text:style-name="T35"><text:line-break/> <text:s text:c="18"/>value=</text:span><text:span text:style-name="T33">"check"</text:span><text:span text:style-name="T35"> /&gt;</text:span><text:span text:style-name="T30"> </text:span><text:span text:style-name="T35">&lt;</text:span><text:span text:style-name="T36">br</text:span><text:span text:style-name="T35">&gt;</text:span><text:span text:style-name="T30"><text:line-break/> <text:s text:c="14"/></text:span><text:span text:style-name="T35">&lt;</text:span><text:span text:style-name="T36">button</text:span><text:span text:style-name="T35"> type=</text:span><text:span text:style-name="T33">"submit"</text:span><text:span text:style-name="T35">&gt;</text:span><text:span text:style-name="T30">Salvar Alterações</text:span><text:span text:style-name="T35">&lt;/</text:span><text:span text:style-name="T36">button</text:span><text:span text:style-name="T35">&gt;</text:span><text:span text:style-name="T30"><text:line-break/> <text:s text:c="10"/></text:span><text:span text:style-name="T35">&lt;/</text:span><text:span text:style-name="T36">fieldset</text:span><text:span text:style-name="T35">&gt;</text:span><text:span text:style-name="T30"><text:line-break/> <text:s text:c="6"/></text:span><text:span text:style-name="T35">&lt;/</text:span><text:span text:style-name="T36">form</text:span><text:span text:style-name="T35">&gt;</text:span><text:span text:style-name="T30"><text:line-break/> <text:s text:c="6"/></text:span><text:span text:style-name="T35">&lt;</text:span><text:span text:style-name="T36">button</text:span><text:span text:style-name="T35"> @click=</text:span><text:span text:style-name="T33">"goToListaDados()"</text:span><text:span text:style-name="T35"> class=</text:span><text:span text:style-name="T33">"button-back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</text:span><text:span text:style-name="T36">div</text:span><text:span text:style-name="T35"> v-if=</text:span><text:span text:style-name="T33">"nova_doacao"</text:span><text:span text:style-name="T35">&gt;</text:span><text:span text:style-name="T30"><text:line-break/> <text:s text:c="6"/></text:span><text:span text:style-name="T35">&lt;</text:span><text:span text:style-name="T36">div</text:span><text:span text:style-name="T35"> class=</text:span><text:span text:style-name="T33">"nova-doacao"</text:span><text:span text:style-name="T35">&gt;</text:span><text:span text:style-name="T30"><text:line-break/> <text:s text:c="10"/></text:span><text:span text:style-name="T35">&lt;</text:span><text:span text:style-name="T36">h2</text:span><text:span text:style-name="T35">&gt;</text:span><text:span text:style-name="T30">Nova doação de </text:span><text:span text:style-name="T37">{{ doadorSelecionado.nome }}</text:span><text:span text:style-name="T30">:</text:span><text:span text:style-name="T35">&lt;/</text:span><text:span text:style-name="T36">h2</text:span><text:span text:style-name="T35">&gt;</text:span><text:span text:style-name="T30"><text:line-break/> <text:s text:c="10"/></text:span><text:span text:style-name="T35">&lt;</text:span><text:span text:style-name="T36">form</text:span><text:span text:style-name="T35"> @submit.prevent=</text:span><text:span text:style-name="T33">"cadastrarNovaDoacao"</text:span><text:span text:style-name="T35">&gt;</text:span><text:span text:style-name="T30"><text:line-break/> <text:s text:c="18"/></text:span><text:span text:style-name="T34">&lt;!-- .prevent previne que o form atue de forma padrão e atualize a página com o submit --&gt;</text:span><text:span text:style-name="T30"><text:line-break/> <text:s text:c="14"/></text:span><text:span text:style-name="T35">&lt;</text:span><text:span text:style-name="T36">fieldset</text:span><text:span text:style-name="T35">&gt;</text:span><text:span text:style-name="T30"><text:line-break/> <text:s text:c="18"/></text:span><text:span text:style-name="T35">&lt;</text:span><text:span text:style-name="T36">label</text:span><text:span text:style-name="T35"> for=</text:span><text:span text:style-name="T33">"data"</text:span><text:span text:style-name="T35">&gt;</text:span><text:span text:style-name="T30">Data:</text:span><text:span text:style-name="T35">&lt;/</text:span><text:span text:style-name="T36">label</text:span><text:span text:style-name="T35">&gt;</text:span><text:span text:style-name="T30"><text:line-break/> <text:s text:c="18"/></text:span><text:span text:style-name="T35">&lt;</text:span><text:span text:style-name="T36">input</text:span><text:span text:style-name="T35"> v-model=</text:span><text:span text:style-name="T33">"donationData.data"</text:span><text:span text:style-name="T35"> type=</text:span><text:span text:style-name="T33">"date"</text:span><text:span text:style-name="T35"> id=</text:span><text:span text:style-name="T33">"data"</text:span><text:span text:style-name="T35"> placeholder=</text:span><text:span text:style-name="T33">"Insira uma data"</text:span><text:span text:style-name="T35"> autofocus /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label</text:span><text:span text:style-name="T35"> id=</text:span><text:span text:style-name="T33">"erro"</text:span><text:span text:style-name="T35"> v-if=</text:span><text:span text:style-name="T33">"v$.donationData.data.$error"</text:span><text:span text:style-name="T35">&gt;</text:span><text:span text:style-name="T30">Este é um campo obrigatório!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label</text:span><text:span text:style-name="T35"> for=</text:span><text:span text:style-name="T33">"hora"</text:span><text:span text:style-name="T35">&gt;</text:span><text:span text:style-name="T30">Hora:</text:span><text:span text:style-name="T35">&lt;/</text:span><text:span text:style-name="T36">label</text:span><text:span text:style-name="T35">&gt;</text:span><text:span text:style-name="T30"><text:line-break/> <text:s text:c="18"/></text:span><text:span text:style-name="T35">&lt;</text:span><text:span text:style-name="T36">input</text:span><text:span text:style-name="T35"> v-model=</text:span><text:span text:style-name="T33">"donationData.hora"</text:span><text:span text:style-name="T35"> type=</text:span><text:span text:style-name="T33">"time"</text:span><text:span text:style-name="T35"> id=</text:span><text:span text:style-name="T33">"hora"</text:span><text:span text:style-name="T35"> placeholder=</text:span><text:span text:style-name="T33">"Insira uma hora"</text:span><text:span text:style-name="T35"> autofocus /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label</text:span><text:span text:style-name="T35"> id=</text:span><text:span text:style-name="T33">"erro"</text:span><text:span text:style-name="T35"> v-if=</text:span><text:span text:style-name="T33">"v$.donationData.hora.$error"</text:span><text:span text:style-name="T35">&gt;</text:span><text:span text:style-name="T30">Este é um campo obrigatório!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label</text:span><text:span text:style-name="T35"> for=</text:span><text:span text:style-name="T33">"volume"</text:span><text:span text:style-name="T35">&gt;</text:span><text:span text:style-name="T30">Volume:</text:span><text:span text:style-name="T35">&lt;/</text:span><text:span text:style-name="T36">label</text:span><text:span text:style-name="T35">&gt;</text:span><text:span text:style-name="T30"><text:line-break/> <text:s text:c="18"/></text:span><text:span text:style-name="T35">&lt;</text:span><text:span text:style-name="T36">input</text:span><text:span text:style-name="T35"> v-model=</text:span><text:span text:style-name="T33">"donationData.volume"</text:span><text:span text:style-name="T35"> type=</text:span><text:span text:style-name="T33">"number"</text:span><text:span text:style-name="T35"> step=</text:span><text:span text:style-name="T33">"any"</text:span><text:span text:style-name="T35"> id=</text:span><text:span text:style-name="T33">"volume"</text:span><text:span text:style-name="T35"> placeholder=</text:span><text:span text:style-name="T33">"Insira o volume de sangue"</text:span><text:span text:style-name="T35"> autofocus /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label</text:span><text:span text:style-name="T35"> id=</text:span><text:span text:style-name="T33">"erro"</text:span><text:span text:style-name="T35"> v-if=</text:span><text:span text:style-name="T33">"v$.donationData.volume.$error"</text:span><text:span text:style-name="T35">&gt;</text:span><text:span text:style-name="T30">Este é um campo obrigatório!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br</text:span><text:span text:style-name="T35"> /&gt;</text:span><text:span text:style-name="T30"><text:line-break/> <text:s text:c="18"/></text:span><text:span text:style-name="T35">&lt;</text:span><text:span text:style-name="T36">button</text:span><text:span text:style-name="T35"> type=</text:span><text:span text:style-name="T33">"submit"</text:span><text:span text:style-name="T35">&gt;</text:span><text:span text:style-name="T30">Cadastrar</text:span><text:span text:style-name="T35">&lt;/</text:span><text:span text:style-name="T36">button</text:span><text:span text:style-name="T35">&gt;</text:span><text:span text:style-name="T30"><text:line-break/> <text:s text:c="14"/></text:span><text:span text:style-name="T35">&lt;/</text:span><text:span text:style-name="T36">fieldset</text:span><text:span text:style-name="T35">&gt;</text:span><text:span text:style-name="T30"><text:line-break/> <text:s text:c="10"/></text:span><text:span text:style-name="T35">&lt;/</text:span><text:span text:style-name="T36">form</text:span><text:span text:style-name="T35">&gt;</text:span><text:span text:style-name="T30"><text:line-break/> <text:s text:c="10"/></text:span><text:span text:style-name="T35">&lt;</text:span><text:span text:style-name="T36">button</text:span><text:span text:style-name="T35"> @click=</text:span><text:span text:style-name="T33">"goToListaDados()"</text:span><text:span text:style-name="T35"> class=</text:span><text:span text:style-name="T33">"button-back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6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</text:span><text:span text:style-name="T35">&lt;/</text:span><text:span text:style-name="T36">template</text:span><text:span text:style-name="T35">&gt;</text:span></text:p>
          </table:table-cell>
        </table:table-row>
      </table:table>
      <text:p text:style-name="P9"/>
      <text:p text:style-name="P11"><text:span text:style-name="T3">Como pode ser observado, adicionamos classes css e mudamos as tags condicionais, colocando os trechos de código referente a listar doações e criar novas doações.</text:span></text:p>
      <text:p text:style-name="P11"><text:span text:style-name="T3">Além disso, dentro do código de alterar doador, colocamos o campo para marcar como verdadeiro o </text:span><text:span text:style-name="T6">tipoRhCorretos</text:span><text:span text:style-name="T3"> do doador já que é requisito do nosso sistema. É possível notar também que criamos botões para incluir as funcionalidades de doações e os mesmos ficam desativados para usuários que não tenham o campo sobre o tipo e rh assinalando como correto.</text:span></text:p>
      <text:p text:style-name="P12"/>
      <text:p text:style-name="P11"><text:span text:style-name="T3">Por último, temos a tag </text:span><text:span text:style-name="T6">style</text:span><text:span text:style-name="T3"> para estilizar nosso template. Ela sofreu algumas modificações como centralização, tamanho e posicionamento de botões e partes das tabelas. Faça o mesmo procedimento de remoção do código da tag atual e substituição pela nova:</text:span></text:p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<text:span text:style-name="T30">&lt;style lang=</text:span><text:span text:style-name="T33">"scss"</text:span><text:span text:style-name="T30"> scoped&gt;<text:line-break/></text:span><text:span text:style-name="T32">legend</text:span><text:span text:style-name="T30"> {<text:line-break/> <text:s text:c="2"/></text:span><text:span text:style-name="T31">color</text:span><text:span text:style-name="T30">: white;<text:line-break/> <text:s text:c="2"/></text:span><text:span text:style-name="T31">background-color</text:span><text:span text:style-name="T30">: rgba(</text:span><text:span text:style-name="T39">23</text:span><text:span text:style-name="T30">, </text:span><text:span text:style-name="T39">98</text:span><text:span text:style-name="T30">, </text:span><text:span text:style-name="T39">190</text:span><text:span text:style-name="T30">, </text:span><text:span text:style-name="T39">0.9</text:span><text:span text:style-name="T30">);<text:line-break/> <text:s text:c="2"/></text:span><text:span text:style-name="T31">font-weight</text:span><text:span text:style-name="T30">: bolder;<text:line-break/> <text:s text:c="2"/></text:span><text:span text:style-name="T31">padding</text:span><text:span text:style-name="T30">: </text:span><text:span text:style-name="T39">6px</text:span><text:span text:style-name="T30"> </text:span><text:span text:style-name="T39">8px</text:span><text:span text:style-name="T30"> </text:span><text:span text:style-name="T39">6px</text:span><text:span text:style-name="T30"> </text:span><text:span text:style-name="T39">8px</text:span><text:span text:style-name="T30">;<text:line-break/> <text:s text:c="2"/></text:span><text:span text:style-name="T31">border-radius</text:span><text:span text:style-name="T30">: </text:span><text:span text:style-name="T39">4px</text:span><text:span text:style-name="T30">;<text:line-break/>}<text:line-break/><text:line-break/></text:span><text:span text:style-name="T32">fieldset</text:span><text:span text:style-name="T30"> {<text:line-break/> <text:s text:c="2"/></text:span><text:span text:style-name="T31">background-color</text:span><text:span text:style-name="T30">: lightblue;<text:line-break/> <text:s text:c="2"/></text:span><text:span text:style-name="T31">border-width</text:span><text:span text:style-name="T30">: </text:span><text:span text:style-name="T39">3px</text:span><text:span text:style-name="T30">;<text:line-break/> <text:s text:c="2"/></text:span><text:span text:style-name="T31">border-radius</text:span><text:span text:style-name="T30">: </text:span><text:span text:style-name="T39">6px</text:span><text:span text:style-name="T30">;<text:line-break/> <text:s text:c="2"/></text:span><text:span text:style-name="T31">padding</text:span><text:span text:style-name="T30">: </text:span><text:span text:style-name="T39">8px</text:span><text:span text:style-name="T30">;<text:line-break/>}<text:line-break/><text:line-break/></text:span><text:span text:style-name="T37">#erro</text:span><text:span text:style-name="T30"> {<text:line-break/> <text:s text:c="2"/></text:span><text:span text:style-name="T31">color</text:span><text:span text:style-name="T30">: red;<text:line-break/> <text:s text:c="2"/></text:span><text:span text:style-name="T31">font-style</text:span><text:span text:style-name="T30">: italic;<text:line-break/>}<text:line-break/><text:line-break/></text:span><text:span text:style-name="T37">.content-wrapper</text:span><text:span text:style-name="T30"> {<text:line-break/> <text:s text:c="2"/></text:span><text:span text:style-name="T31">display</text:span><text:span text:style-name="T30">: flex;<text:line-break/> <text:s text:c="2"/></text:span><text:span text:style-name="T31">align-items</text:span><text:span text:style-name="T30">: center;<text:line-break/> <text:s text:c="2"/></text:span><text:span text:style-name="T31">justify-content</text:span><text:span text:style-name="T30">: center;<text:line-break/> <text:s text:c="2"/></text:span><text:span text:style-name="T31">flex-direction</text:span><text:span text:style-name="T30">: column;<text:line-break/>}<text:line-break/><text:line-break/></text:span><text:span text:style-name="T37">.nova-doacao</text:span><text:span text:style-name="T30"> {<text:line-break/> <text:s text:c="2"/></text:span><text:span text:style-name="T31">display</text:span><text:span text:style-name="T30">: flex;<text:line-break/> <text:s text:c="2"/></text:span><text:span text:style-name="T31">align-items</text:span><text:span text:style-name="T30">: center;<text:line-break/> <text:s text:c="2"/></text:span><text:span text:style-name="T31">flex-direction</text:span><text:span text:style-name="T30">: column;<text:line-break/><text:line-break/> <text:s text:c="2"/></text:span><text:span text:style-name="T32">input</text:span><text:span text:style-name="T30"> {<text:line-break/> <text:s text:c="6"/></text:span><text:span text:style-name="T31">min-width</text:span><text:span text:style-name="T30">: </text:span><text:span text:style-name="T39">20vmin</text:span><text:span text:style-name="T30">;<text:line-break/> <text:s text:c="2"/>}<text:line-break/>}<text:line-break/><text:line-break/></text:span><text:span text:style-name="T37">.lista</text:span><text:span text:style-name="T30"> {<text:line-break/> <text:s text:c="2"/></text:span><text:span text:style-name="T31">background-color</text:span><text:span text:style-name="T30">: white;<text:line-break/> <text:s text:c="2"/></text:span><text:span text:style-name="T31">border-collapse</text:span><text:span text:style-name="T30">: collapse;<text:line-break/> <text:s text:c="2"/></text:span><text:span text:style-name="T31">text-align</text:span><text:span text:style-name="T30">: center;<text:line-break/> <text:s text:c="2"/></text:span><text:span text:style-name="T34">/* Centraliza o texto dentro das células */</text:span><text:span text:style-name="T30"><text:line-break/>}<text:line-break/><text:line-break/></text:span><text:span text:style-name="T37">.lista</text:span><text:span text:style-name="T30"> </text:span><text:span text:style-name="T32">th</text:span><text:span text:style-name="T30">,<text:line-break/></text:span><text:span text:style-name="T37">.lista</text:span><text:span text:style-name="T30"> </text:span><text:span text:style-name="T32">td</text:span><text:span text:style-name="T30"> {<text:line-break/> <text:s text:c="2"/></text:span><text:span text:style-name="T31">padding</text:span><text:span text:style-name="T30">: </text:span><text:span text:style-name="T39">8px</text:span><text:span text:style-name="T30">;<text:line-break/> <text:s text:c="2"/></text:span><text:span text:style-name="T31">vertical-align</text:span><text:span text:style-name="T30">: middle;<text:line-break/>}<text:line-break/><text:line-break/></text:span><text:span text:style-name="T37">.lista</text:span><text:span text:style-name="T30"> </text:span><text:span text:style-name="T32">th</text:span><text:span text:style-name="T30"> {<text:line-break/> <text:s text:c="2"/></text:span><text:span text:style-name="T31">background-color</text:span><text:span text:style-name="T30">: lightblue;<text:line-break/> <text:s text:c="2"/></text:span><text:span text:style-name="T31">font-weight</text:span><text:span text:style-name="T30">: bold;<text:line-break/>}<text:line-break/><text:line-break/></text:span><text:span text:style-name="T37">.codigo-col</text:span><text:span text:style-name="T30"> {<text:line-break/> <text:s text:c="2"/></text:span><text:span text:style-name="T31">background-color</text:span><text:span text:style-name="T30">: lightblue;<text:line-break/> <text:s text:c="2"/></text:span><text:span text:style-name="T31">font-weight</text:span><text:span text:style-name="T30">: bold;<text:line-break/>}<text:line-break/><text:line-break/></text:span><text:span text:style-name="T37">.button-back</text:span><text:span text:style-name="T30"> {<text:line-break/> <text:s text:c="2"/></text:span><text:span text:style-name="T31">padding</text:span><text:span text:style-name="T30">: </text:span><text:span text:style-name="T39">10px</text:span><text:span text:style-name="T30">;<text:line-break/> <text:s text:c="2"/></text:span><text:span text:style-name="T31">font-size</text:span><text:span text:style-name="T30">: medium;<text:line-break/> <text:s text:c="2"/></text:span><text:span text:style-name="T31">border-style</text:span><text:span text:style-name="T30">: solid;<text:line-break/> <text:s text:c="2"/></text:span><text:span text:style-name="T31">border-width</text:span><text:span text:style-name="T30">: </text:span><text:span text:style-name="T39">1px</text:span><text:span text:style-name="T30">;<text:line-break/>}<text:line-break/>&lt;/style&gt;</text:span></text:p>
          </table:table-cell>
        </table:table-row>
      </table:table>
      <text:p text:style-name="P12"/>
      <text:p text:style-name="P12"/>
      <text:p text:style-name="P8"><text:soft-page-break/><text:span text:style-name="T3">Finalizamos as modificações dessa tela! Ela já deve estar funcional agora.</text:span></text:p>
      <text:p text:style-name="P9"/>
      <text:p text:style-name="P11"><text:span text:style-name="T3">Continuando, precisamos modificar a tela CadastroDoador para utilizar nossa nova forma de atender os requisitos do sistema através dos </text:span><text:span text:style-name="T6">services</text:span><text:span text:style-name="T3">.</text:span></text:p>
      <text:p text:style-name="P11"><text:span text:style-name="T3">Dentro da tag &lt;script&gt; do arquivo, adicione esse import:</text:span></text:p>
      <text:p text:style-name="P12"/>
      <text:p text:style-name="P13"><text:span text:style-name="T9">import</text:span><text:span text:style-name="T11"> </text:span><text:span text:style-name="T13">DoadorService</text:span><text:span text:style-name="T11"> </text:span><text:span text:style-name="T9">from</text:span><text:span text:style-name="T11"> </text:span><text:span text:style-name="T15">'@/services/DoadorService'</text:span><text:span text:style-name="T11">;</text:span></text:p>
      <text:p text:style-name="P11"><text:span text:style-name="T3">Agora, remova o código do método </text:span><text:span text:style-name="T6">‘enviarCadastroDoador()’</text:span><text:span text:style-name="T3"> inteiro e coloque esse:</text:span></text:p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30">enviarCadastroDoador() {<text:line-break/> <text:s text:c="10"/></text:span><text:span text:style-name="T32">this</text:span><text:span text:style-name="T30">.v$.$touch();<text:line-break/> <text:s text:c="10"/></text:span><text:span text:style-name="T32">if</text:span><text:span text:style-name="T30"> (</text:span><text:span text:style-name="T32">this</text:span><text:span text:style-name="T30">.v$.$invalid) {<text:line-break/> <text:s text:c="14"/>alert(</text:span><text:span text:style-name="T33">"Há campos com valores inválidos! Tente novamente."</text:span><text:span text:style-name="T30">);<text:line-break/> <text:s text:c="10"/>} </text:span><text:span text:style-name="T32">else</text:span><text:span text:style-name="T30"> {<text:line-break/> <text:s text:c="14"/></text:span><text:span text:style-name="T32">let</text:span><text:span text:style-name="T30"> novoDoador = {<text:line-break/> <text:s text:c="18"/>nome: </text:span><text:span text:style-name="T32">this</text:span><text:span text:style-name="T30">.userData.nome,<text:line-break/> <text:s text:c="18"/>cpf: </text:span><text:span text:style-name="T32">this</text:span><text:span text:style-name="T30">.userData.cpf,<text:line-break/> <text:s text:c="18"/>contato: </text:span><text:span text:style-name="T32">this</text:span><text:span text:style-name="T30">.userData.contato,<text:line-break/> <text:s text:c="18"/>tipoSanguineo: </text:span><text:span text:style-name="T32">this</text:span><text:span text:style-name="T30">.userData.tipoSanguineo,<text:line-break/> <text:s text:c="18"/>rh: </text:span><text:span text:style-name="T32">this</text:span><text:span text:style-name="T30">.userData.rh<text:line-break/> <text:s text:c="14"/>}<text:line-break/> <text:s text:c="14"/></text:span><text:span text:style-name="T31">console</text:span><text:span text:style-name="T30">.log(</text:span><text:span text:style-name="T33">`Novo Doador: ${novoDoador}`</text:span><text:span text:style-name="T30">)<text:line-break/> <text:s text:c="14"/>DoadorService.cadastrarDoador(novoDoador)<text:line-break/> <text:s text:c="14"/>.then((response) =&gt; response.json())<text:line-break/> <text:s text:c="18"/>.then((data) =&gt; {<text:line-break/> <text:s text:c="22"/></text:span><text:span text:style-name="T34">// Aqui você pode processar a resposta do servidor</text:span><text:span text:style-name="T30"><text:line-break/> <text:s text:c="22"/></text:span><text:span text:style-name="T31">console</text:span><text:span text:style-name="T30">.log(data);<text:line-break/> <text:s text:c="18"/>});<text:line-break/> <text:s text:c="14"/>location.reload();<text:line-break/> <text:s text:c="10"/>}<text:line-break/> <text:s text:c="6"/>},</text:span></text:p>
          </table:table-cell>
        </table:table-row>
      </table:table>
      <text:p text:style-name="P12"/>
      <text:p text:style-name="P11"><text:span text:style-name="T3">Agora precisamos atender ao requisito da busca de doações por intervalo de data do nosso sistema.</text:span></text:p>
      <text:p text:style-name="P11"><text:span text:style-name="T3">Para isso, vamos criar o arquivo de busca de doações, ajustar algumas coisas na tela inicial e no arquivo de rotas.</text:span></text:p>
      <text:p text:style-name="P11"><text:span text:style-name="T3">Dentro da pasta components, crie o arquivo </text:span><text:span text:style-name="T6">BuscaDoacoes.vue</text:span><text:span text:style-name="T3">. Não vamos mexer nele por enquanto.</text:span></text:p>
      <text:p text:style-name="P11"><text:span text:style-name="T3">Agora voltando uma pasta, dentro da </text:span><text:span text:style-name="T6">src</text:span><text:span text:style-name="T3">, abra o arquivo </text:span><text:span text:style-name="T6">router.js</text:span><text:span text:style-name="T3">.</text:span></text:p>
      <text:p text:style-name="P12"/>
      <text:p text:style-name="P11"><text:span text:style-name="T3">Dentro da propriedade </text:span><text:span text:style-name="T6">routes</text:span><text:span text:style-name="T3">, vamos adicionar mais um caminho. Coloque a importação do componente da BuscaDoações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T32">import</text:span><text:span text:style-name="T30"> BuscaDoacoes </text:span><text:span text:style-name="T32">from</text:span><text:span text:style-name="T30"> </text:span><text:span text:style-name="T33">'./components/BuscaDoacoes.vue';</text:span></text:p>
          </table:table-cell>
        </table:table-row>
      </table:table>
      <text:p text:style-name="P12"/>
      <text:p text:style-name="P11"><text:span text:style-name="T3">E Substitua toda a propriedade routes por essa:</text:span></text:p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<text:span text:style-name="T30">const routes = [<text:line-break/> <text:s text:c="2"/>{<text:line-break/> <text:s text:c="6"/></text:span><text:span text:style-name="T31">path</text:span><text:span text:style-name="T30">: </text:span><text:span text:style-name="T33">'/'</text:span><text:span text:style-name="T30">,<text:line-break/> <text:s text:c="6"/>redirect: </text:span><text:span text:style-name="T33">'/telainicial'</text:span><text:span text:style-name="T30"><text:line-break/> <text:s text:c="2"/>},<text:line-break/> <text:s text:c="2"/>{<text:line-break/> <text:s text:c="6"/></text:span><text:span text:style-name="T31">path</text:span><text:span text:style-name="T30">: </text:span><text:span text:style-name="T33">'/telainicial'</text:span><text:span text:style-name="T30">,<text:line-break/> <text:s text:c="6"/></text:span><text:span text:style-name="T32">name</text:span><text:span text:style-name="T30">: </text:span><text:span text:style-name="T33">'TelaInicial'</text:span><text:span text:style-name="T30">,<text:line-break/> <text:s text:c="6"/>component: TelaInicial,<text:line-break/> <text:s text:c="2"/>},<text:line-break/> <text:s text:c="2"/>{<text:line-break/> <text:s text:c="6"/></text:span><text:span text:style-name="T31">path</text:span><text:span text:style-name="T30">: </text:span><text:span text:style-name="T33">'/cadastrodoador'</text:span><text:span text:style-name="T30">,<text:line-break/> <text:s text:c="6"/></text:span><text:span text:style-name="T32">name</text:span><text:span text:style-name="T30">: </text:span><text:span text:style-name="T33">'CadastroDoador'</text:span><text:span text:style-name="T30">,<text:line-break/> <text:s text:c="6"/>component: CadastroDoador,<text:line-break/> <text:s text:c="2"/>},<text:line-break/> <text:s text:c="2"/>{<text:line-break/> <text:s text:c="6"/></text:span><text:span text:style-name="T31">path</text:span><text:span text:style-name="T30">: </text:span><text:span text:style-name="T33">'/buscadoador'</text:span><text:span text:style-name="T30">,<text:line-break/> <text:s text:c="6"/></text:span><text:span text:style-name="T32">name</text:span><text:span text:style-name="T30">: </text:span><text:span text:style-name="T33">'BuscaDoador'</text:span><text:span text:style-name="T30">,<text:line-break/> <text:s text:c="6"/>component: BuscaDoador,<text:line-break/> <text:s text:c="2"/>},<text:line-break/> <text:s text:c="2"/>{<text:line-break/> <text:s text:c="6"/></text:span><text:span text:style-name="T31">path</text:span><text:span text:style-name="T30">: </text:span><text:span text:style-name="T33">'/buscadoacoes'</text:span><text:span text:style-name="T30">,<text:line-break/> <text:s text:c="6"/></text:span><text:span text:style-name="T32">name</text:span><text:span text:style-name="T30">: </text:span><text:span text:style-name="T33">'BuscaDoacoes'</text:span><text:span text:style-name="T30">,<text:line-break/> <text:s text:c="6"/>component: BuscaDoacoes<text:line-break/> <text:s text:c="2"/>},<text:line-break/>];</text:span></text:p>
          </table:table-cell>
        </table:table-row>
      </table:table>
      <text:p text:style-name="P9"><text:soft-page-break/></text:p>
      <text:p text:style-name="P8"><text:span text:style-name="T3">Feche o arquivo de rotas. Vamos agora editar a tela Inicial para habilitar a navegação para a funcionalidade de buscar doações. Navegue para </text:span><text:span text:style-name="T6">components/TelaInicial.vue</text:span><text:span text:style-name="T3"> e substitua a tag </text:span><text:span text:style-name="T4">template</text:span><text:span text:style-name="T3"> e a tag </text:span><text:span text:style-name="T4">style</text:span><text:span text:style-name="T3"> pelas seguintes:</text:span></text:p>
      <text:p text:style-name="P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<text:span text:style-name="T35">&lt;</text:span><text:span text:style-name="T36">template</text:span><text:span text:style-name="T35">&gt;</text:span><text:span text:style-name="T30"><text:line-break/> <text:s text:c="2"/></text:span><text:span text:style-name="T35">&lt;</text:span><text:span text:style-name="T36">header</text:span><text:span text:style-name="T35">&gt;&lt;/</text:span><text:span text:style-name="T36">header</text:span><text:span text:style-name="T35">&gt;</text:span><text:span text:style-name="T30"><text:line-break/><text:line-break/> <text:s text:c="2"/></text:span><text:span text:style-name="T35">&lt;</text:span><text:span text:style-name="T36">main</text:span><text:span text:style-name="T35">&gt;</text:span><text:span text:style-name="T30"><text:line-break/> <text:s text:c="6"/></text:span><text:span text:style-name="T35">&lt;</text:span><text:span text:style-name="T36">h1</text:span><text:span text:style-name="T35">&gt;</text:span><text:span text:style-name="T30">Menu Principal</text:span><text:span text:style-name="T35">&lt;/</text:span><text:span text:style-name="T36">h1</text:span><text:span text:style-name="T35">&gt;&lt;</text:span><text:span text:style-name="T36">br</text:span><text:span text:style-name="T35">&gt;</text:span><text:span text:style-name="T30"><text:line-break/> <text:s text:c="6"/></text:span><text:span text:style-name="T35">&lt;</text:span><text:span text:style-name="T36">nav</text:span><text:span text:style-name="T35">&gt;</text:span><text:span text:style-name="T30"><text:line-break/> <text:s text:c="10"/></text:span><text:span text:style-name="T35">&lt;</text:span><text:span text:style-name="T36">RouterLink</text:span><text:span text:style-name="T35"> to=</text:span><text:span text:style-name="T33">"/cadastrodoador"</text:span><text:span text:style-name="T35">&gt;</text:span><text:span text:style-name="T30">Cadastrar doadores</text:span><text:span text:style-name="T35">&lt;/</text:span><text:span text:style-name="T36">RouterLink</text:span><text:span text:style-name="T35">&gt;</text:span><text:span text:style-name="T30"> |<text:line-break/> <text:s text:c="10"/></text:span><text:span text:style-name="T35">&lt;</text:span><text:span text:style-name="T36">RouterLink</text:span><text:span text:style-name="T35"> to=</text:span><text:span text:style-name="T33">"/buscadoador"</text:span><text:span text:style-name="T35">&gt;</text:span><text:span text:style-name="T30">Gerenciar Doadores e Doações</text:span><text:span text:style-name="T35">&lt;/</text:span><text:span text:style-name="T36">RouterLink</text:span><text:span text:style-name="T35">&gt;</text:span><text:span text:style-name="T30"> |<text:line-break/> <text:s text:c="10"/></text:span><text:span text:style-name="T35">&lt;</text:span><text:span text:style-name="T36">RouterLink</text:span><text:span text:style-name="T35"> to=</text:span><text:span text:style-name="T33">"/buscadoacoes"</text:span><text:span text:style-name="T35">&gt;</text:span><text:span text:style-name="T30">Buscar Doações por Data</text:span><text:span text:style-name="T35">&lt;/</text:span><text:span text:style-name="T36">RouterLink</text:span><text:span text:style-name="T35">&gt;</text:span><text:span text:style-name="T30"><text:line-break/> <text:s text:c="6"/></text:span><text:span text:style-name="T35">&lt;/</text:span><text:span text:style-name="T36">nav</text:span><text:span text:style-name="T35">&gt;</text:span><text:span text:style-name="T30"><text:line-break/> <text:s text:c="2"/></text:span><text:span text:style-name="T35">&lt;/</text:span><text:span text:style-name="T36">main</text:span><text:span text:style-name="T35">&gt;</text:span><text:span text:style-name="T30"><text:line-break/></text:span><text:span text:style-name="T35">&lt;/</text:span><text:span text:style-name="T36">template</text:span><text:span text:style-name="T35">&gt;</text:span><text:span text:style-name="T30"><text:line-break/><text:line-break/></text:span><text:span text:style-name="T35">&lt;</text:span><text:span text:style-name="T36">style</text:span><text:span text:style-name="T35"> scoped&gt;</text:span><text:span text:style-name="T30"><text:line-break/>* {<text:line-break/> <text:s text:c="2"/></text:span><text:span text:style-name="T31">margin</text:span><text:span text:style-name="T30">: </text:span><text:span text:style-name="T39">5px</text:span><text:span text:style-name="T30">;<text:line-break/> <text:s text:c="2"/></text:span><text:span text:style-name="T31">padding</text:span><text:span text:style-name="T30">: </text:span><text:span text:style-name="T39">1px</text:span><text:span text:style-name="T30">;<text:line-break/> <text:s text:c="2"/></text:span><text:span text:style-name="T31">box-sizing</text:span><text:span text:style-name="T30">: border-box;<text:line-break/> <text:s text:c="2"/></text:span><text:span text:style-name="T31">font-family</text:span><text:span text:style-name="T30">: Arial, Helvetica, sans-serif;<text:line-break/> <text:s text:c="2"/></text:span><text:span text:style-name="T34">/* align-items: center; */</text:span><text:span text:style-name="T30"><text:line-break/> <text:s text:c="2"/></text:span><text:span text:style-name="T31">text-align</text:span><text:span text:style-name="T30">: center;<text:line-break/> <text:s text:c="2"/></text:span><text:span text:style-name="T31">background-color</text:span><text:span text:style-name="T30">: lightblue;<text:line-break/>}<text:line-break/></text:span><text:span text:style-name="T35">&lt;/</text:span><text:span text:style-name="T36">style</text:span><text:span text:style-name="T35">&gt;</text:span></text:p>
          </table:table-cell>
        </table:table-row>
      </table:table>
      <text:p text:style-name="P9"/>
      <text:p text:style-name="P8"><text:span text:style-name="T3">Agora teremos uma forma de acessar a página de busca de doações!</text:span></text:p>
      <text:p text:style-name="P9"/>
      <text:p text:style-name="P8"><text:span text:style-name="T3">Vamos trabalhar agora no arquivo de BuscaDoacoes (para buscar doacoes por data):</text:span></text:p>
      <text:p text:style-name="P8"><text:span text:style-name="T3">Abra novamente a pasta de </text:span><text:span text:style-name="T6">components</text:span><text:span text:style-name="T3"> dentro da pasta </text:span><text:span text:style-name="T6">src</text:span><text:span text:style-name="T3"> e insira esse código dentro do arquivo que criamos chamado </text:span><text:span text:style-name="T6">BuscaDoacoes.vue:</text:span></text:p>
      <text:p text:style-name="P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<text:span text:style-name="T35">&lt;</text:span><text:span text:style-name="T36">script</text:span><text:span text:style-name="T35">&gt;</text:span><text:span text:style-name="T30"><text:line-break/></text:span><text:span text:style-name="T32">import</text:span><text:span text:style-name="T30"> useVuelidate </text:span><text:span text:style-name="T32">from</text:span><text:span text:style-name="T30"> </text:span><text:span text:style-name="T33">'@vuelidate/core'</text:span><text:span text:style-name="T30">;<text:line-break/></text:span><text:span text:style-name="T32">import</text:span><text:span text:style-name="T30"> DoacaoService </text:span><text:span text:style-name="T32">from</text:span><text:span text:style-name="T30"> </text:span><text:span text:style-name="T33">'@/services/DoacaoService'</text:span><text:span text:style-name="T30">;<text:line-break/></text:span><text:span text:style-name="T32">import</text:span><text:span text:style-name="T30"> { required } </text:span><text:span text:style-name="T32">from</text:span><text:span text:style-name="T30"> </text:span><text:span text:style-name="T33">'@vuelidate/validators'</text:span><text:span text:style-name="T30">;<text:line-break/><text:line-break/></text:span><text:span text:style-name="T32">export</text:span><text:span text:style-name="T30"> </text:span><text:span text:style-name="T32">default</text:span><text:span text:style-name="T30"> {<text:line-break/> <text:s text:c="2"/>name: </text:span><text:span text:style-name="T33">"BuscaDoacoes"</text:span><text:span text:style-name="T30">,<text:line-break/> <text:s text:c="2"/>setup() {<text:line-break/> <text:s text:c="6"/></text:span><text:span text:style-name="T32">return</text:span><text:span text:style-name="T30"> { v$: useVuelidate() };<text:line-break/> <text:s text:c="2"/>},<text:line-break/> <text:s text:c="2"/>data() {<text:line-break/> <text:s text:c="6"/></text:span><text:span text:style-name="T32">return</text:span><text:span text:style-name="T30"> {<text:line-break/> <text:s text:c="10"/>buscou: </text:span><text:span text:style-name="T32">false</text:span><text:span text:style-name="T30">,<text:line-break/> <text:s text:c="10"/>buscou_por_data: </text:span><text:span text:style-name="T32">false</text:span><text:span text:style-name="T30">,<text:line-break/> <text:s text:c="10"/>dataRange: {<text:line-break/> <text:s text:c="14"/>dataInicio: </text:span><text:span text:style-name="T33">""</text:span><text:span text:style-name="T30">,<text:line-break/> <text:s text:c="14"/>dataFim: </text:span><text:span text:style-name="T33">""</text:span><text:span text:style-name="T30"><text:line-break/> <text:s text:c="10"/>},<text:line-break/> <text:s text:c="10"/>doacoesBuscadas: </text:span><text:span text:style-name="T31">Object</text:span><text:span text:style-name="T30">,<text:line-break/> <text:s text:c="6"/>};<text:line-break/> <text:s text:c="2"/>},<text:line-break/> <text:s text:c="2"/>validations: {<text:line-break/> <text:s text:c="6"/>dataRange: {<text:line-break/> <text:s text:c="10"/>dataInicio: { required },<text:line-break/> <text:s text:c="10"/>dataFim: { required },<text:line-break/> <text:s text:c="6"/>}<text:line-break/> <text:s text:c="2"/>},<text:line-break/> <text:s text:c="2"/>methods: {<text:line-break/> <text:s text:c="6"/>enviarBuscaPorData() {<text:line-break/> <text:s text:c="10"/></text:span><text:span text:style-name="T32">this</text:span><text:span text:style-name="T30">.v$.$touch();<text:line-break/> <text:s text:c="10"/></text:span><text:span text:style-name="T32">if</text:span><text:span text:style-name="T30"> (</text:span><text:span text:style-name="T32">this</text:span><text:span text:style-name="T30">.v$.$invalid) {<text:line-break/> <text:s text:c="14"/>alert(</text:span><text:span text:style-name="T33">"Preencha as datas para realizar a busca! Tente novamente."</text:span><text:span text:style-name="T30">)<text:line-break/> <text:s text:c="10"/>} </text:span><text:span text:style-name="T32">else</text:span><text:span text:style-name="T30"> {<text:line-break/> <text:s text:c="14"/>DoacaoService.buscarDoacoesByFilter(</text:span><text:span text:style-name="T32">this</text:span><text:span text:style-name="T30">.dataRange).then(data =&gt; {<text:line-break/> <text:s text:c="14"/></text:span><text:span text:style-name="T32">this</text:span><text:span text:style-name="T30">.doacoesBuscadas = data;<text:line-break/> <text:s text:c="14"/></text:span><text:span text:style-name="T32">this</text:span><text:span text:style-name="T30">.buscou = </text:span><text:span text:style-name="T32">true</text:span><text:span text:style-name="T30">;<text:line-break/> <text:s text:c="10"/>});<text:line-break/> <text:s text:c="10"/>}<text:line-break/> <text:s text:c="6"/>},<text:line-break/> <text:s text:c="6"/>goToTelaInicial() {<text:line-break/> <text:s text:c="10"/></text:span><text:span text:style-name="T32">this</text:span><text:span text:style-name="T30">.$router.push(</text:span><text:span text:style-name="T33">'/telainicial'</text:span><text:span text:style-name="T30">);<text:line-break/> <text:s text:c="6"/>}<text:line-break/> <text:s text:c="2"/>}<text:line-break/>}<text:line-break/><text:line-break/><text:line-break/></text:span><text:span text:style-name="T35">&lt;/</text:span><text:span text:style-name="T36">script</text:span><text:span text:style-name="T35">&gt;</text:span><text:span text:style-name="T30"><text:line-break/><text:line-break/></text:span><text:span text:style-name="T35">&lt;</text:span><text:span text:style-name="T36">template</text:span><text:span text:style-name="T35">&gt;</text:span><text:span text:style-name="T30"><text:line-break/> <text:s text:c="2"/></text:span><text:span text:style-name="T35">&lt;</text:span><text:span text:style-name="T36">button</text:span><text:span text:style-name="T35"> @click=</text:span><text:span text:style-name="T33">"goToTelaInicial"</text:span><text:span text:style-name="T35"> class=</text:span><text:span text:style-name="T33">"button"</text:span><text:span text:style-name="T35">&gt;</text:span><text:span text:style-name="T30">Voltar</text:span><text:span text:style-name="T35">&lt;/</text:span><text:span text:style-name="T36">button</text:span><text:span text:style-name="T35">&gt;</text:span><text:span text:style-name="T30"><text:line-break/> <text:s text:c="2"/></text:span><text:span text:style-name="T35">&lt;</text:span><text:span text:style-name="T36">div</text:span><text:span text:style-name="T35"> class=</text:span><text:span text:style-name="T33">"doacoes-buscadas"</text:span><text:span text:style-name="T35">&gt;</text:span><text:span text:style-name="T30"><text:line-break/> <text:s text:c="6"/></text:span><text:span text:style-name="T35">&lt;</text:span><text:span text:style-name="T36">h2</text:span><text:span text:style-name="T35">&gt;</text:span><text:span text:style-name="T30"> Lista de Doações por Intervalo de Data </text:span><text:span text:style-name="T35">&lt;/</text:span><text:span text:style-name="T36">h2</text:span><text:span text:style-name="T35">&gt;</text:span><text:span text:style-name="T30"><text:line-break/> <text:s text:c="6"/></text:span><text:span text:style-name="T35">&lt;</text:span><text:span text:style-name="T36">form</text:span><text:span text:style-name="T35"> @submit.prevent=</text:span><text:span text:style-name="T33">"enviarBuscaPorData()"</text:span><text:span text:style-name="T35">&gt;</text:span><text:span text:style-name="T30"><text:line-break/> <text:s text:c="10"/></text:span><text:span text:style-name="T35">&lt;</text:span><text:span text:style-name="T36">fieldset</text:span><text:span text:style-name="T35">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dataInicial"</text:span><text:span text:style-name="T35">&gt;</text:span><text:span text:style-name="T30">Data Inicial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dataRange.dataInicio"</text:span><text:span text:style-name="T35"> type=</text:span><text:span text:style-name="T33">"date"</text:span><text:span text:style-name="T35"> id=</text:span><text:span text:style-name="T33">"dataInicial"</text:span><text:span text:style-name="T35"> placeholder=</text:span><text:span text:style-name="T33">"Insira uma data inicial"</text:span><text:span text:style-name="T35"> autofocus&gt;</text:span><text:span text:style-name="T30"> </text:span><text:span text:style-name="T35">&lt;</text:span><text:span text:style-name="T36">br</text:span><text:span text:style-name="T35">&gt;</text:span><text:span text:style-name="T30"><text:line-break/> <text:s text:c="14"/></text:span><text:span text:style-name="T35">&lt;</text:span><text:span text:style-name="T36">label</text:span><text:span text:style-name="T35"> id=</text:span><text:span text:style-name="T33">"erro"</text:span><text:span text:style-name="T35"> v-if=</text:span><text:span text:style-name="T33">"v$.dataRange.dataInicio.$error"</text:span><text:span text:style-name="T35">&gt;</text:span><text:span text:style-name="T30">Este é um campo obrigatório!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br</text:span><text:span text:style-name="T35">&gt;</text:span><text:span text:style-name="T30"><text:line-break/> <text:s text:c="14"/></text:span><text:span text:style-name="T35">&lt;</text:span><text:span text:style-name="T36">label</text:span><text:span text:style-name="T35"> for=</text:span><text:span text:style-name="T33">"dataFinal"</text:span><text:span text:style-name="T35">&gt;</text:span><text:span text:style-name="T30">Data Final:</text:span><text:span text:style-name="T35">&lt;/</text:span><text:span text:style-name="T36">label</text:span><text:span text:style-name="T35">&gt;</text:span><text:span text:style-name="T30"><text:line-break/> <text:s text:c="14"/></text:span><text:span text:style-name="T35">&lt;</text:span><text:span text:style-name="T36">input</text:span><text:span text:style-name="T35"> v-model=</text:span><text:span text:style-name="T33">"dataRange.dataFim"</text:span><text:span text:style-name="T35"> type=</text:span><text:span text:style-name="T33">"date"</text:span><text:span text:style-name="T35"> id=</text:span><text:span text:style-name="T33">"dataFinal"</text:span><text:span text:style-name="T35"> placeholder=</text:span><text:span text:style-name="T33">"Insira uma data final"</text:span><text:span text:style-name="T35"> autofocus&gt;</text:span><text:span text:style-name="T30"> </text:span><text:span text:style-name="T35">&lt;</text:span><text:span text:style-name="T36">br</text:span><text:span text:style-name="T35">&gt;</text:span><text:span text:style-name="T30"><text:line-break/> <text:s text:c="14"/></text:span><text:span text:style-name="T35">&lt;</text:span><text:span text:style-name="T36">label</text:span><text:span text:style-name="T35"> id=</text:span><text:span text:style-name="T33">"erro"</text:span><text:span text:style-name="T35"> v-if=</text:span><text:span text:style-name="T33">"v$.dataRange.dataFim.$error"</text:span><text:span text:style-name="T35">&gt;</text:span><text:span text:style-name="T30">Este é um campo obrigatório!</text:span><text:span text:style-name="T35">&lt;/</text:span><text:span text:style-name="T36">label</text:span><text:span text:style-name="T35">&gt;&lt;</text:span><text:span text:style-name="T36">br</text:span><text:span text:style-name="T35"> /&gt;</text:span><text:span text:style-name="T30"><text:line-break/> <text:s text:c="14"/></text:span><text:span text:style-name="T35">&lt;</text:span><text:span text:style-name="T36">br</text:span><text:span text:style-name="T35">&gt;</text:span><text:span text:style-name="T30"><text:line-break/> <text:s text:c="14"/></text:span><text:span text:style-name="T35">&lt;</text:span><text:span text:style-name="T36">button</text:span><text:span text:style-name="T35"> type=</text:span><text:span text:style-name="T33">"submit"</text:span><text:span text:style-name="T35"> class=</text:span><text:span text:style-name="T33">"button"</text:span><text:span text:style-name="T35">&gt;</text:span><text:span text:style-name="T30">Buscar</text:span><text:span text:style-name="T35">&lt;/</text:span><text:span text:style-name="T36">button</text:span><text:span text:style-name="T35">&gt;</text:span><text:span text:style-name="T30"><text:line-break/> <text:s text:c="10"/></text:span><text:span text:style-name="T35">&lt;/</text:span><text:span text:style-name="T36">fieldset</text:span><text:span text:style-name="T35">&gt;</text:span><text:span text:style-name="T30"><text:line-break/> <text:s text:c="6"/></text:span><text:span text:style-name="T35">&lt;/</text:span><text:span text:style-name="T36">form</text:span><text:span text:style-name="T35">&gt;</text:span><text:span text:style-name="T30"><text:line-break/> <text:s text:c="5"/></text:span><text:span text:style-name="T35">&lt;</text:span><text:span text:style-name="T36">div</text:span><text:span text:style-name="T35"> v-if=</text:span><text:span text:style-name="T33">"buscou"</text:span><text:span text:style-name="T35">&gt;</text:span><text:span text:style-name="T30"><text:line-break/> <text:s text:c="5"/></text:span><text:span text:style-name="T35">&lt;</text:span><text:span text:style-name="T36">table</text:span><text:span text:style-name="T35"> border=</text:span><text:span text:style-name="T33">"1"</text:span><text:span text:style-name="T35"> class=</text:span><text:span text:style-name="T33">"lista"</text:span><text:span text:style-name="T35">&gt;</text:span><text:span text:style-name="T30"><text:line-break/> <text:s text:c="6"/></text:span><text:span text:style-name="T35">&lt;</text:span><text:span text:style-name="T36">thead</text:span><text:span text:style-name="T35">&gt;</text:span><text:span text:style-name="T30"><text:line-break/> <text:s text:c="10"/></text:span><text:span text:style-name="T35">&lt;</text:span><text:span text:style-name="T36">tr</text:span><text:span text:style-name="T35">&gt;</text:span><text:span text:style-name="T30"><text:line-break/> <text:s text:c="14"/></text:span><text:span text:style-name="T35">&lt;</text:span><text:span text:style-name="T36">th</text:span><text:span text:style-name="T35">&gt;</text:span><text:span text:style-name="T30">Codigo</text:span><text:span text:style-name="T35">&lt;/</text:span><text:span text:style-name="T36">th</text:span><text:span text:style-name="T35">&gt;</text:span><text:span text:style-name="T30"><text:line-break/> <text:s text:c="14"/></text:span><text:span text:style-name="T35">&lt;</text:span><text:span text:style-name="T36">th</text:span><text:span text:style-name="T35">&gt;</text:span><text:span text:style-name="T30">Data</text:span><text:span text:style-name="T35">&lt;/</text:span><text:span text:style-name="T36">th</text:span><text:span text:style-name="T35">&gt;</text:span><text:span text:style-name="T30"><text:line-break/> <text:s text:c="14"/></text:span><text:span text:style-name="T35">&lt;</text:span><text:span text:style-name="T36">th</text:span><text:span text:style-name="T35">&gt;</text:span><text:span text:style-name="T30">Hora</text:span><text:span text:style-name="T35">&lt;/</text:span><text:span text:style-name="T36">th</text:span><text:span text:style-name="T35">&gt;</text:span><text:span text:style-name="T30"><text:line-break/> <text:s text:c="14"/></text:span><text:span text:style-name="T35">&lt;</text:span><text:span text:style-name="T36">th</text:span><text:span text:style-name="T35">&gt;</text:span><text:span text:style-name="T30">Volume</text:span><text:span text:style-name="T35">&lt;/</text:span><text:span text:style-name="T36">th</text:span><text:span text:style-name="T35">&gt;</text:span><text:span text:style-name="T30"><text:line-break/> <text:s text:c="14"/></text:span><text:span text:style-name="T35">&lt;</text:span><text:span text:style-name="T36">th</text:span><text:span text:style-name="T35">&gt;</text:span><text:span text:style-name="T30">Doador</text:span><text:span text:style-name="T35">&lt;/</text:span><text:span text:style-name="T36">th</text:span><text:span text:style-name="T35">&gt;</text:span><text:span text:style-name="T30"><text:line-break/> <text:s text:c="10"/></text:span><text:span text:style-name="T35">&lt;/</text:span><text:span text:style-name="T36">tr</text:span><text:span text:style-name="T35">&gt;</text:span><text:span text:style-name="T30"><text:line-break/> <text:s text:c="6"/></text:span><text:span text:style-name="T35">&lt;/</text:span><text:span text:style-name="T36">thead</text:span><text:span text:style-name="T35">&gt;</text:span><text:span text:style-name="T30"><text:line-break/> <text:s text:c="6"/></text:span><text:span text:style-name="T35">&lt;</text:span><text:span text:style-name="T36">tbody</text:span><text:span text:style-name="T35">&gt;</text:span><text:span text:style-name="T30"><text:line-break/> <text:s text:c="6"/></text:span><text:span text:style-name="T35">&lt;</text:span><text:span text:style-name="T36">tr</text:span><text:span text:style-name="T35"> v-for=</text:span><text:span text:style-name="T33">"item in doacoesBuscadas"</text:span><text:span text:style-name="T35"> :key=</text:span><text:span text:style-name="T33">"item.codigo"</text:span><text:span text:style-name="T35">&gt;</text:span><text:span text:style-name="T30"><text:line-break/> <text:s text:c="10"/></text:span><text:span text:style-name="T35">&lt;</text:span><text:span text:style-name="T36">td</text:span><text:span text:style-name="T35"> class=</text:span><text:span text:style-name="T33">"codigo-col"</text:span><text:span text:style-name="T35">&gt;</text:span><text:span text:style-name="T37">{{ item.codigo }}</text:span><text:span text:style-name="T35">&lt;/</text:span><text:span text:style-name="T36">td</text:span><text:span text:style-name="T35">&gt;</text:span><text:span text:style-name="T30"><text:line-break/> <text:s text:c="10"/></text:span><text:span text:style-name="T35">&lt;</text:span><text:span text:style-name="T36">td</text:span><text:span text:style-name="T35">&gt;</text:span><text:span text:style-name="T37">{{ item.data }}</text:span><text:span text:style-name="T35">&lt;/</text:span><text:span text:style-name="T36">td</text:span><text:span text:style-name="T35">&gt;</text:span><text:span text:style-name="T30"><text:line-break/> <text:s text:c="10"/></text:span><text:span text:style-name="T35">&lt;</text:span><text:span text:style-name="T36">td</text:span><text:span text:style-name="T35">&gt;</text:span><text:span text:style-name="T37">{{ item.hora }}</text:span><text:span text:style-name="T35">&lt;/</text:span><text:span text:style-name="T36">td</text:span><text:span text:style-name="T35">&gt;</text:span><text:span text:style-name="T30"><text:line-break/> <text:s text:c="10"/></text:span><text:span text:style-name="T35">&lt;</text:span><text:span text:style-name="T36">td</text:span><text:span text:style-name="T35">&gt;</text:span><text:span text:style-name="T37">{{ item.volume }}</text:span><text:span text:style-name="T35">&lt;/</text:span><text:span text:style-name="T36">td</text:span><text:span text:style-name="T35">&gt;</text:span><text:span text:style-name="T30"><text:line-break/> <text:s text:c="10"/></text:span><text:span text:style-name="T35">&lt;</text:span><text:span text:style-name="T36">td</text:span><text:span text:style-name="T35">&gt;</text:span><text:span text:style-name="T37">{{ item.doador.nome }}</text:span><text:span text:style-name="T35">&lt;/</text:span><text:span text:style-name="T36">td</text:span><text:span text:style-name="T35">&gt;</text:span><text:span text:style-name="T30"><text:line-break/> <text:s text:c="6"/></text:span><text:span text:style-name="T35">&lt;/</text:span><text:span text:style-name="T36">tr</text:span><text:span text:style-name="T35">&gt;</text:span><text:span text:style-name="T30"><text:line-break/> <text:s text:c="6"/></text:span><text:span text:style-name="T35">&lt;/</text:span><text:span text:style-name="T36">tbody</text:span><text:span text:style-name="T35">&gt;</text:span><text:span text:style-name="T30"><text:line-break/> <text:s text:c="5"/></text:span><text:span text:style-name="T35">&lt;/</text:span><text:span text:style-name="T36">table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 <text:s text:c="2"/></text:span><text:span text:style-name="T35">&lt;/</text:span><text:span text:style-name="T36">div</text:span><text:span text:style-name="T35">&gt;</text:span><text:span text:style-name="T30"><text:line-break/></text:span><text:span text:style-name="T35">&lt;/</text:span><text:span text:style-name="T36">template</text:span><text:span text:style-name="T35">&gt;</text:span><text:span text:style-name="T30"><text:line-break/><text:line-break/></text:span><text:span text:style-name="T35">&lt;</text:span><text:span text:style-name="T36">style</text:span><text:span text:style-name="T35"> lang=</text:span><text:span text:style-name="T33">"scss"</text:span><text:span text:style-name="T35"> scoped&gt;</text:span><text:span text:style-name="T30"><text:line-break/><text:line-break/>.doacoes-buscadas {<text:line-break/> <text:s text:c="2"/>display: flex;<text:line-break/> <text:s text:c="2"/>align-items: center;<text:line-break/> <text:s text:c="2"/>flex-direction: column;<text:line-break/><text:line-break/> <text:s text:c="2"/>input {<text:line-break/> <text:s text:c="6"/>min-width: 20vmin;<text:line-break/> <text:s text:c="2"/>}<text:line-break/>}<text:line-break/><text:line-break/>fieldset {<text:line-break/> <text:s text:c="2"/>display: flex;<text:line-break/> <text:s text:c="2"/>flex-direction: column;<text:line-break/> <text:s text:c="2"/>align-items: center;<text:line-break/> <text:s text:c="2"/>background-color: lightblue;<text:line-break/>}<text:line-break/><text:line-break/>#erro {<text:line-break/> <text:s text:c="2"/>color: red;<text:line-break/> <text:s text:c="2"/>font-style: italic;<text:line-break/>}<text:line-break/><text:line-break/>.lista {<text:line-break/> <text:s text:c="2"/>background-color: lightblue;<text:line-break/> <text:s text:c="2"/>border-collapse: collapse;<text:line-break/> <text:s text:c="2"/>text-align: center;<text:line-break/> <text:s text:c="2"/>/* Centraliza o texto dentro das células */<text:line-break/>}<text:line-break/><text:line-break/>.lista th,<text:line-break/>.lista td {<text:line-break/> <text:s text:c="2"/>padding: 8px;<text:line-break/> <text:s text:c="2"/>vertical-align: middle;<text:line-break/>}<text:line-break/><text:line-break/>.lista th {<text:line-break/> <text:s text:c="2"/>background-color: lightblue;<text:line-break/> <text:s text:c="2"/>font-weight: bold;<text:line-break/>}<text:line-break/><text:line-break/>.codigo-col {<text:line-break/> <text:s text:c="2"/>background-color: lightblue;<text:line-break/> <text:s text:c="2"/>font-weight: bold;<text:line-break/>}<text:line-break/><text:line-break/>.button {<text:line-break/> <text:s text:c="2"/>padding: 10px;<text:line-break/> <text:s text:c="2"/>font-size: medium;<text:line-break/> <text:s text:c="2"/>border-style: solid;<text:line-break/> <text:s text:c="2"/>border-width: 1px;<text:line-break/>}<text:line-break/></text:span><text:span text:style-name="T35">&lt;/</text:span><text:span text:style-name="T36">style</text:span><text:span text:style-name="T35">&gt;</text:span></text:p>
          </table:table-cell>
        </table:table-row>
      </table:table>
      <text:p text:style-name="P9"/>
      <text:p text:style-name="P8"><text:span text:style-name="T3">Dessa forma finalizamos os requisitos básicos do nosso sistema!</text:span></text:p>
      <text:p text:style-name="P8"><text:span text:style-name="T4">Para testar, lembre-se de primeiro ativar o container do banco de dados postgres (deixar ele rodando), e inicializar o back-end do projeto-nest usando “npm run start:dev” e inicializar o front-end utilizando “npm run dev”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25" meta:paragraph-count="383" meta:word-count="3845" meta:character-count="41954" meta:non-whitespace-character-count="30522"/>
    <meta:generator>LibreOfficeDev/6.0.5.2$Linux_X86_64 LibreOffice_project/</meta:generator>
  </office:meta>
</office:document-meta>
</file>